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1160000010465825C8C4A7888BE.png" manifest:media-type="image/png"/>
  <manifest:file-entry manifest:full-path="Pictures/10000201000000ED000000CD2A44FF878BDF4F80.png" manifest:media-type="image/png"/>
  <manifest:file-entry manifest:full-path="Pictures/100002010000012E0000011093D9E77C3E9B590F.png" manifest:media-type="image/png"/>
  <manifest:file-entry manifest:full-path="Pictures/100002010000005F000000A155F507F2DF389368.png" manifest:media-type="image/png"/>
  <manifest:file-entry manifest:full-path="Pictures/100002010000012F00000037B95768E191217375.png" manifest:media-type="image/png"/>
  <manifest:file-entry manifest:full-path="Pictures/10000201000000B8000000B526E532E3CE31970E.png" manifest:media-type="image/png"/>
  <manifest:file-entry manifest:full-path="Pictures/10000201000000C90000005A109ED008A39EEA43.png" manifest:media-type="image/png"/>
  <manifest:file-entry manifest:full-path="Pictures/10000201000000C900000060F55C0DA7D1AD5F9A.png" manifest:media-type="image/png"/>
  <manifest:file-entry manifest:full-path="Pictures/10000201000000C70000007A7B51BF483FE87EC6.png" manifest:media-type="image/png"/>
  <manifest:file-entry manifest:full-path="Pictures/10000201000000210000001BFD34705DA3CD0664.png" manifest:media-type="image/png"/>
  <manifest:file-entry manifest:full-path="Pictures/10000201000000C70000005F27B41B1349D7348D.png" manifest:media-type="image/png"/>
  <manifest:file-entry manifest:full-path="Pictures/10000201000000C800000079D2DD27AE9EA96721.png" manifest:media-type="image/png"/>
  <manifest:file-entry manifest:full-path="Pictures/10000201000000C70000004C5D30ED241788F4F0.png" manifest:media-type="image/png"/>
  <manifest:file-entry manifest:full-path="Pictures/100002010000010700000165C806B0231FBABFB0.png" manifest:media-type="image/png"/>
  <manifest:file-entry manifest:full-path="Pictures/10000201000000750000007D141B733D5D3A5B7E.png" manifest:media-type="image/png"/>
  <manifest:file-entry manifest:full-path="Pictures/100002010000002A000000233EFCA409784E1843.png" manifest:media-type="image/png"/>
  <manifest:file-entry manifest:full-path="Pictures/1000020100000125000001234D922CB70964FEEA.png" manifest:media-type="image/png"/>
  <manifest:file-entry manifest:full-path="Pictures/10000201000001520000007BE12C285D81147B2E.png" manifest:media-type="image/png"/>
  <manifest:file-entry manifest:full-path="Pictures/10000000000000DC0000007C4BAF15892E75B338.jpg" manifest:media-type="image/jpeg"/>
  <manifest:file-entry manifest:full-path="Pictures/10000201000000F00000001A99DD360279640316.png" manifest:media-type="image/png"/>
  <manifest:file-entry manifest:full-path="Pictures/100002010000011200000018B733CA3484902128.png" manifest:media-type="image/png"/>
  <manifest:file-entry manifest:full-path="Pictures/10000201000000C8000000607F927D42F10C3055.png" manifest:media-type="image/png"/>
  <manifest:file-entry manifest:full-path="Pictures/10000201000000CB0000017A329165BAD5DAFD42.png" manifest:media-type="image/png"/>
  <manifest:file-entry manifest:full-path="Pictures/10000201000000F3000000ED60945644EA7CDF29.png" manifest:media-type="image/png"/>
  <manifest:file-entry manifest:full-path="Pictures/100002010000011D000000CCED9C545064DD9369.png" manifest:media-type="image/png"/>
  <manifest:file-entry manifest:full-path="Pictures/10000201000000C600000062A16C3FBE610EBD2D.png" manifest:media-type="image/png"/>
  <manifest:file-entry manifest:full-path="Pictures/1000020100000073000000C99818260AF43E1AC3.png" manifest:media-type="image/png"/>
  <manifest:file-entry manifest:full-path="Pictures/10000201000001200000012885AEB13CDCB6459C.png" manifest:media-type="image/png"/>
  <manifest:file-entry manifest:full-path="Pictures/10000201000000FF0000010D4385B79BBC1B8777.png" manifest:media-type="image/png"/>
  <manifest:file-entry manifest:full-path="Pictures/10000201000001180000009178FCCAFE7EBB123E.png" manifest:media-type="image/png"/>
  <manifest:file-entry manifest:full-path="Pictures/100002010000011500000072C00FF72AD5610C15.png" manifest:media-type="image/png"/>
  <manifest:file-entry manifest:full-path="Pictures/100002010000002A0000002369B35881DC5C2FEC.png" manifest:media-type="image/png"/>
  <manifest:file-entry manifest:full-path="Pictures/100002010000013E0000011A56FA4F41290BC3E7.png" manifest:media-type="image/png"/>
  <manifest:file-entry manifest:full-path="Pictures/100002010000015000000103D55285A8FA282988.png" manifest:media-type="image/png"/>
  <manifest:file-entry manifest:full-path="Pictures/100002010000007800000018B25A609CE614E096.png" manifest:media-type="image/png"/>
  <manifest:file-entry manifest:full-path="Pictures/1000020100000121000000F346AC5DAD28668CEF.png" manifest:media-type="image/png"/>
  <manifest:file-entry manifest:full-path="Pictures/10000201000000AB0000001D62E575E8DACCB501.png" manifest:media-type="image/png"/>
  <manifest:file-entry manifest:full-path="Pictures/10000201000000C80000008D8D49368EB1DA6731.png" manifest:media-type="image/png"/>
  <manifest:file-entry manifest:full-path="Pictures/100002010000012F000000CC70589F859484EA49.png" manifest:media-type="image/png"/>
  <manifest:file-entry manifest:full-path="Pictures/10000201000001190000007E37AF735497770635.png" manifest:media-type="image/png"/>
  <manifest:file-entry manifest:full-path="Pictures/10000201000000C600000049D6673127DD92A544.png" manifest:media-type="image/png"/>
  <manifest:file-entry manifest:full-path="Pictures/10000000000000FF00000067CDBC07E25DB7896B.jpg" manifest:media-type="image/jpeg"/>
  <manifest:file-entry manifest:full-path="Pictures/10000201000000E400000063B8D62A2AA807C0C1.png" manifest:media-type="image/png"/>
  <manifest:file-entry manifest:full-path="Pictures/100002010000010A0000010000567F30FDDF5A3B.png" manifest:media-type="image/png"/>
  <manifest:file-entry manifest:full-path="Pictures/100002010000008F000000176696AD882708D890.png" manifest:media-type="image/png"/>
  <manifest:file-entry manifest:full-path="Pictures/100002010000012E00000100F7C915CC6DB927BD.png" manifest:media-type="image/png"/>
  <manifest:file-entry manifest:full-path="Pictures/10000201000000C80000005E9D9B206CAEC357B7.png" manifest:media-type="image/png"/>
  <manifest:file-entry manifest:full-path="Pictures/10000201000001190000015186083504FD0F8AF7.png" manifest:media-type="image/png"/>
  <manifest:file-entry manifest:full-path="Pictures/100002010000011A00000091E77F6CC1C72BA6E9.png" manifest:media-type="image/png"/>
  <manifest:file-entry manifest:full-path="Pictures/1000020100000087000000A83D1AF02EBE783EB5.png" manifest:media-type="image/png"/>
  <manifest:file-entry manifest:full-path="Pictures/10000201000000F9000000F9DE3D5BBBBC720543.png" manifest:media-type="image/png"/>
  <manifest:file-entry manifest:full-path="Pictures/100002010000008900000093ED3B300BB6EAC9C2.png" manifest:media-type="image/png"/>
  <manifest:file-entry manifest:full-path="Pictures/10000201000000C70000005F6A6FF37A542A5935.png" manifest:media-type="image/png"/>
  <manifest:file-entry manifest:full-path="Pictures/10000201000000C7000000D7425F4ECD9CA0B4E2.png" manifest:media-type="image/png"/>
  <manifest:file-entry manifest:full-path="Pictures/1000020100000130000001221D29B9A077633EAC.png" manifest:media-type="image/png"/>
  <manifest:file-entry manifest:full-path="Pictures/10000201000000C800000091E9FCFEAAA4F2C64D.png" manifest:media-type="image/png"/>
  <manifest:file-entry manifest:full-path="Pictures/100002010000012D0000005426322C8811647666.png" manifest:media-type="image/png"/>
  <manifest:file-entry manifest:full-path="Pictures/10000201000000E8000000B446955B0685C79C4D.png" manifest:media-type="image/png"/>
  <manifest:file-entry manifest:full-path="Pictures/10000201000000DE000001428D40061048C2D9C0.png" manifest:media-type="image/png"/>
  <manifest:file-entry manifest:full-path="Pictures/10000201000000C8000000943A1F6327995BAA75.png" manifest:media-type="image/png"/>
  <manifest:file-entry manifest:full-path="Pictures/10000201000000D2000001406E691D6E54423957.png" manifest:media-type="image/png"/>
  <manifest:file-entry manifest:full-path="Pictures/10000201000001530000007F07AC4B536AF4294F.png" manifest:media-type="image/png"/>
  <manifest:file-entry manifest:full-path="Pictures/100002010000008F00000092678DE0C3D22742FB.png" manifest:media-type="image/png"/>
  <manifest:file-entry manifest:full-path="Pictures/100002010000012A0000009097933CC296B7B50F.png" manifest:media-type="image/png"/>
  <manifest:file-entry manifest:full-path="Pictures/10000201000000A3000000BF4C9FF400C9915261.png" manifest:media-type="image/png"/>
  <manifest:file-entry manifest:full-path="Pictures/10000201000000E8000000DFD81C6AC966A3FED1.png" manifest:media-type="image/png"/>
  <manifest:file-entry manifest:full-path="Pictures/1000020100000103000000BC342A83CDAE21CF02.png" manifest:media-type="image/png"/>
  <manifest:file-entry manifest:full-path="Pictures/10000201000000C80000007C8DBA91437F1184AD.png" manifest:media-type="image/png"/>
  <manifest:file-entry manifest:full-path="Pictures/10000201000000C800000164EB9D12A89115C512.png" manifest:media-type="image/png"/>
  <manifest:file-entry manifest:full-path="Pictures/10000201000000B8000000678F5C0516BAF97B56.png" manifest:media-type="image/png"/>
  <manifest:file-entry manifest:full-path="Pictures/100002010000006F0000004F38D1458AA047AF66.png" manifest:media-type="image/png"/>
  <manifest:file-entry manifest:full-path="Pictures/10000201000000C7000000195D2D98F2CDB6870D.png" manifest:media-type="image/png"/>
  <manifest:file-entry manifest:full-path="Pictures/10000201000000C5000000421C2933D6AA73A4D7.png" manifest:media-type="image/png"/>
  <manifest:file-entry manifest:full-path="Pictures/10000201000001080000010D959E9449F2F4B9CF.png" manifest:media-type="image/png"/>
  <manifest:file-entry manifest:full-path="Pictures/10000201000000C70000018F0139A817A317611F.png" manifest:media-type="image/png"/>
  <manifest:file-entry manifest:full-path="Pictures/10000201000000920000007BDEA4B0FF2A5D2CB9.png" manifest:media-type="image/png"/>
  <manifest:file-entry manifest:full-path="Pictures/10000201000000C70000018F98B93E6696E5C3B9.png" manifest:media-type="image/png"/>
  <manifest:file-entry manifest:full-path="Pictures/10000201000000C800000191687BD54BC36103D0.png" manifest:media-type="image/png"/>
  <manifest:file-entry manifest:full-path="Pictures/1000020100000118000001386727AA8CAAD6CD92.png" manifest:media-type="image/png"/>
  <manifest:file-entry manifest:full-path="Pictures/100002010000011A000001246B45D92E23E201D8.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e999"/>
    </style:style>
    <style:style style:name="P2" style:family="paragraph" style:parent-style-name="Standard">
      <style:text-properties officeooo:rsid="026951f7" officeooo:paragraph-rsid="02714896"/>
    </style:style>
    <style:style style:name="P3" style:family="paragraph" style:parent-style-name="Standard">
      <style:text-properties officeooo:rsid="026951f7" officeooo:paragraph-rsid="02a51342"/>
    </style:style>
    <style:style style:name="P4" style:family="paragraph" style:parent-style-name="Standard">
      <style:text-properties officeooo:paragraph-rsid="02bbafb5"/>
    </style:style>
    <style:style style:name="P5" style:family="paragraph" style:parent-style-name="Footer">
      <style:paragraph-properties fo:text-align="center" style:justify-single-word="false"/>
    </style:style>
    <style:style style:name="P6" style:family="paragraph" style:parent-style-name="Standard">
      <style:paragraph-properties fo:break-before="page"/>
      <style:text-properties officeooo:rsid="026951f7" officeooo:paragraph-rsid="02714896"/>
    </style:style>
    <style:style style:name="P7" style:family="paragraph" style:parent-style-name="Contents_20_1">
      <style:paragraph-properties>
        <style:tab-stops>
          <style:tab-stop style:position="19.001cm" style:type="right" style:leader-style="dotted" style:leader-text="."/>
        </style:tab-stops>
      </style:paragraph-properties>
    </style:style>
    <style:style style:name="P8" style:family="paragraph" style:parent-style-name="Contents_20_2">
      <style:paragraph-properties>
        <style:tab-stops>
          <style:tab-stop style:position="18.501cm" style:type="right" style:leader-style="dotted" style:leader-text="."/>
        </style:tab-stops>
      </style:paragraph-properties>
    </style:style>
    <style:style style:name="P9" style:family="paragraph" style:parent-style-name="Contents_20_3">
      <style:paragraph-properties>
        <style:tab-stops>
          <style:tab-stop style:position="18.002cm" style:type="right" style:leader-style="dotted" style:leader-text="."/>
        </style:tab-stops>
      </style:paragraph-properties>
    </style:style>
    <style:style style:name="P10" style:family="paragraph" style:parent-style-name="Contents_20_4">
      <style:paragraph-properties>
        <style:tab-stops>
          <style:tab-stop style:position="17.503cm" style:type="right" style:leader-style="dotted" style:leader-text="."/>
        </style:tab-stops>
      </style:paragraph-properties>
    </style:style>
    <style:style style:name="P11" style:family="paragraph" style:parent-style-name="Contents_20_5">
      <style:paragraph-properties>
        <style:tab-stops>
          <style:tab-stop style:position="17.004cm" style:type="right" style:leader-style="dotted" style:leader-text="."/>
        </style:tab-stops>
      </style:paragraph-properties>
    </style:style>
    <style:style style:name="P12" style:family="paragraph" style:parent-style-name="Contents_20_6">
      <style:paragraph-properties>
        <style:tab-stops>
          <style:tab-stop style:position="16.505cm" style:type="right" style:leader-style="dotted" style:leader-text="."/>
        </style:tab-stops>
      </style:paragraph-properties>
    </style:style>
    <style:style style:name="P13" style:family="paragraph" style:parent-style-name="Contents_20_7">
      <style:paragraph-properties>
        <style:tab-stops>
          <style:tab-stop style:position="16.006cm" style:type="right" style:leader-style="dotted" style:leader-text="."/>
        </style:tab-stops>
      </style:paragraph-properties>
    </style:style>
    <style:style style:name="P14" style:family="paragraph" style:parent-style-name="Horizontal_20_Line">
      <style:text-properties officeooo:paragraph-rsid="02b3dd99"/>
    </style:style>
    <style:style style:name="P15" style:family="paragraph" style:parent-style-name="Horizontal_20_Line">
      <style:text-properties officeooo:rsid="02b3da38" officeooo:paragraph-rsid="02b3dd99"/>
    </style:style>
    <style:style style:name="P16" style:family="paragraph" style:parent-style-name="Horizontal_20_Line">
      <style:text-properties officeooo:paragraph-rsid="02ba2938"/>
    </style:style>
    <style:style style:name="P17" style:family="paragraph" style:parent-style-name="Horizontal_20_Line">
      <style:text-properties officeooo:paragraph-rsid="02bbafb5"/>
    </style:style>
    <style:style style:name="P18" style:family="paragraph" style:parent-style-name="Horizontal_20_Line">
      <style:text-properties officeooo:paragraph-rsid="02bec5ec"/>
    </style:style>
    <style:style style:name="P19" style:family="paragraph" style:parent-style-name="Horizontal_20_Line">
      <style:text-properties officeooo:paragraph-rsid="02bf4226"/>
    </style:style>
    <style:style style:name="P20" style:family="paragraph" style:parent-style-name="Text_20_body">
      <style:text-properties officeooo:rsid="0037a347" officeooo:paragraph-rsid="02b3dd99"/>
    </style:style>
    <style:style style:name="P21" style:family="paragraph" style:parent-style-name="Text_20_body">
      <style:text-properties officeooo:rsid="0037a347" officeooo:paragraph-rsid="02b57279"/>
    </style:style>
    <style:style style:name="P22" style:family="paragraph" style:parent-style-name="Text_20_body">
      <style:text-properties officeooo:rsid="0037a347" officeooo:paragraph-rsid="02b5f13c"/>
    </style:style>
    <style:style style:name="P23" style:family="paragraph" style:parent-style-name="Text_20_body">
      <style:text-properties officeooo:paragraph-rsid="02b3dd99"/>
    </style:style>
    <style:style style:name="P24" style:family="paragraph" style:parent-style-name="Text_20_body">
      <style:text-properties officeooo:rsid="02b3dd99" officeooo:paragraph-rsid="02b3dd99"/>
    </style:style>
    <style:style style:name="P25" style:family="paragraph" style:parent-style-name="Text_20_body">
      <style:text-properties officeooo:rsid="02b3dd99" officeooo:paragraph-rsid="02b57279"/>
    </style:style>
    <style:style style:name="P26" style:family="paragraph" style:parent-style-name="Text_20_body">
      <style:text-properties officeooo:rsid="02b3dd99" officeooo:paragraph-rsid="02b83592"/>
    </style:style>
    <style:style style:name="P27" style:family="paragraph" style:parent-style-name="Text_20_body">
      <style:text-properties officeooo:rsid="02b3dd99" officeooo:paragraph-rsid="02b859b0"/>
    </style:style>
    <style:style style:name="P28" style:family="paragraph" style:parent-style-name="Text_20_body">
      <style:text-properties officeooo:rsid="02b3dd99" officeooo:paragraph-rsid="02bffd8f"/>
    </style:style>
    <style:style style:name="P29" style:family="paragraph" style:parent-style-name="Text_20_body">
      <style:text-properties officeooo:rsid="02b3da38" officeooo:paragraph-rsid="02b3da38"/>
    </style:style>
    <style:style style:name="P30" style:family="paragraph" style:parent-style-name="Text_20_body">
      <style:text-properties officeooo:rsid="02b3da38" officeooo:paragraph-rsid="02b57279"/>
    </style:style>
    <style:style style:name="P31" style:family="paragraph" style:parent-style-name="Text_20_body">
      <style:text-properties officeooo:paragraph-rsid="02b57279"/>
    </style:style>
    <style:style style:name="P32" style:family="paragraph" style:parent-style-name="Text_20_body">
      <style:text-properties officeooo:rsid="02b585b5" officeooo:paragraph-rsid="02b585b5"/>
    </style:style>
    <style:style style:name="P33" style:family="paragraph" style:parent-style-name="Text_20_body">
      <style:text-properties officeooo:rsid="02b585b5" officeooo:paragraph-rsid="02b5f13c"/>
    </style:style>
    <style:style style:name="P34" style:family="paragraph" style:parent-style-name="Text_20_body">
      <style:text-properties officeooo:rsid="02b5f13c" officeooo:paragraph-rsid="02b5f13c"/>
    </style:style>
    <style:style style:name="P35" style:family="paragraph" style:parent-style-name="Text_20_body">
      <style:text-properties officeooo:rsid="02b68bd6" officeooo:paragraph-rsid="02b68bd6"/>
    </style:style>
    <style:style style:name="P36" style:family="paragraph" style:parent-style-name="Text_20_body">
      <style:text-properties officeooo:rsid="02b68bd6" officeooo:paragraph-rsid="02b69ba6"/>
    </style:style>
    <style:style style:name="P37" style:family="paragraph" style:parent-style-name="Text_20_body">
      <style:text-properties officeooo:rsid="02b7cc88" officeooo:paragraph-rsid="02b7cc88"/>
    </style:style>
    <style:style style:name="P38" style:family="paragraph" style:parent-style-name="Text_20_body">
      <style:text-properties officeooo:rsid="02b83592" officeooo:paragraph-rsid="02b83592"/>
    </style:style>
    <style:style style:name="P39" style:family="paragraph" style:parent-style-name="Text_20_body">
      <style:text-properties officeooo:rsid="02b83592" officeooo:paragraph-rsid="02b859b0"/>
    </style:style>
    <style:style style:name="P40" style:family="paragraph" style:parent-style-name="Text_20_body">
      <style:text-properties officeooo:rsid="02b83592" officeooo:paragraph-rsid="02bffd8f"/>
    </style:style>
    <style:style style:name="P41" style:family="paragraph" style:parent-style-name="Text_20_body">
      <style:text-properties officeooo:paragraph-rsid="02b83592"/>
    </style:style>
    <style:style style:name="P42" style:family="paragraph" style:parent-style-name="Text_20_body">
      <style:text-properties officeooo:paragraph-rsid="02b859b0"/>
    </style:style>
    <style:style style:name="P43" style:family="paragraph" style:parent-style-name="Text_20_body">
      <style:text-properties officeooo:paragraph-rsid="02ba2938"/>
    </style:style>
    <style:style style:name="P44" style:family="paragraph" style:parent-style-name="Text_20_body">
      <style:text-properties officeooo:rsid="02ba2938"/>
    </style:style>
    <style:style style:name="P45" style:family="paragraph" style:parent-style-name="Text_20_body">
      <style:text-properties officeooo:paragraph-rsid="02bbafb5"/>
    </style:style>
    <style:style style:name="P46" style:family="paragraph" style:parent-style-name="Text_20_body">
      <style:text-properties officeooo:rsid="02bbafb5" officeooo:paragraph-rsid="02bbafb5"/>
    </style:style>
    <style:style style:name="P47" style:family="paragraph" style:parent-style-name="Text_20_body">
      <style:text-properties officeooo:rsid="02bd98b7" officeooo:paragraph-rsid="02bd98b7"/>
    </style:style>
    <style:style style:name="P48" style:family="paragraph" style:parent-style-name="Text_20_body">
      <style:text-properties officeooo:paragraph-rsid="02bec5ec"/>
    </style:style>
    <style:style style:name="P49" style:family="paragraph" style:parent-style-name="Text_20_body">
      <style:text-properties officeooo:rsid="02bec5ec" officeooo:paragraph-rsid="02bec5ec"/>
    </style:style>
    <style:style style:name="P50" style:family="paragraph" style:parent-style-name="Text_20_body">
      <style:text-properties officeooo:paragraph-rsid="02bf4226"/>
    </style:style>
    <style:style style:name="P51" style:family="paragraph" style:parent-style-name="Text_20_body">
      <style:text-properties officeooo:rsid="02bffd8f" officeooo:paragraph-rsid="02bffd8f"/>
    </style:style>
    <style:style style:name="P52" style:family="paragraph" style:parent-style-name="Text_20_body">
      <style:text-properties officeooo:rsid="02bffd8f" officeooo:paragraph-rsid="02c10280"/>
    </style:style>
    <style:style style:name="P53" style:family="paragraph" style:parent-style-name="Text_20_body">
      <style:text-properties officeooo:rsid="02bffd8f" officeooo:paragraph-rsid="02c4a768"/>
    </style:style>
    <style:style style:name="P54" style:family="paragraph" style:parent-style-name="Text_20_body">
      <style:text-properties officeooo:rsid="02bffd8f" officeooo:paragraph-rsid="02c5d1ac"/>
    </style:style>
    <style:style style:name="P55" style:family="paragraph" style:parent-style-name="Text_20_body">
      <style:text-properties officeooo:paragraph-rsid="02c4a768"/>
    </style:style>
    <style:style style:name="P56" style:family="paragraph" style:parent-style-name="Text_20_body">
      <style:text-properties officeooo:paragraph-rsid="02c5d1ac"/>
    </style:style>
    <style:style style:name="P57" style:family="paragraph" style:parent-style-name="Heading_20_4">
      <style:text-properties officeooo:paragraph-rsid="02b57279"/>
    </style:style>
    <style:style style:name="P58" style:family="paragraph" style:parent-style-name="Heading_20_4">
      <style:text-properties officeooo:rsid="02b68bd6"/>
    </style:style>
    <style:style style:name="P59" style:family="paragraph" style:parent-style-name="Heading_20_4">
      <style:text-properties officeooo:paragraph-rsid="02bec5ec"/>
    </style:style>
    <style:style style:name="P60" style:family="paragraph" style:parent-style-name="Heading_20_4">
      <style:text-properties officeooo:paragraph-rsid="02bf4226"/>
    </style:style>
    <style:style style:name="P61" style:family="paragraph" style:parent-style-name="Text_20_body">
      <style:paragraph-properties fo:margin-left="0cm" fo:margin-right="0cm" fo:text-align="start" style:justify-single-word="false" fo:text-indent="0cm" style:auto-text-indent="false"/>
      <style:text-properties officeooo:rsid="02b3da38" officeooo:paragraph-rsid="02bffd8f"/>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Contents_20_6">
      <style:paragraph-properties>
        <style:tab-stops>
          <style:tab-stop style:position="16.505cm" style:type="right" style:leader-style="dotted" style:leader-text="."/>
        </style:tab-stops>
      </style:paragraph-properties>
    </style:style>
    <style:style style:name="P68" style:family="paragraph" style:parent-style-name="Contents_20_7">
      <style:paragraph-properties>
        <style:tab-stops>
          <style:tab-stop style:position="16.006cm" style:type="right" style:leader-style="dotted" style:leader-text="."/>
        </style:tab-stops>
      </style:paragraph-properties>
    </style:style>
    <style:style style:name="P69" style:family="paragraph" style:parent-style-name="Heading_20_1">
      <style:paragraph-properties fo:margin-top="0cm" fo:margin-bottom="0cm" style:contextual-spacing="false"/>
      <style:text-properties style:font-name="Albany" fo:font-size="18.2000007629395pt" fo:font-weight="bold" officeooo:rsid="027a6a77" officeooo:paragraph-rsid="02a51342" style:font-name-asian="Microsoft YaHei" style:font-size-asian="18.2000007629395pt" style:font-weight-asian="bold" style:font-name-complex="Mangal" style:font-size-complex="18.2000007629395pt" style:font-weight-complex="bold"/>
    </style:style>
    <style:style style:name="P70" style:family="paragraph" style:parent-style-name="Heading_20_1">
      <style:paragraph-properties fo:margin-top="0cm" fo:margin-bottom="0cm" style:contextual-spacing="false"/>
      <style:text-properties style:font-name="Albany" fo:font-size="18.2000007629395pt" fo:font-weight="bold" officeooo:rsid="02bf4226" officeooo:paragraph-rsid="02bf4226" style:font-name-asian="Microsoft YaHei" style:font-size-asian="18.2000007629395pt" style:font-weight-asian="bold" style:font-name-complex="Mangal" style:font-size-complex="18.2000007629395pt" style:font-weight-complex="bold"/>
    </style:style>
    <style:style style:name="P71" style:family="paragraph" style:parent-style-name="Heading_20_2">
      <style:text-properties officeooo:paragraph-rsid="02ba2938"/>
    </style:style>
    <style:style style:name="P72" style:family="paragraph" style:parent-style-name="Heading_20_2">
      <style:text-properties officeooo:paragraph-rsid="02bf4226"/>
    </style:style>
    <style:style style:name="P73" style:family="paragraph" style:parent-style-name="Heading_20_3">
      <style:text-properties officeooo:paragraph-rsid="02b68bd6"/>
    </style:style>
    <style:style style:name="P74" style:family="paragraph" style:parent-style-name="Heading_20_3">
      <style:text-properties officeooo:paragraph-rsid="02b69ba6"/>
    </style:style>
    <style:style style:name="P75" style:family="paragraph" style:parent-style-name="Heading_20_3">
      <style:text-properties officeooo:paragraph-rsid="02bec5ec"/>
    </style:style>
    <style:style style:name="P76" style:family="paragraph" style:parent-style-name="Heading_20_5">
      <style:text-properties officeooo:paragraph-rsid="02bf4226"/>
    </style:style>
    <style:style style:name="P77" style:family="paragraph" style:parent-style-name="Heading_20_5">
      <style:text-properties officeooo:paragraph-rsid="02b57279"/>
    </style:style>
    <style:style style:name="P78" style:family="paragraph" style:parent-style-name="Heading_20_6">
      <style:text-properties officeooo:paragraph-rsid="02bffd8f"/>
    </style:style>
    <style:style style:name="P79" style:family="paragraph" style:parent-style-name="Heading_20_6">
      <style:text-properties officeooo:rsid="02c4a768" officeooo:paragraph-rsid="02c4a768"/>
    </style:style>
    <style:style style:name="P80" style:family="paragraph" style:parent-style-name="Heading_20_6">
      <style:text-properties officeooo:rsid="02c4a768" officeooo:paragraph-rsid="02c5d1ac"/>
    </style:style>
    <style:style style:name="P81" style:family="paragraph" style:parent-style-name="Heading_20_6">
      <style:text-properties officeooo:paragraph-rsid="02b57279"/>
    </style:style>
    <style:style style:name="P82" style:family="paragraph" style:parent-style-name="Heading_20_6">
      <style:text-properties officeooo:paragraph-rsid="02b83592"/>
    </style:style>
    <style:style style:name="P83" style:family="paragraph" style:parent-style-name="Heading_20_6">
      <style:text-properties officeooo:paragraph-rsid="02c4a768"/>
    </style:style>
    <style:style style:name="P84" style:family="paragraph" style:parent-style-name="Heading_20_6">
      <style:text-properties officeooo:paragraph-rsid="02c10280"/>
    </style:style>
    <style:style style:name="P85" style:family="paragraph" style:parent-style-name="Heading_20_6">
      <style:text-properties officeooo:paragraph-rsid="02b5f13c"/>
    </style:style>
    <style:style style:name="P86" style:family="paragraph" style:parent-style-name="Heading_20_6">
      <style:text-properties officeooo:paragraph-rsid="02c5d1ac"/>
    </style:style>
    <style:style style:name="P87" style:family="paragraph" style:parent-style-name="Heading_20_6">
      <style:text-properties officeooo:paragraph-rsid="02b859b0"/>
    </style:style>
    <style:style style:name="P88" style:family="paragraph" style:parent-style-name="Heading_20_6">
      <style:text-properties officeooo:paragraph-rsid="02c5f058"/>
    </style:style>
    <style:style style:name="P89" style:family="paragraph" style:parent-style-name="Heading_20_6">
      <style:text-properties officeooo:paragraph-rsid="02c79fbe"/>
    </style:style>
    <style:style style:name="P90" style:family="paragraph" style:parent-style-name="Heading_20_7">
      <style:text-properties officeooo:paragraph-rsid="02c4a768"/>
    </style:style>
    <style:style style:name="P91" style:family="paragraph" style:parent-style-name="Heading_20_7">
      <style:text-properties officeooo:paragraph-rsid="02b57279"/>
    </style:style>
    <style:style style:name="P92" style:family="paragraph" style:parent-style-name="Heading_20_7">
      <style:text-properties officeooo:paragraph-rsid="02c5d1ac"/>
    </style:style>
    <style:style style:name="P93" style:family="paragraph" style:parent-style-name="Text_20_body">
      <style:text-properties officeooo:rsid="02b3dd99" officeooo:paragraph-rsid="02b3dd99"/>
    </style:style>
    <style:style style:name="P94" style:family="paragraph" style:parent-style-name="Text_20_body">
      <style:text-properties officeooo:rsid="02b3dd99" officeooo:paragraph-rsid="02bffd8f"/>
    </style:style>
    <style:style style:name="P95" style:family="paragraph" style:parent-style-name="Text_20_body">
      <style:text-properties officeooo:rsid="02b3dd99" officeooo:paragraph-rsid="02c10280"/>
    </style:style>
    <style:style style:name="P96" style:family="paragraph" style:parent-style-name="Text_20_body">
      <style:text-properties officeooo:rsid="02c5f058" officeooo:paragraph-rsid="02c5f058"/>
    </style:style>
    <style:style style:name="P97" style:family="paragraph" style:parent-style-name="Text_20_body">
      <style:text-properties officeooo:rsid="02c5f058" officeooo:paragraph-rsid="02c79fbe"/>
    </style:style>
    <style:style style:name="P98" style:family="paragraph" style:parent-style-name="Text_20_body">
      <style:text-properties officeooo:paragraph-rsid="02b57279"/>
    </style:style>
    <style:style style:name="T1" style:family="text">
      <style:text-properties fo:font-size="10pt" officeooo:rsid="001a177c" style:font-size-asian="10pt" style:font-size-complex="10pt"/>
    </style:style>
    <style:style style:name="T2" style:family="text">
      <style:text-properties fo:font-size="10pt" officeooo:rsid="02ab87c2" style:font-size-asian="10pt" style:font-size-complex="10pt"/>
    </style:style>
    <style:style style:name="T3" style:family="text">
      <style:text-properties fo:font-size="10pt" officeooo:rsid="027a6a77" style:font-size-asian="10pt" style:font-size-complex="10pt"/>
    </style:style>
    <style:style style:name="T4" style:family="text">
      <style:text-properties officeooo:rsid="02a51342"/>
    </style:style>
    <style:style style:name="T5" style:family="text">
      <style:text-properties officeooo:rsid="00526d1a"/>
    </style:style>
    <style:style style:name="T6" style:family="text">
      <style:text-properties fo:font-weight="bold" style:font-weight-asian="bold" style:font-weight-complex="bold"/>
    </style:style>
    <style:style style:name="T7" style:family="text">
      <style:text-properties fo:font-weight="bold" officeooo:rsid="0037a347" style:font-weight-asian="bold" style:font-weight-complex="bold"/>
    </style:style>
    <style:style style:name="T8" style:family="text">
      <style:text-properties fo:font-weight="bold" officeooo:rsid="003ee7f2" style:font-weight-asian="bold" style:font-weight-complex="bold"/>
    </style:style>
    <style:style style:name="T9" style:family="text">
      <style:text-properties fo:font-weight="bold" officeooo:rsid="00452c81" style:font-weight-asian="bold" style:font-weight-complex="bold"/>
    </style:style>
    <style:style style:name="T10" style:family="text">
      <style:text-properties fo:font-weight="bold" officeooo:rsid="00434ec1" style:font-weight-asian="bold" style:font-weight-complex="bold"/>
    </style:style>
    <style:style style:name="T11" style:family="text">
      <style:text-properties fo:font-weight="bold" officeooo:rsid="0040c814" style:font-weight-asian="bold" style:font-weight-complex="bold"/>
    </style:style>
    <style:style style:name="T12" style:family="text">
      <style:text-properties fo:font-weight="bold" officeooo:rsid="0041d1bd" style:font-weight-asian="bold" style:font-weight-complex="bold"/>
    </style:style>
    <style:style style:name="T13" style:family="text">
      <style:text-properties officeooo:rsid="026ae5ed"/>
    </style:style>
    <style:style style:name="T14" style:family="text">
      <style:text-properties officeooo:rsid="0037a347"/>
    </style:style>
    <style:style style:name="T15" style:family="text">
      <style:text-properties officeooo:rsid="003ee7f2"/>
    </style:style>
    <style:style style:name="T16" style:family="text">
      <style:text-properties officeooo:rsid="00434ec1"/>
    </style:style>
    <style:style style:name="T17" style:family="text">
      <style:text-properties fo:font-weight="normal" style:font-weight-asian="normal" style:font-weight-complex="normal"/>
    </style:style>
    <style:style style:name="T18" style:family="text">
      <style:text-properties officeooo:rsid="00452c81"/>
    </style:style>
    <style:style style:name="T19" style:family="text">
      <style:text-properties officeooo:rsid="004612e2"/>
    </style:style>
    <style:style style:name="T20" style:family="text">
      <style:text-properties officeooo:rsid="02b3dd99"/>
    </style:style>
    <style:style style:name="T21" style:family="text">
      <style:text-properties officeooo:rsid="0040c814"/>
    </style:style>
    <style:style style:name="T22" style:family="text">
      <style:text-properties officeooo:rsid="0041d1bd"/>
    </style:style>
    <style:style style:name="T23" style:family="text">
      <style:text-properties officeooo:rsid="02b68bd6"/>
    </style:style>
    <style:style style:name="T24" style:family="text">
      <style:text-properties officeooo:rsid="02b8ae9e"/>
    </style:style>
    <style:style style:name="T25" style:family="text">
      <style:text-properties officeooo:rsid="02ba2938"/>
    </style:style>
    <style:style style:name="T26" style:family="text">
      <style:text-properties officeooo:rsid="02bbafb5"/>
    </style:style>
    <style:style style:name="T27" style:family="text">
      <style:text-properties officeooo:rsid="02bd98b7"/>
    </style:style>
    <style:style style:name="T28" style:family="text">
      <style:text-properties officeooo:rsid="02bec5ec"/>
    </style:style>
    <style:style style:name="T29" style:family="text">
      <style:text-properties officeooo:rsid="02bf4226"/>
    </style:style>
    <style:style style:name="T30" style:family="text">
      <style:text-properties officeooo:rsid="02bffd8f"/>
    </style:style>
    <style:style style:name="T31" style:family="text">
      <style:text-properties officeooo:rsid="02c4a768"/>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table-of-content text:style-name="Sect1" text:protected="true" text:name="Inhaltsverzeichnis1">
        <text:table-of-content-source text:outline-level="2">
          <text:index-title-template text:style-name="Contents_20_Heading">7.2.1 Editors - 3D View - Tool Shelf - Object Mod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7.2.1 Editors - 3D View - Tool Shelf - Object Mode</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7</text:a></text:p>
          <text:p text:style-name="P7"><text:a xlink:type="simple" xlink:href="#__RefHeading___Toc3093_2096997337" text:style-name="Index_20_Link" text:visited-style-name="Index_20_Link">Select Tools Group<text:tab/>7</text:a></text:p>
          <text:p text:style-name="P7"><text:a xlink:type="simple" xlink:href="#__RefHeading___Toc3095_2096997337" text:style-name="Index_20_Link" text:visited-style-name="Index_20_Link">Cursor<text:tab/>8</text:a></text:p>
          <text:p text:style-name="P7"><text:a xlink:type="simple" xlink:href="#__RefHeading___Toc3097_2096997337" text:style-name="Index_20_Link" text:visited-style-name="Index_20_Link">Move Rotate Scale Transform<text:tab/>9</text:a></text:p>
          <text:p text:style-name="P8"><text:a xlink:type="simple" xlink:href="#__RefHeading___Toc553_3545106889" text:style-name="Index_20_Link" text:visited-style-name="Index_20_Link">Move<text:tab/>9</text:a></text:p>
          <text:p text:style-name="P8"><text:a xlink:type="simple" xlink:href="#__RefHeading___Toc567_3545106889" text:style-name="Index_20_Link" text:visited-style-name="Index_20_Link">Rotate<text:tab/>11</text:a></text:p>
          <text:p text:style-name="P8"><text:a xlink:type="simple" xlink:href="#__RefHeading___Toc1081_1258724142" text:style-name="Index_20_Link" text:visited-style-name="Index_20_Link">Scale Tools Group<text:tab/>13</text:a></text:p>
          <text:p text:style-name="P8"><text:a xlink:type="simple" xlink:href="#__RefHeading___Toc1069_3429713044" text:style-name="Index_20_Link" text:visited-style-name="Index_20_Link">Transform<text:tab/>18</text:a></text:p>
          <text:p text:style-name="P7"><text:a xlink:type="simple" xlink:href="#__RefHeading___Toc3075_3447234814" text:style-name="Index_20_Link" text:visited-style-name="Index_20_Link">Annotate Tools group<text:tab/>18</text:a></text:p>
          <text:p text:style-name="P8"><text:a xlink:type="simple" xlink:href="#__RefHeading___Toc5249_529261320" text:style-name="Index_20_Link" text:visited-style-name="Index_20_Link">Annotate tool<text:tab/>18</text:a></text:p>
          <text:p text:style-name="P8"><text:a xlink:type="simple" xlink:href="#__RefHeading___Toc5251_529261320" text:style-name="Index_20_Link" text:visited-style-name="Index_20_Link">Annotate Line<text:tab/>20</text:a></text:p>
          <text:p text:style-name="P8"><text:a xlink:type="simple" xlink:href="#__RefHeading___Toc5253_529261320" text:style-name="Index_20_Link" text:visited-style-name="Index_20_Link">Annotate Polygon<text:tab/>21</text:a></text:p>
          <text:p text:style-name="P8"><text:a xlink:type="simple" xlink:href="#__RefHeading___Toc5281_529261320" text:style-name="Index_20_Link" text:visited-style-name="Index_20_Link">Annotate Eraser<text:tab/>22</text:a></text:p>
          <text:p text:style-name="P7"><text:a xlink:type="simple" xlink:href="#__RefHeading___Toc3105_3447234814" text:style-name="Index_20_Link" text:visited-style-name="Index_20_Link">Measure<text:tab/>23</text:a></text:p>
          <text:p text:style-name="P7"><text:a xlink:type="simple" xlink:href="#__RefHeading___Toc3107_3447234814" text:style-name="Index_20_Link" text:visited-style-name="Index_20_Link">Primitives Add tools group<text:tab/>23</text:a></text:p>
        </text:index-body>
      </text:table-of-content>
      <text:p text:style-name="P2"/>
      <text:p text:style-name="P3"/>
      <table:table table:name="Tabelle2" table:style-name="Tabelle2">
        <table:table-column table:style-name="Tabelle2.A"/>
        <table:table-row table:style-name="TableLine2395465844096">
          <table:table-cell table:style-name="Tabelle2.A1" office:value-type="string">
            <text:h text:style-name="P69" text:outline-level="1"><text:bookmark-start text:name="__RefHeading___Toc5205_529261320"/>D<text:span text:style-name="T4">etailed table of content</text:span><text:bookmark-end text:name="__RefHeading___Toc5205_529261320"/></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7"><text:a xlink:type="simple" xlink:href="#__RefHeading___Toc5205_529261320" text:style-name="Index_20_Link" text:visited-style-name="Index_20_Link">Detailed table of content<text:tab/>1</text:a></text:p>
          <text:p text:style-name="P7"><text:a xlink:type="simple" xlink:href="#__RefHeading___Toc1635_3986918938" text:style-name="Index_20_Link" text:visited-style-name="Index_20_Link">Tool Shelf - Object Mode<text:tab/>7</text:a></text:p>
          <text:p text:style-name="P7"><text:a xlink:type="simple" xlink:href="#__RefHeading___Toc3093_2096997337" text:style-name="Index_20_Link" text:visited-style-name="Index_20_Link">Select Tools Group<text:tab/>7</text:a></text:p>
          <text:p text:style-name="P9"><text:a xlink:type="simple" xlink:href="#__RefHeading___Toc1919_3254032664" text:style-name="Index_20_Link" text:visited-style-name="Index_20_Link">Tweak<text:tab/>7</text:a></text:p>
          <text:p text:style-name="P9"><text:a xlink:type="simple" xlink:href="#__RefHeading___Toc163_1895151578" text:style-name="Index_20_Link" text:visited-style-name="Index_20_Link">Select Box<text:tab/>7</text:a></text:p>
          <text:p text:style-name="P10"><text:a xlink:type="simple" xlink:href="#__RefHeading___Toc165_1895151578" text:style-name="Index_20_Link" text:visited-style-name="Index_20_Link">Tool Settings<text:tab/>7</text:a></text:p>
          <text:p text:style-name="P11"><text:a xlink:type="simple" xlink:href="#__RefHeading___Toc507_3545106889" text:style-name="Index_20_Link" text:visited-style-name="Index_20_Link">Mode<text:tab/>7</text:a></text:p>
          <text:p text:style-name="P12"><text:a xlink:type="simple" xlink:href="#__RefHeading___Toc509_3545106889" text:style-name="Index_20_Link" text:visited-style-name="Index_20_Link">Set a new selection<text:tab/>7</text:a></text:p>
          <text:p text:style-name="P12"><text:a xlink:type="simple" xlink:href="#__RefHeading___Toc511_3545106889" text:style-name="Index_20_Link" text:visited-style-name="Index_20_Link">Extend existing selection<text:tab/>7</text:a></text:p>
          <text:p text:style-name="P12"><text:a xlink:type="simple" xlink:href="#__RefHeading___Toc513_3545106889" text:style-name="Index_20_Link" text:visited-style-name="Index_20_Link">Subtract existing selection<text:tab/>7</text:a></text:p>
          <text:p text:style-name="P12"><text:a xlink:type="simple" xlink:href="#__RefHeading___Toc515_3545106889" text:style-name="Index_20_Link" text:visited-style-name="Index_20_Link">Inverts existing selection<text:tab/>7</text:a></text:p>
          <text:p text:style-name="P12"><text:a xlink:type="simple" xlink:href="#__RefHeading___Toc517_3545106889" text:style-name="Index_20_Link" text:visited-style-name="Index_20_Link">Intersect existing selection<text:tab/>7</text:a></text:p>
          <text:p text:style-name="P9"><text:a xlink:type="simple" xlink:href="#__RefHeading___Toc167_1895151578" text:style-name="Index_20_Link" text:visited-style-name="Index_20_Link">Select Circle<text:tab/>7</text:a></text:p>
          <text:p text:style-name="P10"><text:a xlink:type="simple" xlink:href="#__RefHeading___Toc519_3545106889" text:style-name="Index_20_Link" text:visited-style-name="Index_20_Link">Tool Settings<text:tab/>8</text:a></text:p>
          <text:p text:style-name="P11"><text:a xlink:type="simple" xlink:href="#__RefHeading___Toc521_3545106889" text:style-name="Index_20_Link" text:visited-style-name="Index_20_Link">Mode<text:tab/>8</text:a></text:p>
          <text:p text:style-name="P12"><text:a xlink:type="simple" xlink:href="#__RefHeading___Toc523_3545106889" text:style-name="Index_20_Link" text:visited-style-name="Index_20_Link">Set a new selection<text:tab/>8</text:a></text:p>
          <text:p text:style-name="P12"><text:a xlink:type="simple" xlink:href="#__RefHeading___Toc525_3545106889" text:style-name="Index_20_Link" text:visited-style-name="Index_20_Link">Extend existing selection<text:tab/>8</text:a></text:p>
          <text:p text:style-name="P12"><text:a xlink:type="simple" xlink:href="#__RefHeading___Toc527_3545106889" text:style-name="Index_20_Link" text:visited-style-name="Index_20_Link">Subtract existing selection<text:tab/>8</text:a></text:p>
          <text:p text:style-name="P11"><text:a xlink:type="simple" xlink:href="#__RefHeading___Toc529_3545106889" text:style-name="Index_20_Link" text:visited-style-name="Index_20_Link">Radius<text:tab/>8</text:a></text:p>
          <text:p text:style-name="P9"><text:a xlink:type="simple" xlink:href="#__RefHeading___Toc169_1895151578" text:style-name="Index_20_Link" text:visited-style-name="Index_20_Link">Select Lasso<text:tab/>8</text:a></text:p>
          <text:p text:style-name="P10"><text:a xlink:type="simple" xlink:href="#__RefHeading___Toc531_3545106889" text:style-name="Index_20_Link" text:visited-style-name="Index_20_Link">Tool Settings<text:tab/>8</text:a></text:p>
          <text:p text:style-name="P11"><text:a xlink:type="simple" xlink:href="#__RefHeading___Toc533_3545106889" text:style-name="Index_20_Link" text:visited-style-name="Index_20_Link">Mode<text:tab/>8</text:a></text:p>
          <text:p text:style-name="P12"><text:a xlink:type="simple" xlink:href="#__RefHeading___Toc535_3545106889" text:style-name="Index_20_Link" text:visited-style-name="Index_20_Link">Set a new selection<text:tab/>8</text:a></text:p>
          <text:p text:style-name="P12"><text:a xlink:type="simple" xlink:href="#__RefHeading___Toc537_3545106889" text:style-name="Index_20_Link" text:visited-style-name="Index_20_Link">Extend existing selection<text:tab/>8</text:a></text:p>
          <text:p text:style-name="P12"><text:a xlink:type="simple" xlink:href="#__RefHeading___Toc539_3545106889" text:style-name="Index_20_Link" text:visited-style-name="Index_20_Link">Subtract existing selection<text:tab/>8</text:a></text:p>
          <text:p text:style-name="P12"><text:a xlink:type="simple" xlink:href="#__RefHeading___Toc541_3545106889" text:style-name="Index_20_Link" text:visited-style-name="Index_20_Link">Inverts existing selection<text:tab/>8</text:a></text:p>
          <text:p text:style-name="P12"><text:soft-page-break/><text:a xlink:type="simple" xlink:href="#__RefHeading___Toc543_3545106889" text:style-name="Index_20_Link" text:visited-style-name="Index_20_Link">Intersect existing selection<text:tab/>8</text:a></text:p>
          <text:p text:style-name="P7"><text:a xlink:type="simple" xlink:href="#__RefHeading___Toc3095_2096997337" text:style-name="Index_20_Link" text:visited-style-name="Index_20_Link">Cursor<text:tab/>8</text:a></text:p>
          <text:p text:style-name="P10"><text:a xlink:type="simple" xlink:href="#__RefHeading___Toc547_3545106889" text:style-name="Index_20_Link" text:visited-style-name="Index_20_Link">Tool Settings<text:tab/>9</text:a></text:p>
          <text:p text:style-name="P11"><text:a xlink:type="simple" xlink:href="#__RefHeading___Toc549_3545106889" text:style-name="Index_20_Link" text:visited-style-name="Index_20_Link">Surface Project<text:tab/>9</text:a></text:p>
          <text:p text:style-name="P11"><text:a xlink:type="simple" xlink:href="#__RefHeading___Toc551_3545106889" text:style-name="Index_20_Link" text:visited-style-name="Index_20_Link">Orientation<text:tab/>9</text:a></text:p>
          <text:p text:style-name="P7"><text:a xlink:type="simple" xlink:href="#__RefHeading___Toc3097_2096997337" text:style-name="Index_20_Link" text:visited-style-name="Index_20_Link">Move Rotate Scale Transform<text:tab/>9</text:a></text:p>
          <text:p text:style-name="P8"><text:a xlink:type="simple" xlink:href="#__RefHeading___Toc553_3545106889" text:style-name="Index_20_Link" text:visited-style-name="Index_20_Link">Move<text:tab/>9</text:a></text:p>
          <text:p text:style-name="P9"><text:a xlink:type="simple" xlink:href="#__RefHeading___Toc5207_529261320" text:style-name="Index_20_Link" text:visited-style-name="Index_20_Link">Snapping<text:tab/>9</text:a></text:p>
          <text:p text:style-name="P10"><text:a xlink:type="simple" xlink:href="#__RefHeading___Toc5209_529261320" text:style-name="Index_20_Link" text:visited-style-name="Index_20_Link">Precision movement<text:tab/>9</text:a></text:p>
          <text:p text:style-name="P9"><text:a xlink:type="simple" xlink:href="#__RefHeading___Toc5211_529261320" text:style-name="Index_20_Link" text:visited-style-name="Index_20_Link">Header Values<text:tab/>9</text:a></text:p>
          <text:p text:style-name="P9"><text:a xlink:type="simple" xlink:href="#__RefHeading___Toc2752_1040750766" text:style-name="Index_20_Link" text:visited-style-name="Index_20_Link">Numerical Input<text:tab/>10</text:a></text:p>
          <text:p text:style-name="P9"><text:a xlink:type="simple" xlink:href="#__RefHeading___Toc5213_529261320" text:style-name="Index_20_Link" text:visited-style-name="Index_20_Link">Move without widget<text:tab/>10</text:a></text:p>
          <text:p text:style-name="P10"><text:a xlink:type="simple" xlink:href="#__RefHeading___Toc5215_529261320" text:style-name="Index_20_Link" text:visited-style-name="Index_20_Link">Limit Axis<text:tab/>10</text:a></text:p>
          <text:p text:style-name="P9"><text:a xlink:type="simple" xlink:href="#__RefHeading___Toc555_3545106889" text:style-name="Index_20_Link" text:visited-style-name="Index_20_Link">Tool Settings<text:tab/>10</text:a></text:p>
          <text:p text:style-name="P10"><text:a xlink:type="simple" xlink:href="#__RefHeading___Toc559_3545106889" text:style-name="Index_20_Link" text:visited-style-name="Index_20_Link">Orientation<text:tab/>10</text:a></text:p>
          <text:p text:style-name="P9"><text:a xlink:type="simple" xlink:href="#__RefHeading___Toc561_3545106889" text:style-name="Index_20_Link" text:visited-style-name="Index_20_Link">Last Operator Move<text:tab/>10</text:a></text:p>
          <text:p text:style-name="P10"><text:a xlink:type="simple" xlink:href="#__RefHeading___Toc17263_1184479374" text:style-name="Index_20_Link" text:visited-style-name="Index_20_Link">Move X, Y Z<text:tab/>10</text:a></text:p>
          <text:p text:style-name="P10"><text:a xlink:type="simple" xlink:href="#__RefHeading___Toc563_3545106889" text:style-name="Index_20_Link" text:visited-style-name="Index_20_Link">Orientation<text:tab/>11</text:a></text:p>
          <text:p text:style-name="P10"><text:a xlink:type="simple" xlink:href="#__RefHeading___Toc565_3545106889" text:style-name="Index_20_Link" text:visited-style-name="Index_20_Link">Proportional editing<text:tab/>11</text:a></text:p>
          <text:p text:style-name="P11"><text:a xlink:type="simple" xlink:href="#__RefHeading___Toc1579_1763346469" text:style-name="Index_20_Link" text:visited-style-name="Index_20_Link">Proportional Falloff<text:tab/>11</text:a></text:p>
          <text:p text:style-name="P11"><text:a xlink:type="simple" xlink:href="#__RefHeading___Toc1545_1502043747" text:style-name="Index_20_Link" text:visited-style-name="Index_20_Link">Proportional Size<text:tab/>11</text:a></text:p>
          <text:p text:style-name="P11"><text:a xlink:type="simple" xlink:href="#__RefHeading___Toc1581_1763346469" text:style-name="Index_20_Link" text:visited-style-name="Index_20_Link">Connected<text:tab/>11</text:a></text:p>
          <text:p text:style-name="P11"><text:a xlink:type="simple" xlink:href="#__RefHeading___Toc1583_1763346469" text:style-name="Index_20_Link" text:visited-style-name="Index_20_Link">Projected(2D)<text:tab/>11</text:a></text:p>
          <text:p text:style-name="P8"><text:a xlink:type="simple" xlink:href="#__RefHeading___Toc567_3545106889" text:style-name="Index_20_Link" text:visited-style-name="Index_20_Link">Rotate<text:tab/>11</text:a></text:p>
          <text:p text:style-name="P9"><text:a xlink:type="simple" xlink:href="#__RefHeading___Toc5217_529261320" text:style-name="Index_20_Link" text:visited-style-name="Index_20_Link">Snapping<text:tab/>11</text:a></text:p>
          <text:p text:style-name="P9"><text:a xlink:type="simple" xlink:href="#__RefHeading___Toc5219_529261320" text:style-name="Index_20_Link" text:visited-style-name="Index_20_Link">Precision rotation<text:tab/>12</text:a></text:p>
          <text:p text:style-name="P9"><text:a xlink:type="simple" xlink:href="#__RefHeading___Toc5221_529261320" text:style-name="Index_20_Link" text:visited-style-name="Index_20_Link">Header Values<text:tab/>12</text:a></text:p>
          <text:p text:style-name="P9"><text:a xlink:type="simple" xlink:href="#__RefHeading___Toc2754_1040750766" text:style-name="Index_20_Link" text:visited-style-name="Index_20_Link">Numerical Input<text:tab/>12</text:a></text:p>
          <text:p text:style-name="P9"><text:a xlink:type="simple" xlink:href="#__RefHeading___Toc5223_529261320" text:style-name="Index_20_Link" text:visited-style-name="Index_20_Link">Rotate without widget<text:tab/>12</text:a></text:p>
          <text:p text:style-name="P10"><text:a xlink:type="simple" xlink:href="#__RefHeading___Toc5225_529261320" text:style-name="Index_20_Link" text:visited-style-name="Index_20_Link">Limit Axis<text:tab/>12</text:a></text:p>
          <text:p text:style-name="P10"><text:a xlink:type="simple" xlink:href="#__RefHeading___Toc569_3545106889" text:style-name="Index_20_Link" text:visited-style-name="Index_20_Link">Tool Settings<text:tab/>12</text:a></text:p>
          <text:p text:style-name="P9"><text:a xlink:type="simple" xlink:href="#__RefHeading___Toc573_3545106889" text:style-name="Index_20_Link" text:visited-style-name="Index_20_Link">Orientation<text:tab/>12</text:a></text:p>
          <text:p text:style-name="P9"><text:a xlink:type="simple" xlink:href="#__RefHeading___Toc575_3545106889" text:style-name="Index_20_Link" text:visited-style-name="Index_20_Link">Last Operator Rotate<text:tab/>13</text:a></text:p>
          <text:p text:style-name="P10"><text:a xlink:type="simple" xlink:href="#__RefHeading___Toc17263_11844793741" text:style-name="Index_20_Link" text:visited-style-name="Index_20_Link">Angle<text:tab/>13</text:a></text:p>
          <text:p text:style-name="P10"><text:a xlink:type="simple" xlink:href="#__RefHeading___Toc577_3545106889" text:style-name="Index_20_Link" text:visited-style-name="Index_20_Link">Axis<text:tab/>13</text:a></text:p>
          <text:p text:style-name="P10"><text:a xlink:type="simple" xlink:href="#__RefHeading___Toc579_3545106889" text:style-name="Index_20_Link" text:visited-style-name="Index_20_Link">Orientation<text:tab/>13</text:a></text:p>
          <text:p text:style-name="P10"><text:a xlink:type="simple" xlink:href="#__RefHeading___Toc581_3545106889" text:style-name="Index_20_Link" text:visited-style-name="Index_20_Link">Proportional editing<text:tab/>13</text:a></text:p>
          <text:p text:style-name="P11"><text:a xlink:type="simple" xlink:href="#__RefHeading___Toc1579_17633464691" text:style-name="Index_20_Link" text:visited-style-name="Index_20_Link">Proportional Falloff<text:tab/>13</text:a></text:p>
          <text:p text:style-name="P11"><text:a xlink:type="simple" xlink:href="#__RefHeading___Toc1545_15020437471" text:style-name="Index_20_Link" text:visited-style-name="Index_20_Link">Proportional Size<text:tab/>13</text:a></text:p>
          <text:p text:style-name="P11"><text:a xlink:type="simple" xlink:href="#__RefHeading___Toc1581_17633464691" text:style-name="Index_20_Link" text:visited-style-name="Index_20_Link">Connected<text:tab/>13</text:a></text:p>
          <text:p text:style-name="P11"><text:a xlink:type="simple" xlink:href="#__RefHeading___Toc1583_17633464691" text:style-name="Index_20_Link" text:visited-style-name="Index_20_Link">Projected(2D)<text:tab/>13</text:a></text:p>
          <text:p text:style-name="P8"><text:a xlink:type="simple" xlink:href="#__RefHeading___Toc1081_1258724142" text:style-name="Index_20_Link" text:visited-style-name="Index_20_Link">Scale Tools Group<text:tab/>13</text:a></text:p>
          <text:p text:style-name="P9"><text:a xlink:type="simple" xlink:href="#__RefHeading___Toc1083_1258724142" text:style-name="Index_20_Link" text:visited-style-name="Index_20_Link">Scale<text:tab/>14</text:a></text:p>
          <text:p text:style-name="P9"><text:a xlink:type="simple" xlink:href="#__RefHeading___Toc5227_529261320" text:style-name="Index_20_Link" text:visited-style-name="Index_20_Link">Snapping<text:tab/>14</text:a></text:p>
          <text:p text:style-name="P9"><text:a xlink:type="simple" xlink:href="#__RefHeading___Toc5229_529261320" text:style-name="Index_20_Link" text:visited-style-name="Index_20_Link">Precision Scale<text:tab/>14</text:a></text:p>
          <text:p text:style-name="P9"><text:a xlink:type="simple" xlink:href="#__RefHeading___Toc5231_529261320" text:style-name="Index_20_Link" text:visited-style-name="Index_20_Link">Header Values<text:tab/>14</text:a></text:p>
          <text:p text:style-name="P9"><text:a xlink:type="simple" xlink:href="#__RefHeading___Toc2756_1040750766" text:style-name="Index_20_Link" text:visited-style-name="Index_20_Link">Numerical Input<text:tab/>14</text:a></text:p>
          <text:p text:style-name="P9"><text:a xlink:type="simple" xlink:href="#__RefHeading___Toc5233_529261320" text:style-name="Index_20_Link" text:visited-style-name="Index_20_Link">Scale without widget<text:tab/>14</text:a></text:p>
          <text:p text:style-name="P10"><text:a xlink:type="simple" xlink:href="#__RefHeading___Toc5235_529261320" text:style-name="Index_20_Link" text:visited-style-name="Index_20_Link">Limit Axis<text:tab/>14</text:a></text:p>
          <text:p text:style-name="P10"><text:a xlink:type="simple" xlink:href="#__RefHeading___Toc569_35451068891" text:style-name="Index_20_Link" text:visited-style-name="Index_20_Link">Tool Settings<text:tab/>15</text:a></text:p>
          <text:p text:style-name="P11"><text:a xlink:type="simple" xlink:href="#__RefHeading___Toc573_35451068891" text:style-name="Index_20_Link" text:visited-style-name="Index_20_Link">Orientation<text:tab/>15</text:a></text:p>
          <text:p text:style-name="P10"><text:a xlink:type="simple" xlink:href="#__RefHeading___Toc575_35451068891" text:style-name="Index_20_Link" text:visited-style-name="Index_20_Link">Last Operator Resize<text:tab/>15</text:a></text:p>
          <text:p text:style-name="P11"><text:a xlink:type="simple" xlink:href="#__RefHeading___Toc17263_118447937411" text:style-name="Index_20_Link" text:visited-style-name="Index_20_Link">Angle<text:tab/>15</text:a></text:p>
          <text:p text:style-name="P11"><text:soft-page-break/><text:a xlink:type="simple" xlink:href="#__RefHeading___Toc577_35451068891" text:style-name="Index_20_Link" text:visited-style-name="Index_20_Link">Axis<text:tab/>15</text:a></text:p>
          <text:p text:style-name="P11"><text:a xlink:type="simple" xlink:href="#__RefHeading___Toc579_35451068891" text:style-name="Index_20_Link" text:visited-style-name="Index_20_Link">Orientation<text:tab/>15</text:a></text:p>
          <text:p text:style-name="P11"><text:a xlink:type="simple" xlink:href="#__RefHeading___Toc581_35451068891" text:style-name="Index_20_Link" text:visited-style-name="Index_20_Link">Proportional editing<text:tab/>15</text:a></text:p>
          <text:p text:style-name="P12"><text:a xlink:type="simple" xlink:href="#__RefHeading___Toc1579_176334646911" text:style-name="Index_20_Link" text:visited-style-name="Index_20_Link">Proportional Falloff<text:tab/>15</text:a></text:p>
          <text:p text:style-name="P12"><text:a xlink:type="simple" xlink:href="#__RefHeading___Toc1545_150204374711" text:style-name="Index_20_Link" text:visited-style-name="Index_20_Link">Proportional Size<text:tab/>15</text:a></text:p>
          <text:p text:style-name="P12"><text:a xlink:type="simple" xlink:href="#__RefHeading___Toc1581_176334646911" text:style-name="Index_20_Link" text:visited-style-name="Index_20_Link">Connected<text:tab/>15</text:a></text:p>
          <text:p text:style-name="P12"><text:a xlink:type="simple" xlink:href="#__RefHeading___Toc1583_176334646911" text:style-name="Index_20_Link" text:visited-style-name="Index_20_Link">Projected(2D)<text:tab/>16</text:a></text:p>
          <text:p text:style-name="P9"><text:a xlink:type="simple" xlink:href="#__RefHeading___Toc1085_1258724142" text:style-name="Index_20_Link" text:visited-style-name="Index_20_Link">Scale Cage<text:tab/>16</text:a></text:p>
          <text:p text:style-name="P9"><text:a xlink:type="simple" xlink:href="#__RefHeading___Toc5237_529261320" text:style-name="Index_20_Link" text:visited-style-name="Index_20_Link">Snapping<text:tab/>16</text:a></text:p>
          <text:p text:style-name="P9"><text:a xlink:type="simple" xlink:href="#__RefHeading___Toc5239_529261320" text:style-name="Index_20_Link" text:visited-style-name="Index_20_Link">Header Values<text:tab/>16</text:a></text:p>
          <text:p text:style-name="P9"><text:a xlink:type="simple" xlink:href="#__RefHeading___Toc5241_529261320" text:style-name="Index_20_Link" text:visited-style-name="Index_20_Link">Scale without widget<text:tab/>16</text:a></text:p>
          <text:p text:style-name="P10"><text:a xlink:type="simple" xlink:href="#__RefHeading___Toc5243_529261320" text:style-name="Index_20_Link" text:visited-style-name="Index_20_Link">Limit Axis<text:tab/>16</text:a></text:p>
          <text:p text:style-name="P10"><text:a xlink:type="simple" xlink:href="#__RefHeading___Toc569_354510688911" text:style-name="Index_20_Link" text:visited-style-name="Index_20_Link">Tool Settings<text:tab/>16</text:a></text:p>
          <text:p text:style-name="P11"><text:a xlink:type="simple" xlink:href="#__RefHeading___Toc573_354510688911" text:style-name="Index_20_Link" text:visited-style-name="Index_20_Link">Orientation<text:tab/>17</text:a></text:p>
          <text:p text:style-name="P10"><text:a xlink:type="simple" xlink:href="#__RefHeading___Toc575_354510688911" text:style-name="Index_20_Link" text:visited-style-name="Index_20_Link">Last Operator Resize<text:tab/>17</text:a></text:p>
          <text:p text:style-name="P11"><text:a xlink:type="simple" xlink:href="#__RefHeading___Toc17263_1184479374111" text:style-name="Index_20_Link" text:visited-style-name="Index_20_Link">Angle<text:tab/>17</text:a></text:p>
          <text:p text:style-name="P11"><text:a xlink:type="simple" xlink:href="#__RefHeading___Toc577_354510688911" text:style-name="Index_20_Link" text:visited-style-name="Index_20_Link">Axis<text:tab/>17</text:a></text:p>
          <text:p text:style-name="P11"><text:a xlink:type="simple" xlink:href="#__RefHeading___Toc579_354510688911" text:style-name="Index_20_Link" text:visited-style-name="Index_20_Link">Orientation<text:tab/>17</text:a></text:p>
          <text:p text:style-name="P11"><text:a xlink:type="simple" xlink:href="#__RefHeading___Toc581_354510688911" text:style-name="Index_20_Link" text:visited-style-name="Index_20_Link">Proportional editing<text:tab/>17</text:a></text:p>
          <text:p text:style-name="P12"><text:a xlink:type="simple" xlink:href="#__RefHeading___Toc1579_1763346469111" text:style-name="Index_20_Link" text:visited-style-name="Index_20_Link">Proportional Falloff<text:tab/>17</text:a></text:p>
          <text:p text:style-name="P12"><text:a xlink:type="simple" xlink:href="#__RefHeading___Toc1545_1502043747111" text:style-name="Index_20_Link" text:visited-style-name="Index_20_Link">Proportional Size<text:tab/>17</text:a></text:p>
          <text:p text:style-name="P12"><text:a xlink:type="simple" xlink:href="#__RefHeading___Toc1581_1763346469111" text:style-name="Index_20_Link" text:visited-style-name="Index_20_Link">Connected<text:tab/>17</text:a></text:p>
          <text:p text:style-name="P12"><text:a xlink:type="simple" xlink:href="#__RefHeading___Toc1583_1763346469111" text:style-name="Index_20_Link" text:visited-style-name="Index_20_Link">Projected(2D)<text:tab/>17</text:a></text:p>
          <text:p text:style-name="P8"><text:a xlink:type="simple" xlink:href="#__RefHeading___Toc1069_3429713044" text:style-name="Index_20_Link" text:visited-style-name="Index_20_Link">Transform<text:tab/>18</text:a></text:p>
          <text:p text:style-name="P9"><text:a xlink:type="simple" xlink:href="#__RefHeading___Toc5245_529261320" text:style-name="Index_20_Link" text:visited-style-name="Index_20_Link">Tool Settings<text:tab/>18</text:a></text:p>
          <text:p text:style-name="P10"><text:a xlink:type="simple" xlink:href="#__RefHeading___Toc5247_529261320" text:style-name="Index_20_Link" text:visited-style-name="Index_20_Link">Drag Action<text:tab/>18</text:a></text:p>
          <text:p text:style-name="P10"><text:a xlink:type="simple" xlink:href="#__RefHeading___Toc573_3545106889111" text:style-name="Index_20_Link" text:visited-style-name="Index_20_Link">Orientation<text:tab/>18</text:a></text:p>
          <text:p text:style-name="P7"><text:a xlink:type="simple" xlink:href="#__RefHeading___Toc3075_3447234814" text:style-name="Index_20_Link" text:visited-style-name="Index_20_Link">Annotate Tools group<text:tab/>18</text:a></text:p>
          <text:p text:style-name="P8"><text:a xlink:type="simple" xlink:href="#__RefHeading___Toc5249_529261320" text:style-name="Index_20_Link" text:visited-style-name="Index_20_Link">Annotate tool<text:tab/>18</text:a></text:p>
          <text:p text:style-name="P9"><text:a xlink:type="simple" xlink:href="#__RefHeading___Toc3109_3447234814" text:style-name="Index_20_Link" text:visited-style-name="Index_20_Link">Tool Settings<text:tab/>19</text:a></text:p>
          <text:p text:style-name="P10"><text:a xlink:type="simple" xlink:href="#__RefHeading___Toc3111_3447234814" text:style-name="Index_20_Link" text:visited-style-name="Index_20_Link">Color<text:tab/>19</text:a></text:p>
          <text:p text:style-name="P10"><text:a xlink:type="simple" xlink:href="#__RefHeading___Toc5259_5292613201" text:style-name="Index_20_Link" text:visited-style-name="Index_20_Link">Note<text:tab/>19</text:a></text:p>
          <text:p text:style-name="P11"><text:a xlink:type="simple" xlink:href="#__RefHeading___Toc5261_5292613201" text:style-name="Index_20_Link" text:visited-style-name="Index_20_Link">Annotations list<text:tab/>19</text:a></text:p>
          <text:p text:style-name="P11"><text:a xlink:type="simple" xlink:href="#__RefHeading___Toc5263_5292613201" text:style-name="Index_20_Link" text:visited-style-name="Index_20_Link">Edit Box<text:tab/>19</text:a></text:p>
          <text:p text:style-name="P11"><text:a xlink:type="simple" xlink:href="#__RefHeading___Toc5265_5292613201" text:style-name="Index_20_Link" text:visited-style-name="Index_20_Link">Fake User<text:tab/>19</text:a></text:p>
          <text:p text:style-name="P11"><text:a xlink:type="simple" xlink:href="#__RefHeading___Toc5267_5292613201" text:style-name="Index_20_Link" text:visited-style-name="Index_20_Link">Add Annotation<text:tab/>19</text:a></text:p>
          <text:p text:style-name="P11"><text:a xlink:type="simple" xlink:href="#__RefHeading___Toc5269_5292613201" text:style-name="Index_20_Link" text:visited-style-name="Index_20_Link">Remove Annotation<text:tab/>19</text:a></text:p>
          <text:p text:style-name="P11"><text:a xlink:type="simple" xlink:href="#__RefHeading___Toc3113_3447234814" text:style-name="Index_20_Link" text:visited-style-name="Index_20_Link">Active Layer Index<text:tab/>19</text:a></text:p>
          <text:p text:style-name="P11"><text:a xlink:type="simple" xlink:href="#__RefHeading___Toc3115_3447234814" text:style-name="Index_20_Link" text:visited-style-name="Index_20_Link">Add Annotation Layer<text:tab/>19</text:a></text:p>
          <text:p text:style-name="P11"><text:a xlink:type="simple" xlink:href="#__RefHeading___Toc3117_3447234814" text:style-name="Index_20_Link" text:visited-style-name="Index_20_Link">Remove Annotation Layer<text:tab/>20</text:a></text:p>
          <text:p text:style-name="P11"><text:a xlink:type="simple" xlink:href="#__RefHeading___Toc3119_3447234814" text:style-name="Index_20_Link" text:visited-style-name="Index_20_Link">Thickness<text:tab/>20</text:a></text:p>
          <text:p text:style-name="P11"><text:a xlink:type="simple" xlink:href="#__RefHeading___Toc5273_5292613201" text:style-name="Index_20_Link" text:visited-style-name="Index_20_Link">Frame Locked/Unlocked<text:tab/>20</text:a></text:p>
          <text:p text:style-name="P11"><text:a xlink:type="simple" xlink:href="#__RefHeading___Toc5275_5292613201" text:style-name="Index_20_Link" text:visited-style-name="Index_20_Link">Delete Active Frame<text:tab/>20</text:a></text:p>
          <text:p text:style-name="P10"><text:a xlink:type="simple" xlink:href="#__RefHeading___Toc5279_5292613201" text:style-name="Index_20_Link" text:visited-style-name="Index_20_Link">Placement<text:tab/>20</text:a></text:p>
          <text:p text:style-name="P10"><text:a xlink:type="simple" xlink:href="#__RefHeading___Toc3121_3447234814" text:style-name="Index_20_Link" text:visited-style-name="Index_20_Link">Stabilize Stroke<text:tab/>20</text:a></text:p>
          <text:p text:style-name="P11"><text:a xlink:type="simple" xlink:href="#__RefHeading___Toc3123_3447234814" text:style-name="Index_20_Link" text:visited-style-name="Index_20_Link">Radius<text:tab/>20</text:a></text:p>
          <text:p text:style-name="P11"><text:a xlink:type="simple" xlink:href="#__RefHeading___Toc3125_3447234814" text:style-name="Index_20_Link" text:visited-style-name="Index_20_Link">Factor<text:tab/>20</text:a></text:p>
          <text:p text:style-name="P8"><text:a xlink:type="simple" xlink:href="#__RefHeading___Toc5251_529261320" text:style-name="Index_20_Link" text:visited-style-name="Index_20_Link">Annotate Line<text:tab/>20</text:a></text:p>
          <text:p text:style-name="P9"><text:a xlink:type="simple" xlink:href="#__RefHeading___Toc3127_3447234814" text:style-name="Index_20_Link" text:visited-style-name="Index_20_Link">Tool Settings<text:tab/>20</text:a></text:p>
          <text:p text:style-name="P10"><text:a xlink:type="simple" xlink:href="#__RefHeading___Toc5279_52926132011" text:style-name="Index_20_Link" text:visited-style-name="Index_20_Link">Placement<text:tab/>20</text:a></text:p>
          <text:p text:style-name="P10"><text:a xlink:type="simple" xlink:href="#__RefHeading___Toc3129_3447234814" text:style-name="Index_20_Link" text:visited-style-name="Index_20_Link">Style Start<text:tab/>21</text:a></text:p>
          <text:p text:style-name="P10"><text:a xlink:type="simple" xlink:href="#__RefHeading___Toc3131_3447234814" text:style-name="Index_20_Link" text:visited-style-name="Index_20_Link">End<text:tab/>21</text:a></text:p>
          <text:p text:style-name="P8"><text:a xlink:type="simple" xlink:href="#__RefHeading___Toc5253_529261320" text:style-name="Index_20_Link" text:visited-style-name="Index_20_Link">Annotate Polygon<text:tab/>21</text:a></text:p>
          <text:p text:style-name="P10"><text:soft-page-break/><text:a xlink:type="simple" xlink:href="#__RefHeading___Toc5255_529261320" text:style-name="Index_20_Link" text:visited-style-name="Index_20_Link">Tool Settings<text:tab/>21</text:a></text:p>
          <text:p text:style-name="P9"><text:a xlink:type="simple" xlink:href="#__RefHeading___Toc5257_529261320" text:style-name="Index_20_Link" text:visited-style-name="Index_20_Link">Color<text:tab/>21</text:a></text:p>
          <text:p text:style-name="P10"><text:a xlink:type="simple" xlink:href="#__RefHeading___Toc5259_52926132011" text:style-name="Index_20_Link" text:visited-style-name="Index_20_Link">Note<text:tab/>21</text:a></text:p>
          <text:p text:style-name="P11"><text:a xlink:type="simple" xlink:href="#__RefHeading___Toc5261_52926132011" text:style-name="Index_20_Link" text:visited-style-name="Index_20_Link">Annotations list<text:tab/>21</text:a></text:p>
          <text:p text:style-name="P11"><text:a xlink:type="simple" xlink:href="#__RefHeading___Toc5263_52926132011" text:style-name="Index_20_Link" text:visited-style-name="Index_20_Link">Edit Box<text:tab/>21</text:a></text:p>
          <text:p text:style-name="P11"><text:a xlink:type="simple" xlink:href="#__RefHeading___Toc5265_52926132011" text:style-name="Index_20_Link" text:visited-style-name="Index_20_Link">Fake User<text:tab/>22</text:a></text:p>
          <text:p text:style-name="P11"><text:a xlink:type="simple" xlink:href="#__RefHeading___Toc5267_52926132011" text:style-name="Index_20_Link" text:visited-style-name="Index_20_Link">Add Annotation<text:tab/>22</text:a></text:p>
          <text:p text:style-name="P11"><text:a xlink:type="simple" xlink:href="#__RefHeading___Toc5269_52926132011" text:style-name="Index_20_Link" text:visited-style-name="Index_20_Link">Remove Annotation<text:tab/>22</text:a></text:p>
          <text:p text:style-name="P11"><text:a xlink:type="simple" xlink:href="#__RefHeading___Toc3133_3447234814" text:style-name="Index_20_Link" text:visited-style-name="Index_20_Link">Active Layer Index<text:tab/>22</text:a></text:p>
          <text:p text:style-name="P11"><text:a xlink:type="simple" xlink:href="#__RefHeading___Toc3135_3447234814" text:style-name="Index_20_Link" text:visited-style-name="Index_20_Link">Add Annotation Layer<text:tab/>22</text:a></text:p>
          <text:p text:style-name="P11"><text:a xlink:type="simple" xlink:href="#__RefHeading___Toc3137_3447234814" text:style-name="Index_20_Link" text:visited-style-name="Index_20_Link">Remove Annotation Layer<text:tab/>22</text:a></text:p>
          <text:p text:style-name="P11"><text:a xlink:type="simple" xlink:href="#__RefHeading___Toc3139_3447234814" text:style-name="Index_20_Link" text:visited-style-name="Index_20_Link">Thickness<text:tab/>22</text:a></text:p>
          <text:p text:style-name="P11"><text:a xlink:type="simple" xlink:href="#__RefHeading___Toc5273_52926132011" text:style-name="Index_20_Link" text:visited-style-name="Index_20_Link">Frame Locked/Unlocked<text:tab/>22</text:a></text:p>
          <text:p text:style-name="P11"><text:a xlink:type="simple" xlink:href="#__RefHeading___Toc5275_52926132011" text:style-name="Index_20_Link" text:visited-style-name="Index_20_Link">Delete Active Frame<text:tab/>22</text:a></text:p>
          <text:p text:style-name="P12"><text:a xlink:type="simple" xlink:href="#__RefHeading___Toc5279_529261320" text:style-name="Index_20_Link" text:visited-style-name="Index_20_Link">Placement<text:tab/>22</text:a></text:p>
          <text:p text:style-name="P8"><text:a xlink:type="simple" xlink:href="#__RefHeading___Toc5281_529261320" text:style-name="Index_20_Link" text:visited-style-name="Index_20_Link">Annotate Eraser<text:tab/>22</text:a></text:p>
          <text:p text:style-name="P10"><text:a xlink:type="simple" xlink:href="#__RefHeading___Toc5283_529261320" text:style-name="Index_20_Link" text:visited-style-name="Index_20_Link">Tool Settings<text:tab/>22</text:a></text:p>
          <text:p text:style-name="P11"><text:a xlink:type="simple" xlink:href="#__RefHeading___Toc5285_529261320" text:style-name="Index_20_Link" text:visited-style-name="Index_20_Link">Radius<text:tab/>22</text:a></text:p>
          <text:p text:style-name="P7"><text:a xlink:type="simple" xlink:href="#__RefHeading___Toc3105_3447234814" text:style-name="Index_20_Link" text:visited-style-name="Index_20_Link">Measure<text:tab/>23</text:a></text:p>
          <text:p text:style-name="P9"><text:a xlink:type="simple" xlink:href="#__RefHeading___Toc5289_529261320" text:style-name="Index_20_Link" text:visited-style-name="Index_20_Link">Measuring angles<text:tab/>23</text:a></text:p>
          <text:p text:style-name="P9"><text:a xlink:type="simple" xlink:href="#__RefHeading___Toc5291_529261320" text:style-name="Index_20_Link" text:visited-style-name="Index_20_Link">Snapping<text:tab/>23</text:a></text:p>
          <text:p text:style-name="P9"><text:a xlink:type="simple" xlink:href="#__RefHeading___Toc5293_529261320" text:style-name="Index_20_Link" text:visited-style-name="Index_20_Link">Delete measure lines<text:tab/>23</text:a></text:p>
          <text:p text:style-name="P7"><text:a xlink:type="simple" xlink:href="#__RefHeading___Toc3107_3447234814" text:style-name="Index_20_Link" text:visited-style-name="Index_20_Link">Primitives Add tools group<text:tab/>23</text:a></text:p>
          <text:p text:style-name="P9"><text:a xlink:type="simple" xlink:href="#__RefHeading___Toc4296_1966632384" text:style-name="Index_20_Link" text:visited-style-name="Index_20_Link">Add Cube<text:tab/>24</text:a></text:p>
          <text:p text:style-name="P10"><text:a xlink:type="simple" xlink:href="#__RefHeading___Toc4316_1966632384" text:style-name="Index_20_Link" text:visited-style-name="Index_20_Link">Tool Settings<text:tab/>24</text:a></text:p>
          <text:p text:style-name="P11"><text:a xlink:type="simple" xlink:href="#__RefHeading___Toc4318_1966632384" text:style-name="Index_20_Link" text:visited-style-name="Index_20_Link">Depth<text:tab/>24</text:a></text:p>
          <text:p text:style-name="P12"><text:a xlink:type="simple" xlink:href="#__RefHeading___Toc4320_1966632384" text:style-name="Index_20_Link" text:visited-style-name="Index_20_Link">Position<text:tab/>24</text:a></text:p>
          <text:p text:style-name="P13"><text:a xlink:type="simple" xlink:href="#__RefHeading___Toc4322_1966632384" text:style-name="Index_20_Link" text:visited-style-name="Index_20_Link">Surface<text:tab/>24</text:a></text:p>
          <text:p text:style-name="P13"><text:a xlink:type="simple" xlink:href="#__RefHeading___Toc4324_1966632384" text:style-name="Index_20_Link" text:visited-style-name="Index_20_Link">3D Cursor Plane<text:tab/>24</text:a></text:p>
          <text:p text:style-name="P13"><text:a xlink:type="simple" xlink:href="#__RefHeading___Toc4326_1966632384" text:style-name="Index_20_Link" text:visited-style-name="Index_20_Link">3D Cursor View<text:tab/>24</text:a></text:p>
          <text:p text:style-name="P12"><text:a xlink:type="simple" xlink:href="#__RefHeading___Toc3315_278071053" text:style-name="Index_20_Link" text:visited-style-name="Index_20_Link">Orientation<text:tab/>24</text:a></text:p>
          <text:p text:style-name="P12"><text:a xlink:type="simple" xlink:href="#__RefHeading___Toc3317_278071053" text:style-name="Index_20_Link" text:visited-style-name="Index_20_Link">Snap To<text:tab/>24</text:a></text:p>
          <text:p text:style-name="P12"><text:a xlink:type="simple" xlink:href="#__RefHeading___Toc4328_1966632384" text:style-name="Index_20_Link" text:visited-style-name="Index_20_Link">Plane Axis<text:tab/>24</text:a></text:p>
          <text:p text:style-name="P12"><text:a xlink:type="simple" xlink:href="#__RefHeading___Toc3702_646645427" text:style-name="Index_20_Link" text:visited-style-name="Index_20_Link">Auto Axis<text:tab/>24</text:a></text:p>
          <text:p text:style-name="P12"><text:a xlink:type="simple" xlink:href="#__RefHeading___Toc3498_3243327604" text:style-name="Index_20_Link" text:visited-style-name="Index_20_Link">Base<text:tab/>25</text:a></text:p>
          <text:p text:style-name="P13"><text:a xlink:type="simple" xlink:href="#__RefHeading___Toc523_35451068891" text:style-name="Index_20_Link" text:visited-style-name="Index_20_Link">Origin<text:tab/>25</text:a></text:p>
          <text:p text:style-name="P13"><text:a xlink:type="simple" xlink:href="#__RefHeading___Toc3319_278071053" text:style-name="Index_20_Link" text:visited-style-name="Index_20_Link">Aspect<text:tab/>25</text:a></text:p>
          <text:p text:style-name="P12"><text:a xlink:type="simple" xlink:href="#__RefHeading___Toc3500_3243327604" text:style-name="Index_20_Link" text:visited-style-name="Index_20_Link">Height<text:tab/>25</text:a></text:p>
          <text:p text:style-name="P13"><text:a xlink:type="simple" xlink:href="#__RefHeading___Toc523_354510688911" text:style-name="Index_20_Link" text:visited-style-name="Index_20_Link">Origin<text:tab/>25</text:a></text:p>
          <text:p text:style-name="P13"><text:a xlink:type="simple" xlink:href="#__RefHeading___Toc3319_2780710531" text:style-name="Index_20_Link" text:visited-style-name="Index_20_Link">Aspect<text:tab/>25</text:a></text:p>
          <text:p text:style-name="P10"><text:a xlink:type="simple" xlink:href="#__RefHeading___Toc869_1408617481" text:style-name="Index_20_Link" text:visited-style-name="Index_20_Link">Last Operator Add Cube Panel<text:tab/>25</text:a></text:p>
          <text:p text:style-name="P9"><text:a xlink:type="simple" xlink:href="#__RefHeading___Toc4298_1966632384" text:style-name="Index_20_Link" text:visited-style-name="Index_20_Link">Add Cone<text:tab/>25</text:a></text:p>
          <text:p text:style-name="P10"><text:a xlink:type="simple" xlink:href="#__RefHeading___Toc2292_2586055211" text:style-name="Index_20_Link" text:visited-style-name="Index_20_Link">Tool Settings<text:tab/>25</text:a></text:p>
          <text:p text:style-name="P11"><text:a xlink:type="simple" xlink:href="#__RefHeading___Toc4318_19666323841" text:style-name="Index_20_Link" text:visited-style-name="Index_20_Link">Depth<text:tab/>25</text:a></text:p>
          <text:p text:style-name="P12"><text:a xlink:type="simple" xlink:href="#__RefHeading___Toc4320_19666323841" text:style-name="Index_20_Link" text:visited-style-name="Index_20_Link">Position<text:tab/>25</text:a></text:p>
          <text:p text:style-name="P13"><text:a xlink:type="simple" xlink:href="#__RefHeading___Toc4322_19666323841" text:style-name="Index_20_Link" text:visited-style-name="Index_20_Link">Surface<text:tab/>25</text:a></text:p>
          <text:p text:style-name="P13"><text:a xlink:type="simple" xlink:href="#__RefHeading___Toc4324_19666323841" text:style-name="Index_20_Link" text:visited-style-name="Index_20_Link">3D Cursor Plane<text:tab/>25</text:a></text:p>
          <text:p text:style-name="P13"><text:a xlink:type="simple" xlink:href="#__RefHeading___Toc4326_19666323841" text:style-name="Index_20_Link" text:visited-style-name="Index_20_Link">3D Cursor View<text:tab/>25</text:a></text:p>
          <text:p text:style-name="P12"><text:a xlink:type="simple" xlink:href="#__RefHeading___Toc2812_2999943522" text:style-name="Index_20_Link" text:visited-style-name="Index_20_Link">Orientation<text:tab/>26</text:a></text:p>
          <text:p text:style-name="P12"><text:a xlink:type="simple" xlink:href="#__RefHeading___Toc3321_278071053" text:style-name="Index_20_Link" text:visited-style-name="Index_20_Link">Snap To<text:tab/>26</text:a></text:p>
          <text:p text:style-name="P12"><text:a xlink:type="simple" xlink:href="#__RefHeading___Toc4328_19666323845" text:style-name="Index_20_Link" text:visited-style-name="Index_20_Link">Plane Axis<text:tab/>26</text:a></text:p>
          <text:p text:style-name="P12"><text:a xlink:type="simple" xlink:href="#__RefHeading___Toc3704_646645427" text:style-name="Index_20_Link" text:visited-style-name="Index_20_Link">Auto Axis<text:tab/>26</text:a></text:p>
          <text:p text:style-name="P12"><text:a xlink:type="simple" xlink:href="#__RefHeading___Toc3502_3243327604" text:style-name="Index_20_Link" text:visited-style-name="Index_20_Link">Base<text:tab/>26</text:a></text:p>
          <text:p text:style-name="P13"><text:soft-page-break/><text:a xlink:type="simple" xlink:href="#__RefHeading___Toc523_354510688912" text:style-name="Index_20_Link" text:visited-style-name="Index_20_Link">Origin<text:tab/>26</text:a></text:p>
          <text:p text:style-name="P13"><text:a xlink:type="simple" xlink:href="#__RefHeading___Toc3319_2780710532" text:style-name="Index_20_Link" text:visited-style-name="Index_20_Link">Aspect<text:tab/>26</text:a></text:p>
          <text:p text:style-name="P12"><text:a xlink:type="simple" xlink:href="#__RefHeading___Toc3504_3243327604" text:style-name="Index_20_Link" text:visited-style-name="Index_20_Link">Height<text:tab/>26</text:a></text:p>
          <text:p text:style-name="P13"><text:a xlink:type="simple" xlink:href="#__RefHeading___Toc523_3545106889111" text:style-name="Index_20_Link" text:visited-style-name="Index_20_Link">Origin<text:tab/>26</text:a></text:p>
          <text:p text:style-name="P13"><text:a xlink:type="simple" xlink:href="#__RefHeading___Toc3319_27807105311" text:style-name="Index_20_Link" text:visited-style-name="Index_20_Link">Aspect<text:tab/>26</text:a></text:p>
          <text:p text:style-name="P12"><text:a xlink:type="simple" xlink:href="#__RefHeading___Toc2294_2586055211" text:style-name="Index_20_Link" text:visited-style-name="Index_20_Link">Vertices<text:tab/>26</text:a></text:p>
          <text:p text:style-name="P12"><text:a xlink:type="simple" xlink:href="#__RefHeading___Toc3325_278071053" text:style-name="Index_20_Link" text:visited-style-name="Index_20_Link">Base Fill Type<text:tab/>26</text:a></text:p>
          <text:p text:style-name="P10"><text:a xlink:type="simple" xlink:href="#__RefHeading___Toc869_1408617481121" text:style-name="Index_20_Link" text:visited-style-name="Index_20_Link">Last Operator Add Cone Panel<text:tab/>26</text:a></text:p>
          <text:p text:style-name="P9"><text:a xlink:type="simple" xlink:href="#__RefHeading___Toc4300_1966632384" text:style-name="Index_20_Link" text:visited-style-name="Index_20_Link">Add Cylinder<text:tab/>27</text:a></text:p>
          <text:p text:style-name="P10"><text:a xlink:type="simple" xlink:href="#__RefHeading___Toc2296_2586055211" text:style-name="Index_20_Link" text:visited-style-name="Index_20_Link">Tool Settings<text:tab/>27</text:a></text:p>
          <text:p text:style-name="P11"><text:a xlink:type="simple" xlink:href="#__RefHeading___Toc4318_19666323842" text:style-name="Index_20_Link" text:visited-style-name="Index_20_Link">Depth<text:tab/>27</text:a></text:p>
          <text:p text:style-name="P12"><text:a xlink:type="simple" xlink:href="#__RefHeading___Toc4320_19666323842" text:style-name="Index_20_Link" text:visited-style-name="Index_20_Link">Position<text:tab/>27</text:a></text:p>
          <text:p text:style-name="P13"><text:a xlink:type="simple" xlink:href="#__RefHeading___Toc4322_19666323842" text:style-name="Index_20_Link" text:visited-style-name="Index_20_Link">Surface<text:tab/>27</text:a></text:p>
          <text:p text:style-name="P13"><text:a xlink:type="simple" xlink:href="#__RefHeading___Toc4324_19666323842" text:style-name="Index_20_Link" text:visited-style-name="Index_20_Link">3D Cursor Plane<text:tab/>27</text:a></text:p>
          <text:p text:style-name="P13"><text:a xlink:type="simple" xlink:href="#__RefHeading___Toc4326_19666323842" text:style-name="Index_20_Link" text:visited-style-name="Index_20_Link">3D Cursor View<text:tab/>27</text:a></text:p>
          <text:p text:style-name="P12"><text:a xlink:type="simple" xlink:href="#__RefHeading___Toc2814_2999943522" text:style-name="Index_20_Link" text:visited-style-name="Index_20_Link">Orientation<text:tab/>27</text:a></text:p>
          <text:p text:style-name="P12"><text:a xlink:type="simple" xlink:href="#__RefHeading___Toc3327_278071053" text:style-name="Index_20_Link" text:visited-style-name="Index_20_Link">Snap To<text:tab/>27</text:a></text:p>
          <text:p text:style-name="P12"><text:a xlink:type="simple" xlink:href="#__RefHeading___Toc4328_196663238451" text:style-name="Index_20_Link" text:visited-style-name="Index_20_Link">Plane Axis<text:tab/>28</text:a></text:p>
          <text:p text:style-name="P12"><text:a xlink:type="simple" xlink:href="#__RefHeading___Toc3706_646645427" text:style-name="Index_20_Link" text:visited-style-name="Index_20_Link">Auto Axis<text:tab/>28</text:a></text:p>
          <text:p text:style-name="P12"><text:a xlink:type="simple" xlink:href="#__RefHeading___Toc3506_3243327604" text:style-name="Index_20_Link" text:visited-style-name="Index_20_Link">Base<text:tab/>28</text:a></text:p>
          <text:p text:style-name="P13"><text:a xlink:type="simple" xlink:href="#__RefHeading___Toc523_3545106889121" text:style-name="Index_20_Link" text:visited-style-name="Index_20_Link">Origin<text:tab/>28</text:a></text:p>
          <text:p text:style-name="P13"><text:a xlink:type="simple" xlink:href="#__RefHeading___Toc3319_27807105321" text:style-name="Index_20_Link" text:visited-style-name="Index_20_Link">Aspect<text:tab/>28</text:a></text:p>
          <text:p text:style-name="P12"><text:a xlink:type="simple" xlink:href="#__RefHeading___Toc3508_3243327604" text:style-name="Index_20_Link" text:visited-style-name="Index_20_Link">Height<text:tab/>28</text:a></text:p>
          <text:p text:style-name="P13"><text:a xlink:type="simple" xlink:href="#__RefHeading___Toc523_35451068891111" text:style-name="Index_20_Link" text:visited-style-name="Index_20_Link">Origin<text:tab/>28</text:a></text:p>
          <text:p text:style-name="P13"><text:a xlink:type="simple" xlink:href="#__RefHeading___Toc3319_278071053111" text:style-name="Index_20_Link" text:visited-style-name="Index_20_Link">Aspect<text:tab/>28</text:a></text:p>
          <text:p text:style-name="P12"><text:a xlink:type="simple" xlink:href="#__RefHeading___Toc2298_2586055211" text:style-name="Index_20_Link" text:visited-style-name="Index_20_Link">Vertices<text:tab/>28</text:a></text:p>
          <text:p text:style-name="P10"><text:a xlink:type="simple" xlink:href="#__RefHeading___Toc869_140861748112" text:style-name="Index_20_Link" text:visited-style-name="Index_20_Link">Last Operator Add Circle Panel<text:tab/>28</text:a></text:p>
          <text:p text:style-name="P9"><text:a xlink:type="simple" xlink:href="#__RefHeading___Toc4302_1966632384" text:style-name="Index_20_Link" text:visited-style-name="Index_20_Link">Add UV Sphere<text:tab/>29</text:a></text:p>
          <text:p text:style-name="P10"><text:a xlink:type="simple" xlink:href="#__RefHeading___Toc2300_2586055211" text:style-name="Index_20_Link" text:visited-style-name="Index_20_Link">Tool Settings<text:tab/>29</text:a></text:p>
          <text:p text:style-name="P11"><text:a xlink:type="simple" xlink:href="#__RefHeading___Toc4318_19666323843" text:style-name="Index_20_Link" text:visited-style-name="Index_20_Link">Depth<text:tab/>29</text:a></text:p>
          <text:p text:style-name="P12"><text:a xlink:type="simple" xlink:href="#__RefHeading___Toc4320_19666323843" text:style-name="Index_20_Link" text:visited-style-name="Index_20_Link">Position<text:tab/>29</text:a></text:p>
          <text:p text:style-name="P13"><text:a xlink:type="simple" xlink:href="#__RefHeading___Toc4322_19666323843" text:style-name="Index_20_Link" text:visited-style-name="Index_20_Link">Surface<text:tab/>29</text:a></text:p>
          <text:p text:style-name="P13"><text:a xlink:type="simple" xlink:href="#__RefHeading___Toc4324_19666323843" text:style-name="Index_20_Link" text:visited-style-name="Index_20_Link">3D Cursor Plane<text:tab/>29</text:a></text:p>
          <text:p text:style-name="P13"><text:a xlink:type="simple" xlink:href="#__RefHeading___Toc4326_19666323843" text:style-name="Index_20_Link" text:visited-style-name="Index_20_Link">3D Cursor View<text:tab/>29</text:a></text:p>
          <text:p text:style-name="P12"><text:a xlink:type="simple" xlink:href="#__RefHeading___Toc2816_2999943522" text:style-name="Index_20_Link" text:visited-style-name="Index_20_Link">Orientation<text:tab/>29</text:a></text:p>
          <text:p text:style-name="P12"><text:a xlink:type="simple" xlink:href="#__RefHeading___Toc3331_278071053" text:style-name="Index_20_Link" text:visited-style-name="Index_20_Link">Snap To<text:tab/>29</text:a></text:p>
          <text:p text:style-name="P12"><text:a xlink:type="simple" xlink:href="#__RefHeading___Toc4328_1966632384511" text:style-name="Index_20_Link" text:visited-style-name="Index_20_Link">Plane Axis<text:tab/>29</text:a></text:p>
          <text:p text:style-name="P12"><text:a xlink:type="simple" xlink:href="#__RefHeading___Toc3708_646645427" text:style-name="Index_20_Link" text:visited-style-name="Index_20_Link">Auto Axis<text:tab/>29</text:a></text:p>
          <text:p text:style-name="P12"><text:a xlink:type="simple" xlink:href="#__RefHeading___Toc3510_3243327604" text:style-name="Index_20_Link" text:visited-style-name="Index_20_Link">Base<text:tab/>29</text:a></text:p>
          <text:p text:style-name="P13"><text:a xlink:type="simple" xlink:href="#__RefHeading___Toc523_35451068891211" text:style-name="Index_20_Link" text:visited-style-name="Index_20_Link">Origin<text:tab/>29</text:a></text:p>
          <text:p text:style-name="P13"><text:a xlink:type="simple" xlink:href="#__RefHeading___Toc3319_278071053211" text:style-name="Index_20_Link" text:visited-style-name="Index_20_Link">Aspect<text:tab/>30</text:a></text:p>
          <text:p text:style-name="P12"><text:a xlink:type="simple" xlink:href="#__RefHeading___Toc3512_3243327604" text:style-name="Index_20_Link" text:visited-style-name="Index_20_Link">Height<text:tab/>30</text:a></text:p>
          <text:p text:style-name="P13"><text:a xlink:type="simple" xlink:href="#__RefHeading___Toc523_354510688911111" text:style-name="Index_20_Link" text:visited-style-name="Index_20_Link">Origin<text:tab/>30</text:a></text:p>
          <text:p text:style-name="P13"><text:a xlink:type="simple" xlink:href="#__RefHeading___Toc3319_2780710531111" text:style-name="Index_20_Link" text:visited-style-name="Index_20_Link">Aspect<text:tab/>30</text:a></text:p>
          <text:p text:style-name="P12"><text:a xlink:type="simple" xlink:href="#__RefHeading___Toc2302_2586055211" text:style-name="Index_20_Link" text:visited-style-name="Index_20_Link">Segments<text:tab/>30</text:a></text:p>
          <text:p text:style-name="P12"><text:a xlink:type="simple" xlink:href="#__RefHeading___Toc2304_2586055211" text:style-name="Index_20_Link" text:visited-style-name="Index_20_Link">Rings<text:tab/>30</text:a></text:p>
          <text:p text:style-name="P10"><text:a xlink:type="simple" xlink:href="#__RefHeading___Toc869_140861748111" text:style-name="Index_20_Link" text:visited-style-name="Index_20_Link">Last Operator Add UV Sphere Panel<text:tab/>30</text:a></text:p>
          <text:p text:style-name="P9"><text:a xlink:type="simple" xlink:href="#__RefHeading___Toc4304_1966632384" text:style-name="Index_20_Link" text:visited-style-name="Index_20_Link">Add Icosphere<text:tab/>30</text:a></text:p>
          <text:p text:style-name="P10"><text:a xlink:type="simple" xlink:href="#__RefHeading___Toc2306_2586055211" text:style-name="Index_20_Link" text:visited-style-name="Index_20_Link">Tool Settings<text:tab/>30</text:a></text:p>
          <text:p text:style-name="P11"><text:a xlink:type="simple" xlink:href="#__RefHeading___Toc4318_19666323844" text:style-name="Index_20_Link" text:visited-style-name="Index_20_Link">Depth<text:tab/>30</text:a></text:p>
          <text:p text:style-name="P12"><text:a xlink:type="simple" xlink:href="#__RefHeading___Toc4320_19666323844" text:style-name="Index_20_Link" text:visited-style-name="Index_20_Link">Position<text:tab/>30</text:a></text:p>
          <text:p text:style-name="P13"><text:a xlink:type="simple" xlink:href="#__RefHeading___Toc4322_19666323844" text:style-name="Index_20_Link" text:visited-style-name="Index_20_Link">Surface<text:tab/>31</text:a></text:p>
          <text:p text:style-name="P13"><text:a xlink:type="simple" xlink:href="#__RefHeading___Toc4324_19666323844" text:style-name="Index_20_Link" text:visited-style-name="Index_20_Link">3D Cursor Plane<text:tab/>31</text:a></text:p>
          <text:p text:style-name="P13"><text:soft-page-break/><text:a xlink:type="simple" xlink:href="#__RefHeading___Toc4326_19666323844" text:style-name="Index_20_Link" text:visited-style-name="Index_20_Link">3D Cursor View<text:tab/>31</text:a></text:p>
          <text:p text:style-name="P12"><text:a xlink:type="simple" xlink:href="#__RefHeading___Toc2818_2999943522" text:style-name="Index_20_Link" text:visited-style-name="Index_20_Link">Orientation<text:tab/>31</text:a></text:p>
          <text:p text:style-name="P12"><text:a xlink:type="simple" xlink:href="#__RefHeading___Toc3335_278071053" text:style-name="Index_20_Link" text:visited-style-name="Index_20_Link">Snap To<text:tab/>31</text:a></text:p>
          <text:p text:style-name="P12"><text:a xlink:type="simple" xlink:href="#__RefHeading___Toc4328_19666323845111" text:style-name="Index_20_Link" text:visited-style-name="Index_20_Link">Plane Axis<text:tab/>31</text:a></text:p>
          <text:p text:style-name="P12"><text:a xlink:type="simple" xlink:href="#__RefHeading___Toc3710_646645427" text:style-name="Index_20_Link" text:visited-style-name="Index_20_Link">Auto Axis<text:tab/>31</text:a></text:p>
          <text:p text:style-name="P12"><text:a xlink:type="simple" xlink:href="#__RefHeading___Toc3514_3243327604" text:style-name="Index_20_Link" text:visited-style-name="Index_20_Link">Base<text:tab/>31</text:a></text:p>
          <text:p text:style-name="P13"><text:a xlink:type="simple" xlink:href="#__RefHeading___Toc523_35451068891212" text:style-name="Index_20_Link" text:visited-style-name="Index_20_Link">Origin<text:tab/>31</text:a></text:p>
          <text:p text:style-name="P13"><text:a xlink:type="simple" xlink:href="#__RefHeading___Toc3319_278071053212" text:style-name="Index_20_Link" text:visited-style-name="Index_20_Link">Aspect<text:tab/>31</text:a></text:p>
          <text:p text:style-name="P12"><text:a xlink:type="simple" xlink:href="#__RefHeading___Toc3516_3243327604" text:style-name="Index_20_Link" text:visited-style-name="Index_20_Link">Height<text:tab/>31</text:a></text:p>
          <text:p text:style-name="P13"><text:a xlink:type="simple" xlink:href="#__RefHeading___Toc523_354510688911112" text:style-name="Index_20_Link" text:visited-style-name="Index_20_Link">Origin<text:tab/>31</text:a></text:p>
          <text:p text:style-name="P13"><text:a xlink:type="simple" xlink:href="#__RefHeading___Toc3319_2780710531112" text:style-name="Index_20_Link" text:visited-style-name="Index_20_Link">Aspect<text:tab/>31</text:a></text:p>
          <text:p text:style-name="P12"><text:a xlink:type="simple" xlink:href="#__RefHeading___Toc2308_2586055211" text:style-name="Index_20_Link" text:visited-style-name="Index_20_Link">Subdivisions<text:tab/>31</text:a></text:p>
          <text:p text:style-name="P10"><text:a xlink:type="simple" xlink:href="#__RefHeading___Toc869_1408617481111" text:style-name="Index_20_Link" text:visited-style-name="Index_20_Link">Last Operator Add Ico Sphere Panel<text:tab/>31</text:a></text:p>
        </text:index-body>
      </text:table-of-content>
      <text:p text:style-name="Standard"/>
      <table:table table:name="Tabelle1" table:style-name="Tabelle1">
        <table:table-column table:style-name="Tabelle1.A"/>
        <table:table-row table:style-name="TableLine2395465845184">
          <table:table-cell table:style-name="Tabelle1.A1" office:value-type="string">
            <text:h text:style-name="Heading_20_1" text:outline-level="1"><text:bookmark-start text:name="__RefHeading___Toc1635_3986918938"/>Tool Shelf - Object Mode<text:bookmark-end text:name="__RefHeading___Toc1635_3986918938"/></text:h>
          </table:table-cell>
        </table:table-row>
      </table:table>
      <text:p text:style-name="Standard"/>
      <text:p text:style-name="Standard"><draw:frame draw:style-name="fr1" draw:name="Bild1" text:anchor-type="paragraph" svg:y="0.051cm" svg:width="1.61cm" svg:height="2.731cm" draw:z-index="0"><draw:image xlink:href="Pictures/100002010000005F000000A155F507F2DF389368.png" xlink:type="simple" xlink:show="embed" xlink:actuate="onLoad" draw:mime-type="image/png"/></draw:frame>In Object mode you will see mainly the general select and transform tools. </text:p>
      <text:p text:style-name="Standard"/>
      <text:p text:style-name="Standard">Those tools will also appear in other modes like Edit mode. We will not cover it again there.</text:p>
      <text:p text:style-name="Standard"/>
      <text:p text:style-name="Standard"/>
      <text:p text:style-name="Standard"/>
      <table:table table:name="Tabelle3" table:style-name="Tabelle3">
        <table:table-column table:style-name="Tabelle3.A"/>
        <table:table-row table:style-name="TableLine2395465843552">
          <table:table-cell table:style-name="Tabelle3.A1" office:value-type="string">
            <text:h text:style-name="Heading_20_1" text:outline-level="1"><text:bookmark-start text:name="__RefHeading___Toc3093_2096997337"/>Select Tools Group<text:bookmark-end text:name="__RefHeading___Toc3093_2096997337"/></text:h>
          </table:table-cell>
        </table:table-row>
      </table:table>
      <text:p text:style-name="Text_20_body"/>
      <text:p text:style-name="Text_20_body"><draw:frame draw:style-name="fr1" draw:name="Bild2" text:anchor-type="paragraph" svg:y="-0.044cm" svg:width="3.24cm" svg:height="3.191cm" draw:z-index="1"><draw:image xlink:href="Pictures/10000201000000B8000000B526E532E3CE31970E.png" xlink:type="simple" xlink:show="embed" xlink:actuate="onLoad" draw:mime-type="image/png"/></draw:frame>Tools with a triangle down right are a group of tools. Click and hold to reveal the content. Then choose the tool that you need.</text:p>
      <text:p text:style-name="Standard"/>
      <text:h text:style-name="Heading_20_3" text:outline-level="3"><text:bookmark-start text:name="__RefHeading___Toc1919_3254032664"/>Tweak<text:bookmark-end text:name="__RefHeading___Toc1919_3254032664"/></text:h>
      <text:p text:style-name="Text_20_body">Allows you to select or tweak single elements by clicking at it.</text:p>
      <text:p text:style-name="Horizontal_20_Line"/>
      <text:h text:style-name="Heading_20_3" text:outline-level="3"><draw:frame draw:style-name="fr1" draw:name="Bild3" text:anchor-type="paragraph" svg:y="0.508cm" svg:width="5.11cm" svg:height="4.6cm" draw:z-index="2"><draw:image xlink:href="Pictures/100002010000012E0000011093D9E77C3E9B590F.png" xlink:type="simple" xlink:show="embed" xlink:actuate="onLoad" draw:mime-type="image/png"/></draw:frame><text:bookmark-start text:name="__RefHeading___Toc163_1895151578"/>Select Box<text:bookmark-end text:name="__RefHeading___Toc163_1895151578"/></text:h>
      <text:p text:style-name="Text_20_body">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5" text:anchor-type="paragraph" svg:y="0.441cm" svg:width="3.401cm" svg:height="1.619cm" draw:z-index="4"><draw:image xlink:href="Pictures/10000201000000C900000060F55C0DA7D1AD5F9A.png" xlink:type="simple" xlink:show="embed" xlink:actuate="onLoad" draw:mime-type="image/png"/></draw:frame><text:bookmark-start text:name="__RefHeading___Toc165_1895151578"/>Tool Settings<text:bookmark-end text:name="__RefHeading___Toc165_1895151578"/></text:h>
      <text:h text:style-name="Heading_20_5" text:outline-level="5"><text:bookmark-start text:name="__RefHeading___Toc507_3545106889"/>Mode<text:bookmark-end text:name="__RefHeading___Toc507_3545106889"/></text:h>
      <text:p text:style-name="Text_20_body">The available selection modes. The mode titles are pretty self explaining. So i won't go into detail here.</text:p>
      <text:h text:style-name="Heading_20_6" text:outline-level="6"><text:bookmark-start text:name="__RefHeading___Toc509_3545106889"/>Set a new selection<text:bookmark-end text:name="__RefHeading___Toc509_3545106889"/></text:h>
      <text:h text:style-name="Heading_20_6" text:outline-level="6"><text:bookmark-start text:name="__RefHeading___Toc511_3545106889"/>Extend existing selection<text:bookmark-end text:name="__RefHeading___Toc511_3545106889"/></text:h>
      <text:h text:style-name="Heading_20_6" text:outline-level="6"><text:bookmark-start text:name="__RefHeading___Toc513_3545106889"/>Subtract existing selection<text:bookmark-end text:name="__RefHeading___Toc513_3545106889"/></text:h>
      <text:h text:style-name="Heading_20_6" text:outline-level="6"><text:bookmark-start text:name="__RefHeading___Toc515_3545106889"/>Inverts existing selection<text:bookmark-end text:name="__RefHeading___Toc515_3545106889"/></text:h>
      <text:h text:style-name="Heading_20_6" text:outline-level="6"><text:bookmark-start text:name="__RefHeading___Toc517_3545106889"/>Intersect existing selection<text:bookmark-end text:name="__RefHeading___Toc517_3545106889"/></text:h>
      <text:p text:style-name="Horizontal_20_Line"/>
      <text:h text:style-name="Heading_20_3" text:outline-level="3"><draw:frame draw:style-name="fr1" draw:name="Bild4" text:anchor-type="paragraph" svg:y="0.635cm" svg:width="4.009cm" svg:height="3.47cm" draw:z-index="3"><draw:image xlink:href="Pictures/10000201000000ED000000CD2A44FF878BDF4F80.png" xlink:type="simple" xlink:show="embed" xlink:actuate="onLoad" draw:mime-type="image/png"/></draw:frame><text:bookmark-start text:name="__RefHeading___Toc167_1895151578"/>Select Circle<text:bookmark-end text:name="__RefHeading___Toc167_1895151578"/></text:h>
      <text:p text:style-name="Text_20_body">Draws a box to select several elements at once. Click at the start point, then drag.</text:p>
      <text:p text:style-name="Text_20_body"><text:soft-page-break/></text:p>
      <text:p text:style-name="Text_20_body"/>
      <text:p text:style-name="Text_20_body"/>
      <text:h text:style-name="Heading_20_4" text:outline-level="4"><draw:frame draw:style-name="fr2" draw:name="Bild6" text:anchor-type="paragraph" svg:x="15.035cm" svg:y="0.441cm" svg:width="3.371cm" svg:height="2.06cm" draw:z-index="5"><draw:image xlink:href="Pictures/10000201000000C70000007A7B51BF483FE87EC6.png" xlink:type="simple" xlink:show="embed" xlink:actuate="onLoad" draw:mime-type="image/png"/></draw:frame><text:bookmark-start text:name="__RefHeading___Toc519_3545106889"/>Tool Settings<text:bookmark-end text:name="__RefHeading___Toc519_3545106889"/></text:h>
      <text:h text:style-name="Heading_20_5" text:outline-level="5"><text:bookmark-start text:name="__RefHeading___Toc521_3545106889"/>Mode<text:bookmark-end text:name="__RefHeading___Toc521_3545106889"/></text:h>
      <text:p text:style-name="Text_20_body">The available selection modes. The mode titles are pretty self explaining. So i won't go into detail here.</text:p>
      <text:h text:style-name="Heading_20_6" text:outline-level="6"><text:bookmark-start text:name="__RefHeading___Toc523_3545106889"/>Set a new selection<text:bookmark-end text:name="__RefHeading___Toc523_3545106889"/></text:h>
      <text:h text:style-name="Heading_20_6" text:outline-level="6"><text:bookmark-start text:name="__RefHeading___Toc525_3545106889"/>Extend existing selection<text:bookmark-end text:name="__RefHeading___Toc525_3545106889"/></text:h>
      <text:h text:style-name="Heading_20_6" text:outline-level="6"><text:bookmark-start text:name="__RefHeading___Toc527_3545106889"/>Subtract existing selection<text:bookmark-end text:name="__RefHeading___Toc527_3545106889"/></text:h>
      <text:h text:style-name="Heading_20_5" text:outline-level="5"><text:bookmark-start text:name="__RefHeading___Toc529_3545106889"/>Radius<text:bookmark-end text:name="__RefHeading___Toc529_3545106889"/></text:h>
      <text:p text:style-name="Text_20_body">The brush radius.</text:p>
      <text:p text:style-name="Horizontal_20_Line"/>
      <text:h text:style-name="Heading_20_3" text:outline-level="3"><text:bookmark-start text:name="__RefHeading___Toc169_1895151578"/>Select Lasso<text:bookmark-end text:name="__RefHeading___Toc169_1895151578"/></text:h>
      <text:p text:style-name="Text_20_body"><draw:frame draw:style-name="fr1" draw:name="Bild7" text:anchor-type="paragraph" svg:y="0.635cm" svg:width="4.009cm" svg:height="3.47cm" draw:z-index="6"><draw:image xlink:href="Pictures/10000201000000ED000000CD2A44FF878BDF4F80.png" xlink:type="simple" xlink:show="embed" xlink:actuate="onLoad" draw:mime-type="image/png"/></draw:frame>Draws a box to select several elements at once. Click at the start point, then drag.</text:p>
      <text:p text:style-name="Text_20_body"/>
      <text:p text:style-name="Text_20_body"/>
      <text:p text:style-name="Text_20_body"/>
      <text:p text:style-name="Text_20_body"/>
      <text:h text:style-name="Heading_20_4" text:outline-level="4"><draw:frame draw:style-name="fr1" draw:name="Bild8" text:anchor-type="paragraph" svg:y="0.441cm" svg:width="3.371cm" svg:height="1.61cm" draw:z-index="7"><draw:image xlink:href="Pictures/10000201000000C70000005F27B41B1349D7348D.png" xlink:type="simple" xlink:show="embed" xlink:actuate="onLoad" draw:mime-type="image/png"/></draw:frame><text:bookmark-start text:name="__RefHeading___Toc531_3545106889"/>Tool Settings<text:bookmark-end text:name="__RefHeading___Toc531_3545106889"/></text:h>
      <text:h text:style-name="Heading_20_5" text:outline-level="5"><text:bookmark-start text:name="__RefHeading___Toc533_3545106889"/>Mode<text:bookmark-end text:name="__RefHeading___Toc533_3545106889"/></text:h>
      <text:p text:style-name="Text_20_body">The available selection modes. The mode titles are pretty self explaining. So i won't go into detail here.</text:p>
      <text:h text:style-name="Heading_20_6" text:outline-level="6"><text:bookmark-start text:name="__RefHeading___Toc535_3545106889"/>Set a new selection<text:bookmark-end text:name="__RefHeading___Toc535_3545106889"/></text:h>
      <text:h text:style-name="Heading_20_6" text:outline-level="6"><text:bookmark-start text:name="__RefHeading___Toc537_3545106889"/>Extend existing selection<text:bookmark-end text:name="__RefHeading___Toc537_3545106889"/></text:h>
      <text:h text:style-name="Heading_20_6" text:outline-level="6"><text:bookmark-start text:name="__RefHeading___Toc539_3545106889"/>Subtract existing selection<text:bookmark-end text:name="__RefHeading___Toc539_3545106889"/></text:h>
      <text:h text:style-name="Heading_20_6" text:outline-level="6"><text:bookmark-start text:name="__RefHeading___Toc541_3545106889"/>Inverts existing selection<text:bookmark-end text:name="__RefHeading___Toc541_3545106889"/></text:h>
      <text:h text:style-name="Heading_20_6" text:outline-level="6"><text:bookmark-start text:name="__RefHeading___Toc543_3545106889"/>Intersect existing selection<text:bookmark-end text:name="__RefHeading___Toc543_3545106889"/></text:h>
      <text:p text:style-name="Text_20_body"/>
      <table:table table:name="Tabelle4" table:style-name="Tabelle4">
        <table:table-column table:style-name="Tabelle4.A"/>
        <table:table-row table:style-name="TableLine2395465840288">
          <table:table-cell table:style-name="Tabelle4.A1" office:value-type="string">
            <text:h text:style-name="Heading_20_1" text:outline-level="1"><text:bookmark-start text:name="__RefHeading___Toc3095_2096997337"/>Cursor<text:bookmark-end text:name="__RefHeading___Toc3095_2096997337"/></text:h>
          </table:table-cell>
        </table:table-row>
      </table:table>
      <text:p text:style-name="Text_20_body"><draw:frame draw:style-name="fr1" draw:name="Bild10" text:anchor-type="paragraph" svg:y="0.441cm" svg:width="0.84cm" svg:height="0.681cm" draw:z-index="9"><draw:image xlink:href="Pictures/10000201000000210000001BFD34705DA3CD0664.png" xlink:type="simple" xlink:show="embed" xlink:actuate="onLoad" draw:mime-type="image/png"/></draw:frame><text:bookmark-start text:name="__RefHeading___Toc545_3545106889"/><text:bookmark-end text:name="__RefHeading___Toc545_3545106889"/></text:p>
      <text:p text:style-name="Text_20_body">The cursor tool allows you to move the 3d cursor around.</text:p>
      <text:h text:style-name="Heading_20_4" text:outline-level="4"><draw:frame draw:style-name="fr1" draw:name="Bild9" text:anchor-type="paragraph" svg:y="0.441cm" svg:width="3.39cm" svg:height="2.05cm" draw:z-index="8"><draw:image xlink:href="Pictures/10000201000000C800000079D2DD27AE9EA96721.png" xlink:type="simple" xlink:show="embed" xlink:actuate="onLoad" draw:mime-type="image/png"/></draw:frame><text:bookmark-start text:name="__RefHeading___Toc547_3545106889"/><text:soft-page-break/>Tool Settings<text:bookmark-end text:name="__RefHeading___Toc547_3545106889"/></text:h>
      <text:h text:style-name="Heading_20_5" text:outline-level="5"><text:bookmark-start text:name="__RefHeading___Toc549_3545106889"/>Surface Project<text:bookmark-end text:name="__RefHeading___Toc549_3545106889"/></text:h>
      <text:p text:style-name="Text_20_body">Project the 3D cursor onto the surface.</text:p>
      <text:h text:style-name="Heading_20_5" text:outline-level="5"><text:bookmark-start text:name="__RefHeading___Toc551_3545106889"/>Orientation<text:bookmark-end text:name="__RefHeading___Toc551_3545106889"/></text:h>
      <text:p text:style-name="Text_20_body"><draw:frame draw:style-name="fr1" draw:name="Bild11" text:anchor-type="paragraph" svg:y="0.074cm" svg:width="1.981cm" svg:height="2.12cm" draw:z-index="10"><draw:image xlink:href="Pictures/10000201000000750000007D141B733D5D3A5B7E.png" xlink:type="simple" xlink:show="embed" xlink:actuate="onLoad" draw:mime-type="image/png"/></draw:frame>The 3d cursor can have different orientations. The menu items should be self explaining.</text:p>
      <text:p text:style-name="Text_20_body"/>
      <text:p text:style-name="P44"/>
      <text:p text:style-name="P44"/>
      <table:table table:name="Tabelle5" table:style-name="Tabelle5">
        <table:table-column table:style-name="Tabelle5.A"/>
        <table:table-row table:style-name="TableLine2395465840560">
          <table:table-cell table:style-name="Tabelle5.A1" office:value-type="string">
            <text:h text:style-name="Heading_20_1" text:outline-level="1"><text:bookmark-start text:name="__RefHeading___Toc3097_2096997337"/>Move Rotate Scale<text:span text:style-name="T25"> Transform</text:span><text:bookmark-end text:name="__RefHeading___Toc3097_2096997337"/></text:h>
          </table:table-cell>
        </table:table-row>
      </table:table>
      <text:p text:style-name="Text_20_body"/>
      <text:p text:style-name="Text_20_body">The transformation tools</text:p>
      <text:h text:style-name="P71" text:outline-level="2"><draw:frame draw:style-name="fr2" draw:name="Bild13" text:anchor-type="paragraph" svg:x="17.701cm" svg:y="0.443cm" svg:width="1.06cm" svg:height="0.891cm" draw:z-index="12"><draw:image xlink:href="Pictures/100002010000002A000000233EFCA409784E1843.png" xlink:type="simple" xlink:show="embed" xlink:actuate="onLoad" draw:mime-type="image/png"/></draw:frame><text:bookmark-start text:name="__RefHeading___Toc553_3545106889"/>Move<text:bookmark-end text:name="__RefHeading___Toc553_3545106889"/></text:h>
      <text:p text:style-name="Text_20_body"><draw:frame draw:style-name="fr1" draw:name="Bild15" text:anchor-type="paragraph" svg:y="0.441cm" svg:width="4.96cm" svg:height="4.919cm" draw:z-index="14"><draw:image xlink:href="Pictures/1000020100000125000001234D922CB70964FEEA.png" xlink:type="simple" xlink:show="embed" xlink:actuate="onLoad" draw:mime-type="image/png"/></draw:frame>Activates the move tool. Activating the move tool also reveals a move widget at the object. This widget allows you to move the object around, by using the corresponding axis.</text:p>
      <text:p text:style-name="Text_20_body">When you click at one of the square buttons at the icon, then you can move the object along the plane of the two adjacent axis. The rectangle buttons between the arrows allows you to move in direction of the blue and green arrows. This can also be done by clicking at the tip of the arrow and holding down shift. Then you can move the cube along the two other axis.</text:p>
      <text:h text:style-name="Heading_20_3" text:outline-level="3"><text:bookmark-start text:name="__RefHeading___Toc5207_529261320"/>Snapping<text:bookmark-end text:name="__RefHeading___Toc5207_529261320"/></text:h>
      <text:p text:style-name="Text_20_body">Holding down Ctrl activates temporary global snapping.</text:p>
      <text:h text:style-name="Heading_20_4" text:outline-level="4"><text:bookmark-start text:name="__RefHeading___Toc5209_529261320"/>Precision movement<text:bookmark-end text:name="__RefHeading___Toc5209_529261320"/></text:h>
      <text:p text:style-name="Text_20_body">When you hold down shift, then you will have a much slower but also much preciser movement.</text:p>
      <text:h text:style-name="Heading_20_3" text:outline-level="3"><text:bookmark-start text:name="__RefHeading___Toc5211_529261320"/>Header Values<text:bookmark-end text:name="__RefHeading___Toc5211_529261320"/></text:h>
      <text:p text:style-name="Text_20_body"><draw:frame draw:style-name="fr1" draw:name="Bild42" text:anchor-type="paragraph" svg:y="-0.016cm" svg:width="4.06cm" svg:height="0.439cm" draw:z-index="40"><draw:image xlink:href="Pictures/10000201000000F00000001A99DD360279640316.png" xlink:type="simple" xlink:show="embed" xlink:actuate="onLoad" draw:mime-type="image/png"/></draw:frame>When you move your object then you will see some values in the header, which defines the current position of the object. </text:p>
      <text:p text:style-name="Text_20_body">The value m stands for the default metric system. Meters. You can change the units in the Properties editor in the Scene properties in the Units panel. When you choose kilometers here then you will see a km instead m.</text:p>
      <text:p text:style-name="Text_20_body"><draw:frame draw:style-name="fr1" draw:name="Bild53" text:anchor-type="paragraph" svg:y="0.175cm" svg:width="4.641cm" svg:height="0.409cm" draw:z-index="50"><draw:image xlink:href="Pictures/100002010000011200000018B733CA3484902128.png" xlink:type="simple" xlink:show="embed" xlink:actuate="onLoad" draw:mime-type="image/png"/></draw:frame>The value D stands for the distance of the current selected axis. This can also be two axis. Then you have two d values. The value in the brackets is then the direct distance to the starting point.</text:p>
      <text:p text:style-name="Text_20_body"><text:soft-page-break/>These values are always relative to the starting point. You always start with zero, regardless of the real world position.</text:p>
      <text:h text:style-name="P73" text:outline-level="3"><text:bookmark-start text:name="__RefHeading___Toc2752_1040750766"/>Numerical Input<text:bookmark-end text:name="__RefHeading___Toc2752_1040750766"/></text:h>
      <text:p text:style-name="P35">When you move the object, and hold down the mouse and type in a value, like 20, then the movement will be performed by the value that you have typed in. In this case by 20 units in direction of the selected axis.</text:p>
      <text:h text:style-name="Heading_20_3" text:outline-level="3"><text:bookmark-start text:name="__RefHeading___Toc5213_529261320"/>Move without widget<text:bookmark-end text:name="__RefHeading___Toc5213_529261320"/></text:h>
      <text:p text:style-name="Text_20_body">You don't have to use the widget to move the object. You can also click aside of it, and drag the object around. The mouse turns into a move cursor. The standard behavior then is to move in screen space. When you want to move into a specific axis, then press X or Y or Z to limit the movement to this axis.</text:p>
      <text:h text:style-name="Heading_20_4" text:outline-level="4"><text:bookmark-start text:name="__RefHeading___Toc5215_529261320"/>Limit Axis<text:bookmark-end text:name="__RefHeading___Toc5215_529261320"/></text:h>
      <text:p text:style-name="Text_20_body"><draw:frame draw:style-name="fr2" draw:name="Bild51" text:anchor-type="paragraph" svg:x="13.871cm" svg:y="1.259cm" svg:width="4.83cm" svg:height="3.45cm" draw:z-index="48"><draw:image xlink:href="Pictures/100002010000011D000000CCED9C545064DD9369.png" xlink:type="simple" xlink:show="embed" xlink:actuate="onLoad" draw:mime-type="image/png"/></draw:frame><draw:frame draw:style-name="fr1" draw:name="Bild52" text:anchor-type="paragraph" svg:y="-0.016cm" svg:width="4.06cm" svg:height="0.439cm" draw:z-index="49"><draw:image xlink:href="Pictures/10000201000000F00000001A99DD360279640316.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text:span text:style-name="T23"> global.</text:span></text:p>
      <text:p text:style-name="P35">This can be combined with the numerical input. Type in X, type in X again to use the local space, type in 20 to move by 20 units in local orientation. Release the mouse to confirm.</text:p>
      <text:h text:style-name="Heading_20_3" text:outline-level="3"><draw:frame draw:style-name="fr1" draw:name="Bild12" text:anchor-type="paragraph" svg:y="0.441cm" svg:width="3.35cm" svg:height="1.66cm" draw:z-index="11"><draw:image xlink:href="Pictures/10000201000000C600000062A16C3FBE610EBD2D.png" xlink:type="simple" xlink:show="embed" xlink:actuate="onLoad" draw:mime-type="image/png"/></draw:frame><text:bookmark-start text:name="__RefHeading___Toc555_3545106889"/>Tool Settings<text:bookmark-end text:name="__RefHeading___Toc555_3545106889"/></text:h>
      <text:h text:style-name="Heading_20_4" text:outline-level="4"/>
      <text:h text:style-name="Heading_20_4" text:outline-level="4"><draw:frame draw:style-name="fr2" draw:name="Bild14" text:anchor-type="paragraph" svg:x="16.831cm" svg:y="0.674cm" svg:width="1.951cm" svg:height="3.401cm" draw:z-index="13"><draw:image xlink:href="Pictures/1000020100000073000000C99818260AF43E1AC3.png" xlink:type="simple" xlink:show="embed" xlink:actuate="onLoad" draw:mime-type="image/png"/></draw:frame><text:bookmark-start text:name="__RefHeading___Toc559_3545106889"/>Orientation<text:bookmark-end text:name="__RefHeading___Toc559_3545106889"/></text:h>
      <text:p text:style-name="Text_20_body">The widget can have different orientations. The menu items should be self explaining.</text:p>
      <text:p text:style-name="Text_20_body"/>
      <text:p text:style-name="Text_20_body"/>
      <text:p text:style-name="Text_20_body"/>
      <text:h text:style-name="Heading_20_3" text:outline-level="3"><draw:frame draw:style-name="fr1" draw:name="Bild21" text:anchor-type="paragraph" svg:y="0.415cm" svg:width="4.74cm" svg:height="2.461cm" draw:z-index="20"><draw:image xlink:href="Pictures/10000201000001180000009178FCCAFE7EBB123E.png" xlink:type="simple" xlink:show="embed" xlink:actuate="onLoad" draw:mime-type="image/png"/></draw:frame><text:bookmark-start text:name="__RefHeading___Toc561_3545106889"/>Last Operator Move<text:bookmark-end text:name="__RefHeading___Toc561_3545106889"/></text:h>
      <text:h text:style-name="Heading_20_4" text:outline-level="4"><text:bookmark-start text:name="__RefHeading___Toc17263_1184479374"/>Move X, Y Z<text:bookmark-end text:name="__RefHeading___Toc17263_1184479374"/></text:h>
      <text:p text:style-name="Text_20_body">The position. Attention, the actual world orientation and rotation does not matter here. It always starts with a value of zero, and moves relative to this zero then. For the actual location values have a look in the sidebar in the transform panel.</text:p>
      <text:p text:style-name="Text_20_body"/>
      <text:p text:style-name="Text_20_body"/>
      <text:p text:style-name="Text_20_body"><text:soft-page-break/></text:p>
      <text:h text:style-name="Heading_20_4" text:outline-level="4"><draw:frame draw:style-name="fr2" draw:name="Bild22" text:anchor-type="paragraph" svg:x="16.75cm" svg:y="0.607cm" svg:width="1.951cm" svg:height="3.401cm" draw:z-index="21"><draw:image xlink:href="Pictures/1000020100000073000000C99818260AF43E1AC3.png" xlink:type="simple" xlink:show="embed" xlink:actuate="onLoad" draw:mime-type="image/png"/></draw:frame><text:bookmark-start text:name="__RefHeading___Toc563_3545106889"/>Orientation<text:bookmark-end text:name="__RefHeading___Toc563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0" text:anchor-type="paragraph" svg:x="13.968cm" svg:y="0.293cm" svg:width="4.761cm" svg:height="2.011cm" draw:z-index="19"><draw:image xlink:href="Pictures/100002010000011500000072C00FF72AD5610C15.png" xlink:type="simple" xlink:show="embed" xlink:actuate="onLoad" draw:mime-type="image/png"/></draw:frame><text:bookmark-start text:name="__RefHeading___Toc565_3545106889"/>Proportional editing<text:bookmark-end text:name="__RefHeading___Toc565_3545106889"/></text:h>
      <text:p text:style-name="Text_20_body">Enables proportional editing. Activating proportional editing reveals further settings.</text:p>
      <text:h text:style-name="Heading_20_5" text:outline-level="5"><text:bookmark-start text:name="__RefHeading___Toc1579_1763346469"/>Proportional Falloff<text:bookmark-end text:name="__RefHeading___Toc1579_1763346469"/></text:h>
      <text:p text:style-name="Text_20_body">Adjust the falloff methods.</text:p>
      <text:h text:style-name="Heading_20_5" text:outline-level="5"><text:bookmark-start text:name="__RefHeading___Toc1545_1502043747"/>Proportional Size<text:bookmark-end text:name="__RefHeading___Toc1545_1502043747"/></text:h>
      <text:p text:style-name="Standard">See and adjust the falloff radius.</text:p>
      <text:p text:style-name="Standard"/>
      <text:h text:style-name="Heading_20_5" text:outline-level="5"><text:bookmark-start text:name="__RefHeading___Toc1581_1763346469"/>Connected<text:bookmark-end text:name="__RefHeading___Toc1581_1763346469"/></text:h>
      <text:p text:style-name="Text_20_body">The proportional falloff gets calculated for connected parts only.</text:p>
      <text:h text:style-name="Heading_20_5" text:outline-level="5"><text:bookmark-start text:name="__RefHeading___Toc1583_1763346469"/>Projected(2D)<text:bookmark-end text:name="__RefHeading___Toc1583_1763346469"/></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2" draw:name="Bild17" text:anchor-type="paragraph" svg:x="17.861cm" svg:y="0.071cm" svg:width="1.06cm" svg:height="0.891cm" draw:z-index="16"><draw:image xlink:href="Pictures/100002010000002A0000002369B35881DC5C2FEC.png" xlink:type="simple" xlink:show="embed" xlink:actuate="onLoad" draw:mime-type="image/png"/></draw:frame><text:bookmark-start text:name="__RefHeading___Toc567_3545106889"/>Rotate<text:bookmark-end text:name="__RefHeading___Toc567_3545106889"/></text:h>
      <text:p text:style-name="Text_20_body"><draw:frame draw:style-name="fr1" draw:name="Bild19" text:anchor-type="paragraph" svg:y="0.441cm" svg:width="4.11cm" svg:height="4.009cm" draw:z-index="18"><draw:image xlink:href="Pictures/10000201000000F3000000ED60945644EA7CDF29.png" xlink:type="simple" xlink:show="embed" xlink:actuate="onLoad" draw:mime-type="image/png"/></draw:frame>Activates the Rotate tool. Activating the move tool also reveals a rotate widget at the object. This widget allows you to rotate the object, by using the corresponding axis.</text:p>
      <text:p text:style-name="Text_20_body"/>
      <text:p text:style-name="Text_20_body"/>
      <text:p text:style-name="Text_20_body"/>
      <text:h text:style-name="Heading_20_3" text:outline-level="3"><draw:frame draw:style-name="fr1" draw:name="Bild75" text:anchor-type="paragraph" svg:y="0.441cm" svg:width="5.69cm" svg:height="4.39cm" draw:z-index="72"><draw:image xlink:href="Pictures/100002010000015000000103D55285A8FA282988.png" xlink:type="simple" xlink:show="embed" xlink:actuate="onLoad" draw:mime-type="image/png"/></draw:frame><text:bookmark-start text:name="__RefHeading___Toc5217_529261320"/>Snapping<text:bookmark-end text:name="__RefHeading___Toc5217_529261320"/></text:h>
      <text:p text:style-name="Text_20_body">Holding down Ctrl activates temporary global snapping. It snaps then by 5 degrees steps.</text:p>
      <text:p text:style-name="Text_20_body">When you use the white circle to rotate, then the widget also shows a division circle around the widget. This divisions shows even finer when you do precision rotation.</text:p>
      <text:h text:style-name="Heading_20_3" text:outline-level="3"><text:bookmark-start text:name="__RefHeading___Toc5219_529261320"/><text:soft-page-break/>Precision rotation<text:bookmark-end text:name="__RefHeading___Toc5219_529261320"/></text:h>
      <text:p text:style-name="Text_20_body">When you hold down shift, then you will have a much slower but also much preciser rotation.</text:p>
      <text:h text:style-name="Heading_20_3" text:outline-level="3"><text:bookmark-start text:name="__RefHeading___Toc5221_529261320"/>Header Values<text:bookmark-end text:name="__RefHeading___Toc5221_529261320"/></text:h>
      <text:p text:style-name="Text_20_body"><draw:frame draw:style-name="fr1" draw:name="Bild43" text:anchor-type="paragraph" svg:y="-0.016cm" svg:width="2.03cm" svg:height="0.409cm" draw:z-index="41"><draw:image xlink:href="Pictures/100002010000007800000018B25A609CE614E096.png" xlink:type="simple" xlink:show="embed" xlink:actuate="onLoad" draw:mime-type="image/png"/></draw:frame>When you rotate your object then you will see some values in the header, which defines the current rotation of the object. The rotation is shown in degrees.</text:p>
      <text:h text:style-name="Heading_20_3" text:outline-level="3"><text:bookmark-start text:name="__RefHeading___Toc2754_1040750766"/>Numerical Input<text:bookmark-end text:name="__RefHeading___Toc2754_1040750766"/></text:h>
      <text:p text:style-name="P35">When you rotate the object, and hold down the mouse and type in a value, like 20, then the rotation will be performed by the value that you have typed in. In this case by 20 degree around the selected axis.</text:p>
      <text:h text:style-name="Heading_20_3" text:outline-level="3"><text:bookmark-start text:name="__RefHeading___Toc5223_529261320"/>Rotate without widget<text:bookmark-end text:name="__RefHeading___Toc5223_529261320"/></text:h>
      <text:p text:style-name="Text_20_body"><draw:frame draw:style-name="fr1" draw:name="Bild41" text:anchor-type="paragraph" svg:y="0.441cm" svg:width="4.89cm" svg:height="4.11cm" draw:z-index="39"><draw:image xlink:href="Pictures/1000020100000121000000F346AC5DAD28668CEF.png" xlink:type="simple" xlink:show="embed" xlink:actuate="onLoad" draw:mime-type="image/png"/></draw:frame>You don't have to use the widget to rotate the object. You can also click asides and drag the object around. A black arrow will appear. The standard behavior then is to rotate in viewport orientation. </text:p>
      <text:p text:style-name="Text_20_body"/>
      <text:p text:style-name="Text_20_body"/>
      <text:h text:style-name="P58" text:outline-level="4"/>
      <text:h text:style-name="Heading_20_4" text:outline-level="4"><text:bookmark-start text:name="__RefHeading___Toc5225_529261320"/>Limit Axis<text:bookmark-end text:name="__RefHeading___Toc5225_529261320"/></text:h>
      <text:p text:style-name="Text_20_body"><draw:frame draw:style-name="fr2" draw:name="Bild44" text:anchor-type="paragraph" svg:x="13.871cm" svg:y="1.259cm" svg:width="4.83cm" svg:height="3.45cm" draw:z-index="42"><draw:image xlink:href="Pictures/100002010000011D000000CCED9C545064DD9369.png" xlink:type="simple" xlink:show="embed" xlink:actuate="onLoad" draw:mime-type="image/png"/></draw:frame><draw:frame draw:style-name="fr1" draw:name="Bild45" text:anchor-type="paragraph" svg:y="-0.016cm" svg:width="2.889cm" svg:height="0.49cm" draw:z-index="43"><draw:image xlink:href="Pictures/10000201000000AB0000001D62E575E8DACCB501.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his can be combined with the numerical input. Type in X, type in X again to use the local space, type in 20 to rotate by 20 degree. Release the mouse to confirm.</text:p>
      <text:h text:style-name="Heading_20_4" text:outline-level="4"><draw:frame draw:style-name="fr1" draw:name="Bild16" text:anchor-type="paragraph" svg:y="0.441cm" svg:width="3.39cm" svg:height="1.619cm" draw:z-index="15"><draw:image xlink:href="Pictures/10000201000000C8000000607F927D42F10C3055.png" xlink:type="simple" xlink:show="embed" xlink:actuate="onLoad" draw:mime-type="image/png"/></draw:frame><text:bookmark-start text:name="__RefHeading___Toc569_3545106889"/>Tool Settings<text:bookmark-end text:name="__RefHeading___Toc569_3545106889"/></text:h>
      <text:p text:style-name="Text_20_body"/>
      <text:h text:style-name="Heading_20_3" text:outline-level="3"><draw:frame draw:style-name="fr2" draw:name="Bild18" text:anchor-type="paragraph" svg:x="16.75cm" svg:y="0.764cm" svg:width="1.951cm" svg:height="3.401cm" draw:z-index="17"><draw:image xlink:href="Pictures/1000020100000073000000C99818260AF43E1AC3.png" xlink:type="simple" xlink:show="embed" xlink:actuate="onLoad" draw:mime-type="image/png"/></draw:frame><text:bookmark-start text:name="__RefHeading___Toc573_3545106889"/>Orientation<text:bookmark-end text:name="__RefHeading___Toc573_3545106889"/></text:h>
      <text:p text:style-name="Text_20_body">The 3d cursor can have different orientations. The menu items should be self explaining.</text:p>
      <text:p text:style-name="Text_20_body"/>
      <text:p text:style-name="Text_20_body"/>
      <text:p text:style-name="Text_20_body"/>
      <text:h text:style-name="Heading_20_3" text:outline-level="3"><draw:frame draw:style-name="fr1" draw:name="Bild24" text:anchor-type="paragraph" svg:y="0.415cm" svg:width="4.761cm" svg:height="2.131cm" draw:z-index="23"><draw:image xlink:href="Pictures/10000201000001190000007E37AF735497770635.png" xlink:type="simple" xlink:show="embed" xlink:actuate="onLoad" draw:mime-type="image/png"/></draw:frame><text:bookmark-start text:name="__RefHeading___Toc575_3545106889"/><text:soft-page-break/>Last Operator Rotate<text:bookmark-end text:name="__RefHeading___Toc575_3545106889"/></text:h>
      <text:h text:style-name="Heading_20_4" text:outline-level="4"><text:bookmark-start text:name="__RefHeading___Toc17263_11844793741"/>Angle<text:bookmark-end text:name="__RefHeading___Toc17263_1184479374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4" text:outline-level="4"><text:bookmark-start text:name="__RefHeading___Toc577_3545106889"/>Axis<text:bookmark-end text:name="__RefHeading___Toc577_3545106889"/></text:h>
      <text:p text:style-name="Text_20_body">Which axis to rotate.</text:p>
      <text:h text:style-name="Heading_20_4" text:outline-level="4"><draw:frame draw:style-name="fr2" draw:name="Bild25" text:anchor-type="paragraph" svg:x="16.75cm" svg:y="0.279cm" svg:width="1.951cm" svg:height="3.401cm" draw:z-index="24"><draw:image xlink:href="Pictures/1000020100000073000000C99818260AF43E1AC3.png" xlink:type="simple" xlink:show="embed" xlink:actuate="onLoad" draw:mime-type="image/png"/></draw:frame><text:bookmark-start text:name="__RefHeading___Toc579_3545106889"/>Orientation<text:bookmark-end text:name="__RefHeading___Toc579_3545106889"/></text:h>
      <text:p text:style-name="Text_20_body">The widget can have different orientations. The menu items should be self explaining.</text:p>
      <text:p text:style-name="Text_20_body"/>
      <text:p text:style-name="Text_20_body"/>
      <text:p text:style-name="Text_20_body"/>
      <text:h text:style-name="Heading_20_4" text:outline-level="4"><draw:frame draw:style-name="fr2" draw:name="Bild23" text:anchor-type="paragraph" svg:x="13.968cm" svg:y="0.293cm" svg:width="4.761cm" svg:height="2.011cm" draw:z-index="22"><draw:image xlink:href="Pictures/100002010000011500000072C00FF72AD5610C15.png" xlink:type="simple" xlink:show="embed" xlink:actuate="onLoad" draw:mime-type="image/png"/></draw:frame><text:bookmark-start text:name="__RefHeading___Toc581_3545106889"/>Proportional editing<text:bookmark-end text:name="__RefHeading___Toc581_3545106889"/></text:h>
      <text:p text:style-name="Text_20_body">Enables proportional editing. Activating proportional editing reveals further settings.</text:p>
      <text:h text:style-name="Heading_20_5" text:outline-level="5"><text:bookmark-start text:name="__RefHeading___Toc1579_17633464691"/>Proportional Falloff<text:bookmark-end text:name="__RefHeading___Toc1579_17633464691"/></text:h>
      <text:p text:style-name="Text_20_body">Adjust the falloff methods.</text:p>
      <text:h text:style-name="Heading_20_5" text:outline-level="5"><text:bookmark-start text:name="__RefHeading___Toc1545_15020437471"/>Proportional Size<text:bookmark-end text:name="__RefHeading___Toc1545_15020437471"/></text:h>
      <text:p text:style-name="Standard">See and adjust the falloff radius.</text:p>
      <text:p text:style-name="Standard"/>
      <text:h text:style-name="Heading_20_5" text:outline-level="5"><text:bookmark-start text:name="__RefHeading___Toc1581_17633464691"/>Connected<text:bookmark-end text:name="__RefHeading___Toc1581_17633464691"/></text:h>
      <text:p text:style-name="Text_20_body">The proportional falloff gets calculated for connected parts only.</text:p>
      <text:h text:style-name="Heading_20_5" text:outline-level="5"><text:bookmark-start text:name="__RefHeading___Toc1583_17633464691"/>Projected(2D)<text:bookmark-end text:name="__RefHeading___Toc1583_17633464691"/></text:h>
      <text:p text:style-name="Text_20_body">The proportional falloff gets calculated in the screen space. Depth doesn't play a role. When it's in the radius, then it gets calculated.</text:p>
      <text:p text:style-name="Horizontal_20_Line"/>
      <text:h text:style-name="Heading_20_2" text:outline-level="2"><draw:frame draw:style-name="fr1" draw:name="Bild33" text:anchor-type="paragraph" svg:y="0.071cm" svg:width="3.859cm" svg:height="1.679cm" draw:z-index="31"><draw:image xlink:href="Pictures/10000201000000E400000063B8D62A2AA807C0C1.png" xlink:type="simple" xlink:show="embed" xlink:actuate="onLoad" draw:mime-type="image/png"/></draw:frame><text:bookmark-start text:name="__RefHeading___Toc1081_1258724142"/>Scale Tools Group<text:bookmark-end text:name="__RefHeading___Toc1081_1258724142"/></text:h>
      <text:p text:style-name="Text_20_body">You can use two scale tools with different widget styles.</text:p>
      <text:p text:style-name="Text_20_body"/>
      <text:h text:style-name="Heading_20_3" text:outline-level="3"><text:bookmark-start text:name="__RefHeading___Toc1083_1258724142"/><text:soft-page-break/>Scale<text:bookmark-end text:name="__RefHeading___Toc1083_1258724142"/></text:h>
      <text:p text:style-name="Text_20_body"><draw:frame draw:style-name="fr1" draw:name="Bild29" text:anchor-type="paragraph" svg:y="0.441cm" svg:width="4.5cm" svg:height="4.339cm" draw:z-index="27"><draw:image xlink:href="Pictures/100002010000010A0000010000567F30FDDF5A3B.png" xlink:type="simple" xlink:show="embed" xlink:actuate="onLoad" draw:mime-type="image/png"/></draw:frame>Activates the Scale tool. Activating the scale tool also reveals a traditional scale widget at the object. This widget allows you to scale the object, by using the corresponding axis. When you click at the outer white circle and drag, then you can scale the object uniformly.</text:p>
      <text:p text:style-name="Text_20_body">The rectangle buttons between the arrows allows you to scale in direction of the adjacent arrows. This can also be done by clicking at the tip of the arrow and holding down shift. Then you can scale the cube along the two other axis.</text:p>
      <text:h text:style-name="Heading_20_3" text:outline-level="3"><text:bookmark-start text:name="__RefHeading___Toc5227_529261320"/>Snapping<text:bookmark-end text:name="__RefHeading___Toc5227_529261320"/></text:h>
      <text:p text:style-name="Text_20_body">Holding down Ctrl activates temporary global snapping.</text:p>
      <text:h text:style-name="Heading_20_3" text:outline-level="3"><text:bookmark-start text:name="__RefHeading___Toc5229_529261320"/>Precision Scale<text:bookmark-end text:name="__RefHeading___Toc5229_529261320"/></text:h>
      <text:p text:style-name="Text_20_body">When you hold down shift, then you will have a much slower but also much preciser scale.</text:p>
      <text:h text:style-name="Heading_20_3" text:outline-level="3"><text:bookmark-start text:name="__RefHeading___Toc5231_529261320"/>Header Values<text:bookmark-end text:name="__RefHeading___Toc5231_529261320"/></text:h>
      <text:p text:style-name="Text_20_body"><draw:frame draw:style-name="fr1" draw:name="Bild40" text:anchor-type="paragraph" svg:y="-0.016cm" svg:width="2.42cm" svg:height="0.39cm" draw:z-index="53"><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h text:style-name="P74" text:outline-level="3"><text:bookmark-start text:name="__RefHeading___Toc2756_1040750766"/>Numerical Input<text:bookmark-end text:name="__RefHeading___Toc2756_1040750766"/></text:h>
      <text:p text:style-name="P36">When you scale the object, and hold down the mouse and type in a value, like 20, then the scale will be performed by the value that you have typed in. In this case by factor 20 along the selected axis.</text:p>
      <text:h text:style-name="Heading_20_3" text:outline-level="3"><draw:frame draw:style-name="fr2" draw:name="Bild39" text:anchor-type="paragraph" svg:x="13.497cm" svg:y="0.728cm" svg:width="5.11cm" svg:height="4.339cm" draw:z-index="38"><draw:image xlink:href="Pictures/100002010000012E00000100F7C915CC6DB927BD.png" xlink:type="simple" xlink:show="embed" xlink:actuate="onLoad" draw:mime-type="image/png"/></draw:frame><text:bookmark-start text:name="__RefHeading___Toc5233_529261320"/>Scale without widget<text:bookmark-end text:name="__RefHeading___Toc5233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35_529261320"/>Limit Axis<text:bookmark-end text:name="__RefHeading___Toc5235_529261320"/></text:h>
      <text:p text:style-name="Text_20_body"><draw:frame draw:style-name="fr2" draw:name="Bild47" text:anchor-type="paragraph" svg:x="13.871cm" svg:y="1.259cm" svg:width="4.83cm" svg:height="3.45cm" draw:z-index="44"><draw:image xlink:href="Pictures/100002010000011D000000CCED9C545064DD9369.png" xlink:type="simple" xlink:show="embed" xlink:actuate="onLoad" draw:mime-type="image/png"/></draw:frame><draw:frame draw:style-name="fr1" draw:name="Bild48" text:anchor-type="paragraph" svg:y="-0.016cm" svg:width="2.889cm" svg:height="0.49cm" draw:z-index="45"><draw:image xlink:href="Pictures/10000201000000AB0000001D62E575E8DACCB501.png" xlink:type="simple" xlink:show="embed" xlink:actuate="onLoad" draw:mime-type="image/png"/></draw:frame>When you want to rotate a specific axis, then press X or Y or Z to limit the scale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P36"><text:soft-page-break/>This can be combined with the numerical input. Hold down mouse, type in X, type in X again to use the local space, type in 20 to scale by 20 units. Release the mouse to confirm.</text:p>
      <text:h text:style-name="Heading_20_4" text:outline-level="4"><draw:frame draw:style-name="fr1" draw:name="Bild26" text:anchor-type="paragraph" svg:y="0.441cm" svg:width="3.39cm" svg:height="1.589cm" draw:z-index="25"><draw:image xlink:href="Pictures/10000201000000C80000005E9D9B206CAEC357B7.png" xlink:type="simple" xlink:show="embed" xlink:actuate="onLoad" draw:mime-type="image/png"/></draw:frame><text:bookmark-start text:name="__RefHeading___Toc569_35451068891"/>Tool Settings<text:bookmark-end text:name="__RefHeading___Toc569_35451068891"/></text:h>
      <text:p text:style-name="Text_20_body"/>
      <text:h text:style-name="Heading_20_5" text:outline-level="5"><text:bookmark-start text:name="__RefHeading___Toc573_35451068891"/>Orientation<text:bookmark-end text:name="__RefHeading___Toc573_35451068891"/></text:h>
      <text:p text:style-name="Text_20_body"><draw:frame draw:style-name="fr1" draw:name="Bild28" text:anchor-type="paragraph" svg:y="0.074cm" svg:width="1.951cm" svg:height="3.401cm" draw:z-index="26"><draw:image xlink:href="Pictures/1000020100000073000000C99818260AF43E1AC3.png" xlink:type="simple" xlink:show="embed" xlink:actuate="onLoad" draw:mime-type="image/png"/></draw:frame>The 3d cursor can have different orientations. The menu items should be self explaining.</text:p>
      <text:p text:style-name="Text_20_body"/>
      <text:p text:style-name="Text_20_body"/>
      <text:p text:style-name="Text_20_body"/>
      <text:p text:style-name="Text_20_body"/>
      <text:h text:style-name="Heading_20_4" text:outline-level="4"><draw:frame draw:style-name="fr1" draw:name="Bild31" text:anchor-type="paragraph" svg:y="0.415cm" svg:width="4.77cm" svg:height="2.461cm" draw:z-index="29"><draw:image xlink:href="Pictures/100002010000011A00000091E77F6CC1C72BA6E9.png" xlink:type="simple" xlink:show="embed" xlink:actuate="onLoad" draw:mime-type="image/png"/></draw:frame><text:bookmark-start text:name="__RefHeading___Toc575_35451068891"/>Last Operator Resize<text:bookmark-end text:name="__RefHeading___Toc575_35451068891"/></text:h>
      <text:h text:style-name="Heading_20_5" text:outline-level="5"><text:bookmark-start text:name="__RefHeading___Toc17263_118447937411"/>Angle<text:bookmark-end text:name="__RefHeading___Toc17263_1184479374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Axis<text:bookmark-end text:name="__RefHeading___Toc577_35451068891"/></text:h>
      <text:p text:style-name="Text_20_body">Which axis to rotate.</text:p>
      <text:h text:style-name="Heading_20_5" text:outline-level="5"><text:bookmark-start text:name="__RefHeading___Toc579_35451068891"/>Orientation<text:bookmark-end text:name="__RefHeading___Toc579_35451068891"/></text:h>
      <text:p text:style-name="Text_20_body"><draw:frame draw:style-name="fr1" draw:name="Bild32" text:anchor-type="paragraph" svg:y="0.074cm" svg:width="1.951cm" svg:height="3.401cm" draw:z-index="30"><draw:image xlink:href="Pictures/1000020100000073000000C99818260AF43E1AC3.png" xlink:type="simple" xlink:show="embed" xlink:actuate="onLoad" draw:mime-type="image/png"/></draw:frame>The widget can have different orientations. The menu items should be self explaining.</text:p>
      <text:p text:style-name="Text_20_body"/>
      <text:p text:style-name="Text_20_body"/>
      <text:p text:style-name="Text_20_body"/>
      <text:p text:style-name="Text_20_body"/>
      <text:h text:style-name="Heading_20_5" text:outline-level="5"><draw:frame draw:style-name="fr2" draw:name="Bild30" text:anchor-type="paragraph" svg:x="13.968cm" svg:y="0.293cm" svg:width="4.761cm" svg:height="2.011cm" draw:z-index="28"><draw:image xlink:href="Pictures/100002010000011500000072C00FF72AD5610C15.png" xlink:type="simple" xlink:show="embed" xlink:actuate="onLoad" draw:mime-type="image/png"/></draw:frame><text:bookmark-start text:name="__RefHeading___Toc581_35451068891"/>Proportional editing<text:bookmark-end text:name="__RefHeading___Toc581_35451068891"/></text:h>
      <text:p text:style-name="Text_20_body">Enables proportional editing. Activating proportional editing reveals further settings.</text:p>
      <text:h text:style-name="Heading_20_6" text:outline-level="6"><text:bookmark-start text:name="__RefHeading___Toc1579_176334646911"/>Proportional Falloff<text:bookmark-end text:name="__RefHeading___Toc1579_176334646911"/></text:h>
      <text:p text:style-name="Text_20_body">Adjust the falloff methods.</text:p>
      <text:h text:style-name="Heading_20_6" text:outline-level="6"><text:bookmark-start text:name="__RefHeading___Toc1545_150204374711"/>Proportional Size<text:bookmark-end text:name="__RefHeading___Toc1545_150204374711"/></text:h>
      <text:p text:style-name="Standard">See and adjust the falloff radius.</text:p>
      <text:p text:style-name="Standard"/>
      <text:h text:style-name="Heading_20_6" text:outline-level="6"><text:bookmark-start text:name="__RefHeading___Toc1581_176334646911"/>Connected<text:bookmark-end text:name="__RefHeading___Toc1581_176334646911"/></text:h>
      <text:p text:style-name="Text_20_body">The proportional falloff gets calculated for connected parts only.</text:p>
      <text:h text:style-name="Heading_20_6" text:outline-level="6"><text:bookmark-start text:name="__RefHeading___Toc1583_176334646911"/><text:soft-page-break/>Projected(2D)<text:bookmark-end text:name="__RefHeading___Toc1583_176334646911"/></text:h>
      <text:p text:style-name="Text_20_body">The proportional falloff gets calculated in the screen space. Depth doesn't play a role. When it's in the radius, then it gets calculated.</text:p>
      <text:p text:style-name="Horizontal_20_Line"/>
      <text:h text:style-name="Heading_20_3" text:outline-level="3"><text:bookmark-start text:name="__RefHeading___Toc1085_1258724142"/>Scale Cage<text:bookmark-end text:name="__RefHeading___Toc1085_1258724142"/></text:h>
      <text:p text:style-name="Text_20_body"><draw:frame draw:style-name="fr1" draw:name="Bild35" text:anchor-type="paragraph" svg:y="0.441cm" svg:width="4.219cm" svg:height="4.219cm" draw:z-index="34"><draw:image xlink:href="Pictures/10000201000000F9000000F9DE3D5BBBBC720543.png" xlink:type="simple" xlink:show="embed" xlink:actuate="onLoad" draw:mime-type="image/png"/></draw:frame>Activates the Scale tool. Activating the scale tool also reveals a scale widget in cage style at the object. This widget allows you to scale the object by clicking at the white handler points and drag them in the desired direction.</text:p>
      <text:h text:style-name="Heading_20_3" text:outline-level="3"><text:bookmark-start text:name="__RefHeading___Toc5237_529261320"/>Snapping<text:bookmark-end text:name="__RefHeading___Toc5237_529261320"/></text:h>
      <text:p text:style-name="Text_20_body">Holding down Ctrl activates temporary global snapping.</text:p>
      <text:h text:style-name="Heading_20_3" text:outline-level="3"><text:bookmark-start text:name="__RefHeading___Toc5239_529261320"/>Header Values<text:bookmark-end text:name="__RefHeading___Toc5239_529261320"/></text:h>
      <text:p text:style-name="Text_20_body"><draw:frame draw:style-name="fr1" draw:name="Bild55" text:anchor-type="paragraph" svg:y="-0.016cm" svg:width="2.42cm" svg:height="0.39cm" draw:z-index="52"><draw:image xlink:href="Pictures/100002010000008F000000176696AD882708D890.png" xlink:type="simple" xlink:show="embed" xlink:actuate="onLoad" draw:mime-type="image/png"/></draw:frame>When you scale your object then you will see some values in the header, which defines the current scale of the object.</text:p>
      <text:p text:style-name="Text_20_body">These values are always relative to the starting point. You always start with 1, regardless of the real world scale.</text:p>
      <text:p text:style-name="Text_20_body"/>
      <text:h text:style-name="Heading_20_3" text:outline-level="3"><draw:frame draw:style-name="fr2" draw:name="Bild54" text:anchor-type="paragraph" svg:x="13.591cm" svg:y="0.217cm" svg:width="5.11cm" svg:height="4.339cm" draw:z-index="51"><draw:image xlink:href="Pictures/100002010000012E00000100F7C915CC6DB927BD.png" xlink:type="simple" xlink:show="embed" xlink:actuate="onLoad" draw:mime-type="image/png"/></draw:frame><text:bookmark-start text:name="__RefHeading___Toc5241_529261320"/>Scale without widget<text:bookmark-end text:name="__RefHeading___Toc5241_529261320"/></text:h>
      <text:p text:style-name="Text_20_body">You don't have to use the widget to scale the object. You can also click asides and drag the object around. A black arrow will appear. The standard behavior then is to scale uniformly. When you want to scale into a specific axis, then press X or Y or Z to limit the scale to this axis.</text:p>
      <text:p text:style-name="Text_20_body"/>
      <text:h text:style-name="Heading_20_4" text:outline-level="4"><text:bookmark-start text:name="__RefHeading___Toc5243_529261320"/>Limit Axis<text:bookmark-end text:name="__RefHeading___Toc5243_529261320"/></text:h>
      <text:p text:style-name="Text_20_body"><draw:frame draw:style-name="fr2" draw:name="Bild49" text:anchor-type="paragraph" svg:x="13.871cm" svg:y="1.259cm" svg:width="4.83cm" svg:height="3.45cm" draw:z-index="46"><draw:image xlink:href="Pictures/100002010000011D000000CCED9C545064DD9369.png" xlink:type="simple" xlink:show="embed" xlink:actuate="onLoad" draw:mime-type="image/png"/></draw:frame><draw:frame draw:style-name="fr1" draw:name="Bild50" text:anchor-type="paragraph" svg:y="-0.016cm" svg:width="2.42cm" svg:height="0.39cm" draw:z-index="47"><draw:image xlink:href="Pictures/100002010000008F000000176696AD882708D890.png" xlink:type="simple" xlink:show="embed" xlink:actuate="onLoad" draw:mime-type="image/png"/></draw:frame>When you want to rotate a specific axis, then press X or Y or Z to limit the rotation to this axis. You usually start in global orientation. But you can change this in the Orientation settings.</text:p>
      <text:p text:style-name="Text_20_body">By holding down the mouse button and pressing the X, Y or Z key twice you can toggle this to local. But also to other orientations. This depends in what orientation you start. With normal you can toggle that way between Normal and Global.</text:p>
      <text:p text:style-name="Text_20_body"/>
      <text:h text:style-name="Heading_20_4" text:outline-level="4"><draw:frame draw:style-name="fr1" draw:name="Bild27" text:anchor-type="paragraph" svg:y="-0.106cm" svg:width="3.371cm" svg:height="1.61cm" draw:z-index="32"><draw:image xlink:href="Pictures/10000201000000C70000005F6A6FF37A542A5935.png" xlink:type="simple" xlink:show="embed" xlink:actuate="onLoad" draw:mime-type="image/png"/></draw:frame><text:bookmark-start text:name="__RefHeading___Toc569_354510688911"/>Tool Settings<text:bookmark-end text:name="__RefHeading___Toc569_354510688911"/></text:h>
      <text:p text:style-name="Text_20_body"/>
      <text:p text:style-name="Text_20_body"/>
      <text:h text:style-name="Heading_20_5" text:outline-level="5"><draw:frame draw:style-name="fr2" draw:name="Bild34" text:anchor-type="paragraph" svg:x="16.75cm" svg:y="0.439cm" svg:width="1.951cm" svg:height="3.401cm" draw:z-index="33"><draw:image xlink:href="Pictures/1000020100000073000000C99818260AF43E1AC3.png" xlink:type="simple" xlink:show="embed" xlink:actuate="onLoad" draw:mime-type="image/png"/></draw:frame><text:bookmark-start text:name="__RefHeading___Toc573_354510688911"/><text:soft-page-break/>Orientation<text:bookmark-end text:name="__RefHeading___Toc573_354510688911"/></text:h>
      <text:p text:style-name="Text_20_body">The 3d cursor can have different orientations. The menu items should be self explaining.</text:p>
      <text:p text:style-name="Text_20_body"/>
      <text:p text:style-name="Text_20_body"/>
      <text:p text:style-name="Text_20_body"/>
      <text:h text:style-name="Heading_20_4" text:outline-level="4"><draw:frame draw:style-name="fr1" draw:name="Bild37" text:anchor-type="paragraph" svg:y="0.415cm" svg:width="4.77cm" svg:height="2.461cm" draw:z-index="36"><draw:image xlink:href="Pictures/100002010000011A00000091E77F6CC1C72BA6E9.png" xlink:type="simple" xlink:show="embed" xlink:actuate="onLoad" draw:mime-type="image/png"/></draw:frame><text:bookmark-start text:name="__RefHeading___Toc575_354510688911"/>Last Operator Resize<text:bookmark-end text:name="__RefHeading___Toc575_354510688911"/></text:h>
      <text:h text:style-name="Heading_20_5" text:outline-level="5"><text:bookmark-start text:name="__RefHeading___Toc17263_1184479374111"/>Angle<text:bookmark-end text:name="__RefHeading___Toc17263_1184479374111"/></text:h>
      <text:p text:style-name="Text_20_body">The rotation. Attention, the actual world orientation and rotation does not matter here. It always starts with a value of zero, and rotates relative to this zero then. For the actual rotation values have a look in the sidebar in the transform panel.</text:p>
      <text:h text:style-name="Heading_20_5" text:outline-level="5"><text:bookmark-start text:name="__RefHeading___Toc577_354510688911"/>Axis<text:bookmark-end text:name="__RefHeading___Toc577_354510688911"/></text:h>
      <text:p text:style-name="Text_20_body">Which axis to rotate.</text:p>
      <text:h text:style-name="Heading_20_5" text:outline-level="5"><draw:frame draw:style-name="fr2" draw:name="Bild38" text:anchor-type="paragraph" svg:x="16.75cm" svg:y="0.153cm" svg:width="1.951cm" svg:height="3.401cm" draw:z-index="37"><draw:image xlink:href="Pictures/1000020100000073000000C99818260AF43E1AC3.png" xlink:type="simple" xlink:show="embed" xlink:actuate="onLoad" draw:mime-type="image/png"/></draw:frame><text:bookmark-start text:name="__RefHeading___Toc579_354510688911"/>Orientation<text:bookmark-end text:name="__RefHeading___Toc579_354510688911"/></text:h>
      <text:p text:style-name="Text_20_body">The widget can have different orientations. The menu items should be self explaining.</text:p>
      <text:p text:style-name="Text_20_body"/>
      <text:p text:style-name="Text_20_body"/>
      <text:p text:style-name="Text_20_body"/>
      <text:h text:style-name="Heading_20_5" text:outline-level="5"><draw:frame draw:style-name="fr2" draw:name="Bild36" text:anchor-type="paragraph" svg:x="13.968cm" svg:y="0.293cm" svg:width="4.761cm" svg:height="2.011cm" draw:z-index="35"><draw:image xlink:href="Pictures/100002010000011500000072C00FF72AD5610C15.png" xlink:type="simple" xlink:show="embed" xlink:actuate="onLoad" draw:mime-type="image/png"/></draw:frame><text:bookmark-start text:name="__RefHeading___Toc581_354510688911"/>Proportional editing<text:bookmark-end text:name="__RefHeading___Toc581_354510688911"/></text:h>
      <text:p text:style-name="Text_20_body">Enables proportional editing. Activating proportional editing reveals further settings.</text:p>
      <text:h text:style-name="Heading_20_6" text:outline-level="6"><text:bookmark-start text:name="__RefHeading___Toc1579_1763346469111"/>Proportional Falloff<text:bookmark-end text:name="__RefHeading___Toc1579_1763346469111"/></text:h>
      <text:p text:style-name="Text_20_body">Adjust the falloff methods.</text:p>
      <text:h text:style-name="Heading_20_6" text:outline-level="6"><text:bookmark-start text:name="__RefHeading___Toc1545_1502043747111"/>Proportional Size<text:bookmark-end text:name="__RefHeading___Toc1545_1502043747111"/></text:h>
      <text:p text:style-name="Standard">See and adjust the falloff radius.</text:p>
      <text:p text:style-name="Standard"/>
      <text:h text:style-name="Heading_20_6" text:outline-level="6"><text:bookmark-start text:name="__RefHeading___Toc1581_1763346469111"/>Connected<text:bookmark-end text:name="__RefHeading___Toc1581_1763346469111"/></text:h>
      <text:p text:style-name="Text_20_body">The proportional falloff gets calculated for connected parts only.</text:p>
      <text:h text:style-name="Heading_20_6" text:outline-level="6"><text:bookmark-start text:name="__RefHeading___Toc1583_1763346469111"/>Projected(2D)<text:bookmark-end text:name="__RefHeading___Toc1583_1763346469111"/></text:h>
      <text:p text:style-name="Text_20_body">The proportional falloff gets calculated in the screen space. Depth doesn't play a role. When it's in the radius, then it gets calculated.</text:p>
      <text:p text:style-name="P37"/>
      <text:p text:style-name="Horizontal_20_Line"/>
      <text:h text:style-name="Heading_20_2" text:outline-level="2"><draw:frame draw:style-name="fr1" draw:name="Bild57" text:anchor-type="paragraph" svg:y="0.332cm" svg:width="5.151cm" svg:height="4.911cm" draw:z-index="56"><draw:image xlink:href="Pictures/1000020100000130000001221D29B9A077633EAC.png" xlink:type="simple" xlink:show="embed" xlink:actuate="onLoad" draw:mime-type="image/png"/></draw:frame><text:bookmark-start text:name="__RefHeading___Toc1069_3429713044"/><text:soft-page-break/>Transform<text:bookmark-end text:name="__RefHeading___Toc1069_3429713044"/></text:h>
      <text:p text:style-name="Text_20_body">Transform reveals a multi transform widget with all three transform methods available at once. Move, Rotate and Scale.</text:p>
      <text:p text:style-name="Text_20_body">The rules are the same than for the single tools, and also the last operators. Dependent of which widget part you pull here. So i won't go into detail again here.</text:p>
      <text:p text:style-name="Text_20_body"/>
      <text:h text:style-name="Heading_20_3" text:outline-level="3"><text:bookmark-start text:name="__RefHeading___Toc5245_529261320"/>Tool Settings<text:bookmark-end text:name="__RefHeading___Toc5245_529261320"/></text:h>
      <text:h text:style-name="Heading_20_4" text:outline-level="4"><draw:frame draw:style-name="fr2" draw:name="Bild46" text:anchor-type="paragraph" svg:x="15.311cm" svg:y="-0.21cm" svg:width="3.39cm" svg:height="2.461cm" draw:z-index="54"><draw:image xlink:href="Pictures/10000201000000C800000091E9FCFEAAA4F2C64D.png" xlink:type="simple" xlink:show="embed" xlink:actuate="onLoad" draw:mime-type="image/png"/></draw:frame><text:bookmark-start text:name="__RefHeading___Toc5247_529261320"/>Drag Action<text:bookmark-end text:name="__RefHeading___Toc5247_529261320"/></text:h>
      <text:p text:style-name="Text_20_body">Define what kind of transform should happen when you click not at the widget but besides, and drag the mouse.</text:p>
      <text:h text:style-name="Heading_20_4" text:outline-level="4"><draw:frame draw:style-name="fr1" draw:name="Bild56" text:anchor-type="paragraph" svg:y="0.513cm" svg:width="1.951cm" svg:height="3.401cm" draw:z-index="55"><draw:image xlink:href="Pictures/1000020100000073000000C99818260AF43E1AC3.png" xlink:type="simple" xlink:show="embed" xlink:actuate="onLoad" draw:mime-type="image/png"/></draw:frame><text:bookmark-start text:name="__RefHeading___Toc573_3545106889111"/>Orientation<text:bookmark-end text:name="__RefHeading___Toc573_3545106889111"/></text:h>
      <text:p text:style-name="Text_20_body">The 3d cursor can have different orientations. The menu items should be self explaining.</text:p>
      <text:p text:style-name="Text_20_body"/>
      <text:p text:style-name="Text_20_body"/>
      <text:p text:style-name="Text_20_body"/>
      <table:table table:name="Tabelle6" table:style-name="Tabelle6">
        <table:table-column table:style-name="Tabelle6.A"/>
        <table:table-row table:style-name="TableLine2395465832672">
          <table:table-cell table:style-name="Tabelle6.A1" office:value-type="string">
            <text:h text:style-name="Heading_20_1" text:outline-level="1"><text:bookmark-start text:name="__RefHeading___Toc3075_3447234814"/>Annotate Tools group<text:bookmark-end text:name="__RefHeading___Toc3075_3447234814"/></text:h>
          </table:table-cell>
        </table:table-row>
      </table:table>
      <text:p text:style-name="Text_20_body"><draw:frame draw:style-name="fr7" draw:name="Bild58" text:anchor-type="paragraph" svg:x="10.44cm" svg:width="3.93cm" svg:height="3.05cm" draw:z-index="57"><draw:image xlink:href="Pictures/10000201000000E8000000B446955B0685C79C4D.png" xlink:type="simple" xlink:show="embed" xlink:actuate="onLoad" draw:mime-type="image/png"/></draw:frame><draw:frame draw:style-name="fr7" draw:name="Bild59" text:anchor-type="paragraph" svg:x="14.94cm" svg:width="3.761cm" svg:height="5.45cm" draw:z-index="58"><draw:image xlink:href="Pictures/10000201000000DE000001428D40061048C2D9C0.png" xlink:type="simple" xlink:show="embed" xlink:actuate="onLoad" draw:mime-type="image/png"/></draw:frame></text:p>
      <text:p text:style-name="Text_20_body">The annotation tool is available in multiple editors. With this tool you can write notes at the screen. The annotate tools is the little brother of the grease pencil objects.</text:p>
      <text:p text:style-name="Text_20_body">Further settings for annotate can be found in the sidebar. Here you can also remove an annotation when you don't longer need it. And here you can also adjust the size of the stroke.</text:p>
      <text:p text:style-name="Text_20_body"><draw:frame draw:style-name="fr6" draw:name="Bild60" text:anchor-type="paragraph" svg:x="0.196cm" svg:y="0.321cm" svg:width="3.731cm" svg:height="2.101cm" draw:z-index="59"><draw:image xlink:href="Pictures/10000000000000DC0000007C4BAF15892E75B338.jpg" xlink:type="simple" xlink:show="embed" xlink:actuate="onLoad" draw:mime-type="image/jpeg"/></draw:frame></text:p>
      <text:p text:style-name="Text_20_body"/>
      <text:p text:style-name="Text_20_body"/>
      <text:p text:style-name="Text_20_body"/>
      <text:p text:style-name="Horizontal_20_Line"/>
      <text:h text:style-name="Heading_20_2" text:outline-level="2"><text:bookmark-start text:name="__RefHeading___Toc5249_529261320"/>Annotate<text:span text:style-name="T25"> tool</text:span><text:bookmark-end text:name="__RefHeading___Toc5249_529261320"/></text:h>
      <text:p text:style-name="Text_20_body">Draw free-hand strokes in the main window.</text:p>
      <text:h text:style-name="Heading_20_3" text:outline-level="3"><draw:frame draw:style-name="fr1" draw:name="Bild110" text:anchor-type="paragraph" svg:y="0.48cm" svg:width="3.371cm" svg:height="3.641cm" draw:z-index="98"><draw:image xlink:href="Pictures/10000201000000C7000000D7425F4ECD9CA0B4E2.png" xlink:type="simple" xlink:show="embed" xlink:actuate="onLoad" draw:mime-type="image/png"/></draw:frame><text:bookmark-start text:name="__RefHeading___Toc3109_3447234814"/><text:soft-page-break/>Tool Settings<text:bookmark-end text:name="__RefHeading___Toc3109_3447234814"/></text:h>
      <text:p text:style-name="P43">The tool settings for <text:span text:style-name="T28">the </text:span>Annotate<text:span text:style-name="T28"> tool. </text:span></text:p>
      <text:p text:style-name="P43"/>
      <text:p text:style-name="P43"/>
      <text:h text:style-name="Heading_20_3" text:outline-level="3"/>
      <text:h text:style-name="Heading_20_4" text:outline-level="4"><draw:frame draw:style-name="fr1" draw:name="Bild111" text:anchor-type="paragraph" svg:y="0.497cm" svg:width="1.78cm" svg:height="2.709cm" draw:z-index="99"><draw:image xlink:href="Pictures/10000201000000D2000001406E691D6E54423957.png" xlink:type="simple" xlink:show="embed" xlink:actuate="onLoad" draw:mime-type="image/png"/></draw:frame><text:bookmark-start text:name="__RefHeading___Toc3111_3447234814"/>Color<text:bookmark-end text:name="__RefHeading___Toc3111_3447234814"/></text:h>
      <text:p text:style-name="P43">Clicking at the left color field reveals a color picker<text:span text:style-name="T24">. </text:span>Define the color for the annotation stroke.</text:p>
      <text:p text:style-name="P43"/>
      <text:p text:style-name="P43"/>
      <text:p text:style-name="P16"/>
      <text:h text:style-name="Heading_20_4" text:outline-level="4"><draw:frame draw:style-name="fr1" draw:name="Bild112" text:anchor-type="paragraph" svg:y="0.519cm" svg:width="5.129cm" svg:height="3.45cm" draw:z-index="100"><draw:image xlink:href="Pictures/100002010000012F000000CC70589F859484EA49.png" xlink:type="simple" xlink:show="embed" xlink:actuate="onLoad" draw:mime-type="image/png"/></draw:frame><text:bookmark-start text:name="__RefHeading___Toc5259_5292613201"/>Note<text:bookmark-end text:name="__RefHeading___Toc5259_5292613201"/></text:h>
      <text:p text:style-name="P43">Clicking at the Note drop down box reveals a panel with further settings. It's the same content than in the annotations in the View tab.</text:p>
      <text:p text:style-name="P43"/>
      <text:p text:style-name="P43"/>
      <text:h text:style-name="Heading_20_5" text:outline-level="5"><text:bookmark-start text:name="__RefHeading___Toc5261_5292613201"/>Annotations list<text:bookmark-end text:name="__RefHeading___Toc5261_5292613201"/></text:h>
      <text:p text:style-name="P43"><draw:frame draw:style-name="fr2" draw:name="Bild113" text:anchor-type="paragraph" svg:x="14.381cm" svg:y="-0.086cm" svg:width="4.32cm" svg:height="4.551cm" draw:z-index="101"><draw:image xlink:href="Pictures/10000201000000FF0000010D4385B79BBC1B8777.png" xlink:type="simple" xlink:show="embed" xlink:actuate="onLoad" draw:mime-type="image/png"/></draw:frame>Add, remove and rename new annotations.</text:p>
      <text:h text:style-name="Heading_20_5" text:outline-level="5"><text:bookmark-start text:name="__RefHeading___Toc5263_5292613201"/>Edit Box<text:bookmark-end text:name="__RefHeading___Toc5263_5292613201"/></text:h>
      <text:p text:style-name="P43">The name of the current annotation. You can rename the annotation to your needs here.</text:p>
      <text:h text:style-name="Heading_20_5" text:outline-level="5"><text:bookmark-start text:name="__RefHeading___Toc5265_5292613201"/>Fake User<text:bookmark-end text:name="__RefHeading___Toc5265_5292613201"/></text:h>
      <text:p text:style-name="Text_20_body">Assign a fake user to this annotation. Fake users is an odd concept to keep data in the scene even if it has no user somewhere. The fake user is then a dummy user so that the object is not deleted when saving the scene. </text:p>
      <text:h text:style-name="Heading_20_5" text:outline-level="5"><text:bookmark-start text:name="__RefHeading___Toc5267_5292613201"/>Add Annotation<text:bookmark-end text:name="__RefHeading___Toc5267_5292613201"/></text:h>
      <text:p text:style-name="Text_20_body">Add a new annotation.</text:p>
      <text:h text:style-name="Heading_20_5" text:outline-level="5"><text:bookmark-start text:name="__RefHeading___Toc5269_5292613201"/>Remove Annotation<text:bookmark-end text:name="__RefHeading___Toc5269_5292613201"/></text:h>
      <text:p text:style-name="Text_20_body">Delete the annotation.</text:p>
      <text:h text:style-name="Heading_20_5" text:outline-level="5"><draw:frame draw:style-name="fr1" draw:name="Bild115" text:anchor-type="paragraph" svg:y="-0.086cm" svg:width="5.099cm" svg:height="1.42cm" draw:z-index="103"><draw:image xlink:href="Pictures/100002010000012D0000005426322C8811647666.png" xlink:type="simple" xlink:show="embed" xlink:actuate="onLoad" draw:mime-type="image/png"/></draw:frame><text:bookmark-start text:name="__RefHeading___Toc3113_3447234814"/>Active Layer Index<text:bookmark-end text:name="__RefHeading___Toc3113_3447234814"/></text:h>
      <text:p text:style-name="Text_20_body">The <text:span text:style-name="T26">list of </text:span>annotation layers.</text:p>
      <text:h text:style-name="Heading_20_5" text:outline-level="5"><text:bookmark-start text:name="__RefHeading___Toc3115_3447234814"/>Add Annotation Layer<text:bookmark-end text:name="__RefHeading___Toc3115_3447234814"/></text:h>
      <text:p text:style-name="Text_20_body">Add a new annotation layer.</text:p>
      <text:h text:style-name="Heading_20_5" text:outline-level="5"><text:bookmark-start text:name="__RefHeading___Toc3117_3447234814"/><text:soft-page-break/>Remove Annotation Layer<text:bookmark-end text:name="__RefHeading___Toc3117_3447234814"/></text:h>
      <text:p text:style-name="Text_20_body">Remove the selected annotation layer.</text:p>
      <text:h text:style-name="Heading_20_5" text:outline-level="5"><draw:frame draw:style-name="fr1" draw:name="Bild116" text:anchor-type="paragraph" svg:y="-0.079cm" svg:width="5.129cm" svg:height="0.93cm" draw:z-index="104"><draw:image xlink:href="Pictures/100002010000012F00000037B95768E191217375.png" xlink:type="simple" xlink:show="embed" xlink:actuate="onLoad" draw:mime-type="image/png"/></draw:frame><text:bookmark-start text:name="__RefHeading___Toc3119_3447234814"/>Thickness<text:bookmark-end text:name="__RefHeading___Toc3119_3447234814"/></text:h>
      <text:p text:style-name="P45">The thickness of the annotation stroke.</text:p>
      <text:h text:style-name="Heading_20_5" text:outline-level="5"><text:bookmark-start text:name="__RefHeading___Toc5273_5292613201"/>Frame Locked/Unlocked<text:bookmark-end text:name="__RefHeading___Toc5273_5292613201"/></text:h>
      <text:p text:style-name="P45">Lock frame displayed by current layer. This toggles whether the active layer is the only one that can be edited.</text:p>
      <text:h text:style-name="Heading_20_5" text:outline-level="5"><text:bookmark-start text:name="__RefHeading___Toc5275_5292613201"/>Delete Active Frame<text:bookmark-end text:name="__RefHeading___Toc5275_5292613201"/></text:h>
      <text:p text:style-name="P45">Deletes the active frame from the active grease pencil layer.</text:p>
      <text:p text:style-name="P17"/>
      <text:p text:style-name="P4"/>
      <text:h text:style-name="Heading_20_4" text:outline-level="4"><draw:frame draw:style-name="fr1" draw:name="Bild114" text:anchor-type="paragraph" svg:y="-0.079cm" svg:width="5.74cm" svg:height="2.15cm" draw:z-index="102"><draw:image xlink:href="Pictures/10000201000001530000007F07AC4B536AF4294F.png" xlink:type="simple" xlink:show="embed" xlink:actuate="onLoad" draw:mime-type="image/png"/></draw:frame><text:bookmark-start text:name="__RefHeading___Toc5279_5292613201"/>Placement<text:bookmark-end text:name="__RefHeading___Toc5279_5292613201"/></text:h>
      <text:p text:style-name="P45">Define how annotation strokes are aligned in the 3d space.</text:p>
      <text:p text:style-name="P45"/>
      <text:p text:style-name="P17"/>
      <text:h text:style-name="Heading_20_4" text:outline-level="4"><draw:frame draw:style-name="fr1" draw:name="Bild117" text:anchor-type="paragraph" svg:y="-0.079cm" svg:width="3.371cm" svg:height="1.289cm" draw:z-index="105"><draw:image xlink:href="Pictures/10000201000000C70000004C5D30ED241788F4F0.png" xlink:type="simple" xlink:show="embed" xlink:actuate="onLoad" draw:mime-type="image/png"/></draw:frame><text:bookmark-start text:name="__RefHeading___Toc3121_3447234814"/>Stabilize Stroke<text:bookmark-end text:name="__RefHeading___Toc3121_3447234814"/></text:h>
      <text:p text:style-name="P46">Helper to draw smooth and clean lines. Pressing shift inverts the effect.<text:span text:style-name="T27"> </text:span></text:p>
      <text:h text:style-name="Heading_20_5" text:outline-level="5"><text:bookmark-start text:name="__RefHeading___Toc3123_3447234814"/>Radius<text:bookmark-end text:name="__RefHeading___Toc3123_3447234814"/></text:h>
      <text:p text:style-name="P47">The radius for the stroke stabilization.</text:p>
      <text:h text:style-name="Heading_20_5" text:outline-level="5"><text:bookmark-start text:name="__RefHeading___Toc3125_3447234814"/>Factor<text:bookmark-end text:name="__RefHeading___Toc3125_3447234814"/></text:h>
      <text:p text:style-name="P47">Stabilizer stroke factor. Higher values gives a smoother stroke.</text:p>
      <text:p text:style-name="Horizontal_20_Line"/>
      <text:h text:style-name="Heading_20_2" text:outline-level="2"><text:bookmark-start text:name="__RefHeading___Toc5251_529261320"/>Annotate Line<text:bookmark-end text:name="__RefHeading___Toc5251_529261320"/></text:h>
      <text:p text:style-name="Text_20_body">Click and drag to create a line.</text:p>
      <text:h text:style-name="P75" text:outline-level="3"><draw:frame draw:style-name="fr1" draw:name="Bild118" text:anchor-type="paragraph" svg:y="0.48cm" svg:width="3.39cm" svg:height="2.499cm" draw:z-index="106"><draw:image xlink:href="Pictures/10000201000000C8000000943A1F6327995BAA75.png" xlink:type="simple" xlink:show="embed" xlink:actuate="onLoad" draw:mime-type="image/png"/></draw:frame><text:bookmark-start text:name="__RefHeading___Toc3127_3447234814"/>Tool Settings<text:bookmark-end text:name="__RefHeading___Toc3127_3447234814"/></text:h>
      <text:p text:style-name="P48">The tool settings for <text:span text:style-name="T28">the </text:span>Annotate<text:span text:style-name="T28"> tool. </text:span></text:p>
      <text:p text:style-name="P48"/>
      <text:p text:style-name="P48"/>
      <text:h text:style-name="P59" text:outline-level="4"><draw:frame draw:style-name="fr1" draw:name="Bild119" text:anchor-type="paragraph" svg:y="-0.079cm" svg:width="5.72cm" svg:height="2.08cm" draw:z-index="107"><draw:image xlink:href="Pictures/10000201000001520000007BE12C285D81147B2E.png" xlink:type="simple" xlink:show="embed" xlink:actuate="onLoad" draw:mime-type="image/png"/></draw:frame><text:bookmark-start text:name="__RefHeading___Toc5279_52926132011"/>Placement<text:bookmark-end text:name="__RefHeading___Toc5279_52926132011"/></text:h>
      <text:p text:style-name="P48">Define how annotation strokes are aligned in the 3d space.</text:p>
      <text:p text:style-name="P48"/>
      <text:h text:style-name="Heading_20_4" text:outline-level="4"><draw:frame draw:style-name="fr1" draw:name="Bild120" text:anchor-type="paragraph" svg:y="0.48cm" svg:width="2.42cm" svg:height="2.469cm" draw:z-index="108"><draw:image xlink:href="Pictures/100002010000008F00000092678DE0C3D22742FB.png" xlink:type="simple" xlink:show="embed" xlink:actuate="onLoad" draw:mime-type="image/png"/></draw:frame><text:bookmark-start text:name="__RefHeading___Toc3129_3447234814"/><text:soft-page-break/>Style Start<text:bookmark-end text:name="__RefHeading___Toc3129_3447234814"/></text:h>
      <text:p text:style-name="P49">The stroke start style. With an arrow for example you place an arrow at the start of the stroke.</text:p>
      <text:h text:style-name="Heading_20_4" text:outline-level="4"/>
      <text:h text:style-name="Heading_20_4" text:outline-level="4"><text:bookmark-start text:name="__RefHeading___Toc3131_3447234814"/>End<text:bookmark-end text:name="__RefHeading___Toc3131_3447234814"/></text:h>
      <text:p text:style-name="P49"><draw:frame draw:style-name="fr1" draw:name="Bild121" text:anchor-type="paragraph" svg:y="-0.164cm" svg:width="2.32cm" svg:height="2.491cm" draw:z-index="109"><draw:image xlink:href="Pictures/100002010000008900000093ED3B300BB6EAC9C2.png" xlink:type="simple" xlink:show="embed" xlink:actuate="onLoad" draw:mime-type="image/png"/></draw:frame>The stroke end style. With an arrow for example you place an arrow at the end of the stroke.</text:p>
      <text:p text:style-name="P48"/>
      <text:p text:style-name="P48"/>
      <text:p text:style-name="P18"/>
      <text:h text:style-name="Heading_20_2" text:outline-level="2"><text:bookmark-start text:name="__RefHeading___Toc5253_529261320"/>Annotate Polygon<text:bookmark-end text:name="__RefHeading___Toc5253_529261320"/></text:h>
      <text:p text:style-name="Text_20_body">Click multiple times to create multiple connected lines. The current polygon is finished when Esc or RMB is pressed.</text:p>
      <text:h text:style-name="Heading_20_4" text:outline-level="4"><draw:frame draw:style-name="fr1" draw:name="Bild61" text:anchor-type="paragraph" svg:y="0.48cm" svg:width="3.39cm" svg:height="2.379cm" draw:z-index="60"><draw:image xlink:href="Pictures/10000201000000C80000008D8D49368EB1DA6731.png" xlink:type="simple" xlink:show="embed" xlink:actuate="onLoad" draw:mime-type="image/png"/></draw:frame><text:bookmark-start text:name="__RefHeading___Toc5255_529261320"/>Tool Settings<text:bookmark-end text:name="__RefHeading___Toc5255_529261320"/></text:h>
      <text:p text:style-name="Text_20_body">The tool settings for Annotate<text:span text:style-name="T29">Polygon.</text:span></text:p>
      <text:p text:style-name="Text_20_body"/>
      <text:h text:style-name="Heading_20_3" text:outline-level="3"><draw:frame draw:style-name="fr1" draw:name="Bild62" text:anchor-type="paragraph" svg:y="0.778cm" svg:width="1.78cm" svg:height="2.709cm" draw:z-index="61"><draw:image xlink:href="Pictures/10000201000000D2000001406E691D6E54423957.png" xlink:type="simple" xlink:show="embed" xlink:actuate="onLoad" draw:mime-type="image/png"/></draw:frame><text:bookmark-start text:name="__RefHeading___Toc5257_529261320"/>Color<text:bookmark-end text:name="__RefHeading___Toc5257_529261320"/></text:h>
      <text:p text:style-name="Text_20_body">Clicking at the left color field reveals a color picker<text:span text:style-name="T24">. </text:span>Define the color for the annotation stroke.</text:p>
      <text:p text:style-name="Text_20_body"/>
      <text:p text:style-name="Text_20_body"/>
      <text:p text:style-name="P19"/>
      <text:h text:style-name="P60" text:outline-level="4"><draw:frame draw:style-name="fr1" draw:name="Bild63" text:anchor-type="paragraph" svg:y="0.115cm" svg:width="5.129cm" svg:height="3.45cm" draw:z-index="110"><draw:image xlink:href="Pictures/100002010000012F000000CC70589F859484EA49.png" xlink:type="simple" xlink:show="embed" xlink:actuate="onLoad" draw:mime-type="image/png"/></draw:frame><text:bookmark-start text:name="__RefHeading___Toc5259_52926132011"/>Note<text:bookmark-end text:name="__RefHeading___Toc5259_52926132011"/></text:h>
      <text:p text:style-name="P50">Clicking at the Note drop down box reveals a panel with further settings. It's the same content than in the annotations in the View tab.</text:p>
      <text:p text:style-name="P50"/>
      <text:p text:style-name="P50"/>
      <text:h text:style-name="P76" text:outline-level="5"><draw:frame draw:style-name="fr1" draw:name="Bild64" text:anchor-type="paragraph" svg:y="0.03cm" svg:width="4.32cm" svg:height="4.551cm" draw:z-index="111"><draw:image xlink:href="Pictures/10000201000000FF0000010D4385B79BBC1B8777.png" xlink:type="simple" xlink:show="embed" xlink:actuate="onLoad" draw:mime-type="image/png"/></draw:frame><text:bookmark-start text:name="__RefHeading___Toc5261_52926132011"/>Annotations list<text:bookmark-end text:name="__RefHeading___Toc5261_52926132011"/></text:h>
      <text:p text:style-name="P50">Add, remove and rename new annotations.</text:p>
      <text:h text:style-name="P76" text:outline-level="5"><text:bookmark-start text:name="__RefHeading___Toc5263_52926132011"/>Edit Box<text:bookmark-end text:name="__RefHeading___Toc5263_52926132011"/></text:h>
      <text:p text:style-name="P50">The name of the current annotation. You can rename the annotation to your needs here.</text:p>
      <text:h text:style-name="P76" text:outline-level="5"><text:bookmark-start text:name="__RefHeading___Toc5265_52926132011"/><text:soft-page-break/>Fake User<text:bookmark-end text:name="__RefHeading___Toc5265_52926132011"/></text:h>
      <text:p text:style-name="P50">Assign a fake user to this annotation. Fake users is an odd concept to keep data in the scene even if it has no user somewhere. The fake user is then a dummy user so that the object is not deleted when saving the scene. </text:p>
      <text:h text:style-name="P76" text:outline-level="5"><text:bookmark-start text:name="__RefHeading___Toc5267_52926132011"/>Add Annotation<text:bookmark-end text:name="__RefHeading___Toc5267_52926132011"/></text:h>
      <text:p text:style-name="P50">Add a new annotation.</text:p>
      <text:h text:style-name="P76" text:outline-level="5"><text:bookmark-start text:name="__RefHeading___Toc5269_52926132011"/>Remove Annotation<text:bookmark-end text:name="__RefHeading___Toc5269_52926132011"/></text:h>
      <text:p text:style-name="P50">Delete the annotation.</text:p>
      <text:h text:style-name="P76" text:outline-level="5"><draw:frame draw:style-name="fr1" draw:name="Bild122" text:anchor-type="paragraph" svg:y="-0.086cm" svg:width="5.099cm" svg:height="1.42cm" draw:z-index="112"><draw:image xlink:href="Pictures/100002010000012D0000005426322C8811647666.png" xlink:type="simple" xlink:show="embed" xlink:actuate="onLoad" draw:mime-type="image/png"/></draw:frame><text:bookmark-start text:name="__RefHeading___Toc3133_3447234814"/>Active Layer Index<text:bookmark-end text:name="__RefHeading___Toc3133_3447234814"/></text:h>
      <text:p text:style-name="P50">The <text:span text:style-name="T26">list of </text:span>annotation layers.</text:p>
      <text:h text:style-name="P76" text:outline-level="5"><text:bookmark-start text:name="__RefHeading___Toc3135_3447234814"/>Add Annotation Layer<text:bookmark-end text:name="__RefHeading___Toc3135_3447234814"/></text:h>
      <text:p text:style-name="P50">Add a new annotation layer.</text:p>
      <text:h text:style-name="P76" text:outline-level="5"><text:bookmark-start text:name="__RefHeading___Toc3137_3447234814"/>Remove Annotation Layer<text:bookmark-end text:name="__RefHeading___Toc3137_3447234814"/></text:h>
      <text:p text:style-name="P50">Remove the selected annotation layer.</text:p>
      <text:h text:style-name="P76" text:outline-level="5"><draw:frame draw:style-name="fr1" draw:name="Bild123" text:anchor-type="paragraph" svg:y="-0.079cm" svg:width="5.129cm" svg:height="0.93cm" draw:z-index="113"><draw:image xlink:href="Pictures/100002010000012F00000037B95768E191217375.png" xlink:type="simple" xlink:show="embed" xlink:actuate="onLoad" draw:mime-type="image/png"/></draw:frame><text:bookmark-start text:name="__RefHeading___Toc3139_3447234814"/>Thickness<text:bookmark-end text:name="__RefHeading___Toc3139_3447234814"/></text:h>
      <text:p text:style-name="P50">The thickness of the annotation stroke.</text:p>
      <text:h text:style-name="P76" text:outline-level="5"><text:bookmark-start text:name="__RefHeading___Toc5273_52926132011"/>Frame Locked/Unlocked<text:bookmark-end text:name="__RefHeading___Toc5273_52926132011"/></text:h>
      <text:p text:style-name="P50">Lock frame displayed by current layer. This toggles whether the active layer is the only one that can be edited.</text:p>
      <text:h text:style-name="P76" text:outline-level="5"><text:bookmark-start text:name="__RefHeading___Toc5275_52926132011"/>Delete Active Frame<text:bookmark-end text:name="__RefHeading___Toc5275_52926132011"/></text:h>
      <text:p text:style-name="P50">Deletes the active frame from the active grease pencil layer.</text:p>
      <text:p text:style-name="Horizontal_20_Line"/>
      <text:h text:style-name="Heading_20_6" text:outline-level="6"><draw:frame draw:style-name="fr1" draw:name="Bild65" text:anchor-type="paragraph" svg:y="-0.079cm" svg:width="4.32cm" svg:height="1.739cm" draw:z-index="62"><draw:image xlink:href="Pictures/10000000000000FF00000067CDBC07E25DB7896B.jpg" xlink:type="simple" xlink:show="embed" xlink:actuate="onLoad" draw:mime-type="image/jpeg"/></draw:frame><text:bookmark-start text:name="__RefHeading___Toc5279_529261320"/>Placement<text:bookmark-end text:name="__RefHeading___Toc5279_529261320"/></text:h>
      <text:p text:style-name="Text_20_body">Define how annotation strokes are aligned in the 3d space.</text:p>
      <text:p text:style-name="Horizontal_20_Line"/>
      <text:h text:style-name="Heading_20_2" text:outline-level="2"><draw:frame draw:style-name="fr1" draw:name="Bild67" text:anchor-type="paragraph" svg:y="0.37cm" svg:width="2.29cm" svg:height="2.84cm" draw:z-index="64"><draw:image xlink:href="Pictures/1000020100000087000000A83D1AF02EBE783EB5.png" xlink:type="simple" xlink:show="embed" xlink:actuate="onLoad" draw:mime-type="image/png"/></draw:frame><text:bookmark-start text:name="__RefHeading___Toc5281_529261320"/>Annotate Eraser<text:bookmark-end text:name="__RefHeading___Toc5281_529261320"/></text:h>
      <text:p text:style-name="Text_20_body">Click and drag to remove annotate lines.</text:p>
      <text:p text:style-name="Text_20_body"/>
      <text:h text:style-name="Heading_20_4" text:outline-level="4"><draw:frame draw:style-name="fr2" draw:name="Bild66" text:anchor-type="paragraph" svg:x="15.3cm" svg:y="0.7cm" svg:width="3.401cm" svg:height="1.52cm" draw:z-index="63"><draw:image xlink:href="Pictures/10000201000000C90000005A109ED008A39EEA43.png" xlink:type="simple" xlink:show="embed" xlink:actuate="onLoad" draw:mime-type="image/png"/></draw:frame><text:bookmark-start text:name="__RefHeading___Toc5283_529261320"/>Tool Settings<text:bookmark-end text:name="__RefHeading___Toc5283_529261320"/></text:h>
      <text:h text:style-name="Heading_20_5" text:outline-level="5"><text:bookmark-start text:name="__RefHeading___Toc5285_529261320"/>Radius<text:bookmark-end text:name="__RefHeading___Toc5285_529261320"/></text:h>
      <text:p text:style-name="Text_20_body">The radius of the eraser pencil.</text:p>
      <text:p text:style-name="Horizontal_20_Line"/>
      <text:p text:style-name="P50"/>
      <table:table table:name="Tabelle7" table:style-name="Tabelle7">
        <table:table-column table:style-name="Tabelle7.A"/>
        <text:soft-page-break/>
        <table:table-row table:style-name="TableLine2395465830496">
          <table:table-cell table:style-name="Tabelle7.A1" office:value-type="string">
            <text:h text:style-name="P70" text:outline-level="1"><text:bookmark-start text:name="__RefHeading___Toc3105_3447234814"/>Measure<text:bookmark-end text:name="__RefHeading___Toc3105_3447234814"/></text:h>
          </table:table-cell>
        </table:table-row>
      </table:table>
      <text:h text:style-name="P72" text:outline-level="2"><draw:frame draw:style-name="fr1" draw:name="Bild68" text:anchor-type="paragraph" svg:y="0.318cm" svg:width="4.881cm" svg:height="5.009cm" draw:z-index="65"><draw:image xlink:href="Pictures/10000201000001200000012885AEB13CDCB6459C.png" xlink:type="simple" xlink:show="embed" xlink:actuate="onLoad" draw:mime-type="image/png"/></draw:frame><draw:frame draw:style-name="fr2" draw:name="Bild69" text:anchor-type="paragraph" svg:x="8.446cm" svg:y="0.37cm" svg:width="5.039cm" svg:height="2.439cm" draw:z-index="66"><draw:image xlink:href="Pictures/100002010000012A0000009097933CC296B7B50F.png" xlink:type="simple" xlink:show="embed" xlink:actuate="onLoad" draw:mime-type="image/png"/></draw:frame><text:bookmark-start text:name="__RefHeading___Toc5287_529261320"/><text:bookmark-end text:name="__RefHeading___Toc5287_529261320"/></text:h>
      <text:p text:style-name="Text_20_body"><text:span text:style-name="T29">Measure a</text:span>llows you to draw measure lines into the view.</text:p>
      <text:p text:style-name="Text_20_body">The measure tool has a few options, which are described in the tool tip.</text:p>
      <text:p text:style-name="Text_20_body">New measure lines gets created by left clicking and dragging.</text:p>
      <text:p text:style-name="Text_20_body">When you change the tool then the measure lines becomes visible. But they are not removed. When you activate the measure tool then they reappear.</text:p>
      <text:h text:style-name="Heading_20_3" text:outline-level="3"><draw:frame draw:style-name="fr1" draw:name="Bild70" text:anchor-type="paragraph" svg:y="0.54cm" svg:width="2.76cm" svg:height="3.23cm" draw:z-index="67"><draw:image xlink:href="Pictures/10000201000000A3000000BF4C9FF400C9915261.png" xlink:type="simple" xlink:show="embed" xlink:actuate="onLoad" draw:mime-type="image/png"/></draw:frame><text:bookmark-start text:name="__RefHeading___Toc5289_529261320"/>Measuring angles<text:bookmark-end text:name="__RefHeading___Toc5289_529261320"/></text:h>
      <text:p text:style-name="Text_20_body">When you want to measure an angle, first create a straight measure line. Then grab it in the middle to drag out a new point at the line. Then align everything proper.</text:p>
      <text:h text:style-name="Heading_20_3" text:outline-level="3"><text:bookmark-start text:name="__RefHeading___Toc5291_529261320"/>Snapping<text:bookmark-end text:name="__RefHeading___Toc5291_529261320"/></text:h>
      <text:p text:style-name="Text_20_body">Holding down Ctrl activates temporary global snapping.</text:p>
      <text:h text:style-name="Heading_20_3" text:outline-level="3"><text:bookmark-start text:name="__RefHeading___Toc5293_529261320"/>Delete measure lines<text:bookmark-end text:name="__RefHeading___Toc5293_529261320"/></text:h>
      <text:p text:style-name="Text_20_body">Select them and press delete. When you have selected an angle point then first this angle point gets deleted. You need to have to select an endpoint to make the whole stroke active.</text:p>
      <text:p text:style-name="Text_20_body"/>
      <table:table table:name="Tabelle8" table:style-name="Tabelle8">
        <table:table-column table:style-name="Tabelle8.A"/>
        <table:table-row table:style-name="TableLine2395465841104">
          <table:table-cell table:style-name="Tabelle8.A1" office:value-type="string">
            <text:h text:style-name="Heading_20_1" text:outline-level="1"><text:bookmark-start text:name="__RefHeading___Toc3107_3447234814"/>Primitives Add tools group<text:bookmark-end text:name="__RefHeading___Toc3107_3447234814"/></text:h>
          </table:table-cell>
        </table:table-row>
      </table:table>
      <text:p text:style-name="Text_20_body"><draw:frame draw:style-name="fr2" draw:name="Bild71" text:anchor-type="paragraph" svg:x="14.744cm" svg:y="0.437cm" svg:width="3.93cm" svg:height="3.769cm" draw:z-index="68"><draw:image xlink:href="Pictures/10000201000000E8000000DFD81C6AC966A3FED1.png" xlink:type="simple" xlink:show="embed" xlink:actuate="onLoad" draw:mime-type="image/png"/></draw:frame><text:bookmark-start text:name="__RefHeading___Toc4294_1966632384"/><text:bookmark-end text:name="__RefHeading___Toc4294_1966632384"/></text:p>
      <text:p text:style-name="Text_20_body">This tools allows you to create primitives by dragging with the mouse. First you create a ground plane by dragging a rectangle. Then you release the mouse and drag the mouse upwards to create the third dimension of it. And a left click makes the object real then.</text:p>
      <text:p text:style-name="Text_20_body">You can choose between five primitive types. Cube, Cone, Cylinder, UV Sphere and Icosphere.</text:p>
      <text:p text:style-name="Text_20_body"><draw:frame draw:style-name="fr4" draw:name="Bild72" text:anchor-type="paragraph" svg:width="4.39cm" svg:height="3.18cm" draw:z-index="69"><draw:image xlink:href="Pictures/1000020100000103000000BC342A83CDAE21CF02.png" xlink:type="simple" xlink:show="embed" xlink:actuate="onLoad" draw:mime-type="image/png"/></draw:frame><draw:frame draw:style-name="fr5" draw:name="Bild73" text:anchor-type="paragraph" svg:y="0.3cm" svg:width="4.9cm" svg:height="4.581cm" draw:z-index="70"><draw:image xlink:href="Pictures/10000201000001160000010465825C8C4A7888BE.png" xlink:type="simple" xlink:show="embed" xlink:actuate="onLoad" draw:mime-type="image/png"/></draw:frame><draw:frame draw:style-name="fr4" draw:name="Bild74" text:anchor-type="paragraph" svg:width="5.38cm" svg:height="4.77cm" draw:z-index="71"><draw:image xlink:href="Pictures/100002010000013E0000011A56FA4F41290BC3E7.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text:soft-page-break/>By default the ground plane starts to scale from one of the edges. </text:p>
      <text:p text:style-name="Text_20_body">Holding down ALT key while dragging scales from the center<text:span text:style-name="T20"> instead of the default corner</text:span>.</text:p>
      <text:p text:style-name="Text_20_body">Holding down Shift key while dragging allows you to scale uniformly.</text:p>
      <text:p text:style-name="Text_20_body">Holding down CTRL while dragging snaps to other objects.</text:p>
      <text:h text:style-name="Heading_20_3" text:outline-level="3"><text:bookmark-start text:name="__RefHeading___Toc4296_1966632384"/>Add Cube<text:bookmark-end text:name="__RefHeading___Toc4296_1966632384"/></text:h>
      <text:p text:style-name="Text_20_body">Adds a cube primitive.</text:p>
      <text:h text:style-name="Heading_20_4" text:outline-level="4"><draw:frame draw:style-name="fr3" draw:name="Bild83" text:anchor-type="paragraph" svg:y="0.441cm" svg:width="3.39cm" svg:height="6.031cm" draw:z-index="80"><draw:image xlink:href="Pictures/10000201000000C800000164EB9D12A89115C512.png" xlink:type="simple" xlink:show="embed" xlink:actuate="onLoad" draw:mime-type="image/png"/></draw:frame><text:bookmark-start text:name="__RefHeading___Toc4316_1966632384"/>Tool Settings<text:bookmark-end text:name="__RefHeading___Toc4316_1966632384"/></text:h>
      <text:p text:style-name="Text_20_body"/>
      <text:p text:style-name="Text_20_body"/>
      <text:p text:style-name="Text_20_body"/>
      <text:p text:style-name="Text_20_body"/>
      <text:p text:style-name="Text_20_body"/>
      <text:p text:style-name="Text_20_body"/>
      <text:h text:style-name="Heading_20_5" text:outline-level="5"><text:bookmark-start text:name="__RefHeading___Toc4318_1966632384"/>Depth <text:bookmark-end text:name="__RefHeading___Toc4318_1966632384"/></text:h>
      <text:h text:style-name="Heading_20_6" text:outline-level="6"><draw:frame draw:style-name="fr2" draw:name="Bild84" text:anchor-type="paragraph" svg:x="15.46cm" svg:y="0.127cm" svg:width="3.24cm" svg:height="1.82cm" draw:z-index="81"><draw:image xlink:href="Pictures/10000201000000B8000000678F5C0516BAF97B56.png" xlink:type="simple" xlink:show="embed" xlink:actuate="onLoad" draw:mime-type="image/png"/></draw:frame><text:bookmark-start text:name="__RefHeading___Toc4320_1966632384"/>Position<text:bookmark-end text:name="__RefHeading___Toc4320_1966632384"/></text:h>
      <text:p text:style-name="P24">How to position the primitive.</text:p>
      <text:h text:style-name="Heading_20_7" text:outline-level="7"><text:bookmark-start text:name="__RefHeading___Toc4322_1966632384"/>Surface<text:bookmark-end text:name="__RefHeading___Toc4322_1966632384"/></text:h>
      <text:p text:style-name="P24">Start placing on the surface. The 3d cursor acts as a fallback.</text:p>
      <text:h text:style-name="Heading_20_7" text:outline-level="7"><text:bookmark-start text:name="__RefHeading___Toc4324_1966632384"/>3D Cursor Plane<text:bookmark-end text:name="__RefHeading___Toc4324_1966632384"/></text:h>
      <text:p text:style-name="P24">Start placement using a point that is projected at the selected axis at the 3d cursor position</text:p>
      <text:h text:style-name="Heading_20_7" text:outline-level="7"><text:bookmark-start text:name="__RefHeading___Toc4326_1966632384"/>3D Cursor View<text:bookmark-end text:name="__RefHeading___Toc4326_1966632384"/></text:h>
      <text:p text:style-name="P24">Start placement using the mouse cursor projected onto the view plane.</text:p>
      <text:h text:style-name="P78" text:outline-level="6"><text:bookmark-start text:name="__RefHeading___Toc3315_278071053"/>Orientation<text:bookmark-end text:name="__RefHeading___Toc3315_278071053"/></text:h>
      <text:p text:style-name="P40"><draw:frame draw:style-name="fr1" draw:name="Bild105" text:anchor-type="paragraph" svg:y="0.028cm" svg:width="3.39cm" svg:height="2.101cm" draw:z-index="114"><draw:image xlink:href="Pictures/10000201000000C80000007C8DBA91437F1184AD.png" xlink:type="simple" xlink:show="embed" xlink:actuate="onLoad" draw:mime-type="image/png"/></draw:frame>In which orientation the new object to create. </text:p>
      <text:p text:style-name="P40"/>
      <text:p text:style-name="P28"/>
      <text:h text:style-name="Heading_20_6" text:outline-level="6"><draw:frame draw:style-name="fr1" draw:name="Bild125" text:anchor-type="paragraph" svg:y="0.028cm" svg:width="1.88cm" svg:height="1.341cm" draw:z-index="115"><draw:image xlink:href="Pictures/100002010000006F0000004F38D1458AA047AF66.png" xlink:type="simple" xlink:show="embed" xlink:actuate="onLoad" draw:mime-type="image/png"/></draw:frame><text:bookmark-start text:name="__RefHeading___Toc3317_278071053"/>Snap To<text:bookmark-end text:name="__RefHeading___Toc3317_278071053"/></text:h>
      <text:p text:style-name="P51">The target for snapping. Geometry snaps to existing mesh geometry. Default snaps to the ground.</text:p>
      <text:h text:style-name="Heading_20_6" text:outline-level="6"><draw:frame draw:style-name="fr1" draw:name="Bild85" text:anchor-type="paragraph" svg:y="0.446cm" svg:width="3.371cm" svg:height="0.42cm" draw:z-index="82"><draw:image xlink:href="Pictures/10000201000000C7000000195D2D98F2CDB6870D.png" xlink:type="simple" xlink:show="embed" xlink:actuate="onLoad" draw:mime-type="image/png"/></draw:frame><text:bookmark-start text:name="__RefHeading___Toc4328_1966632384"/>Plane Axis<text:bookmark-end text:name="__RefHeading___Toc4328_1966632384"/></text:h>
      <text:p text:style-name="P24">What plane axis to use.</text:p>
      <text:h text:style-name="Heading_20_6" text:outline-level="6"><text:bookmark-start text:name="__RefHeading___Toc3702_646645427"/>Auto Axis<text:bookmark-end text:name="__RefHeading___Toc3702_646645427"/></text:h>
      <text:p text:style-name="P96">Select the closest axis when placing objects. Surface overrides.</text:p>
      <text:h text:style-name="Heading_20_6" text:outline-level="6"><text:bookmark-start text:name="__RefHeading___Toc3498_3243327604"/><text:soft-page-break/>Base<text:bookmark-end text:name="__RefHeading___Toc3498_3243327604"/></text:h>
      <text:h text:style-name="Heading_20_7" text:outline-level="7"><draw:frame draw:style-name="fr1" draw:name="Bild86" text:anchor-type="paragraph" svg:y="0.028cm" svg:width="3.33cm" svg:height="1.109cm" draw:z-index="83"><draw:image xlink:href="Pictures/10000201000000C5000000421C2933D6AA73A4D7.png" xlink:type="simple" xlink:show="embed" xlink:actuate="onLoad" draw:mime-type="image/png"/></draw:frame><text:bookmark-start text:name="__RefHeading___Toc523_35451068891"/>Origin<text:bookmark-end text:name="__RefHeading___Toc523_35451068891"/></text:h>
      <text:p text:style-name="Text_20_body">From where to scale<text:span text:style-name="T20"> the primitive. From one of its corners or from the center.</text:span></text:p>
      <text:h text:style-name="Heading_20_7" text:outline-level="7"><text:bookmark-start text:name="__RefHeading___Toc3319_278071053"/>Aspect<text:bookmark-end text:name="__RefHeading___Toc3319_278071053"/></text:h>
      <text:p text:style-name="P51"><text:span text:style-name="T31">Scale uniformly or in drag direction</text:span>.</text:p>
      <text:h text:style-name="P79" text:outline-level="6"><text:bookmark-start text:name="__RefHeading___Toc3500_3243327604"/>Height<text:bookmark-end text:name="__RefHeading___Toc3500_3243327604"/></text:h>
      <text:h text:style-name="P90" text:outline-level="7"><draw:frame draw:style-name="fr1" draw:name="Bild93" text:anchor-type="paragraph" svg:y="0.028cm" svg:width="3.35cm" svg:height="1.229cm" draw:z-index="124"><draw:image xlink:href="Pictures/10000201000000C600000049D6673127DD92A544.png" xlink:type="simple" xlink:show="embed" xlink:actuate="onLoad" draw:mime-type="image/png"/></draw:frame><text:bookmark-start text:name="__RefHeading___Toc523_354510688911"/>Origin<text:bookmark-end text:name="__RefHeading___Toc523_354510688911"/></text:h>
      <text:p text:style-name="P55">From where to scale<text:span text:style-name="T20"> the primitive. From one of its corners or from the center.</text:span></text:p>
      <text:h text:style-name="P90" text:outline-level="7"><text:bookmark-start text:name="__RefHeading___Toc3319_2780710531"/>Aspect<text:bookmark-end text:name="__RefHeading___Toc3319_2780710531"/></text:h>
      <text:p text:style-name="P53"><text:span text:style-name="T31">Scale uniformly or in drag direction</text:span>.</text:p>
      <text:h text:style-name="Heading_20_4" text:outline-level="4"><draw:frame draw:style-name="fr1" draw:name="Bild76" text:anchor-type="paragraph" svg:y="0.191cm" svg:width="4.47cm" svg:height="4.551cm" draw:z-index="73"><draw:image xlink:href="Pictures/10000201000001080000010D959E9449F2F4B9CF.png" xlink:type="simple" xlink:show="embed" xlink:actuate="onLoad" draw:mime-type="image/png"/></draw:frame><text:bookmark-start text:name="__RefHeading___Toc869_1408617481"/>Last Operator Add Cube Panel<text:bookmark-end text:name="__RefHeading___Toc869_1408617481"/></text:h>
      <text:p text:style-name="P23">Size is in real the size of the Cube.<text:span text:style-name="T13"><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Cube.<text:line-break/></text:span><text:span text:style-name="T7">Rotation</text:span><text:span text:style-name="T14"> defines the rotation of the Cube.</text:span></text:p>
      <text:p text:style-name="P23"/>
      <text:p text:style-name="P14"/>
      <text:h text:style-name="Heading_20_3" text:outline-level="3"><draw:frame draw:style-name="fr1" draw:name="Bild87" text:anchor-type="paragraph" svg:y="0.351cm" svg:width="3.371cm" svg:height="6.759cm" draw:z-index="84"><draw:image xlink:href="Pictures/10000201000000C70000018F0139A817A317611F.png" xlink:type="simple" xlink:show="embed" xlink:actuate="onLoad" draw:mime-type="image/png"/></draw:frame><text:bookmark-start text:name="__RefHeading___Toc4298_1966632384"/>Add Cone<text:bookmark-end text:name="__RefHeading___Toc4298_1966632384"/></text:h>
      <text:p text:style-name="P29">Adds a cone primitive.</text:p>
      <text:h text:style-name="P57" text:outline-level="4"><text:bookmark-start text:name="__RefHeading___Toc2292_2586055211"/>Tool Settings<text:bookmark-end text:name="__RefHeading___Toc2292_2586055211"/></text:h>
      <text:p text:style-name="P31"/>
      <text:p text:style-name="P31"/>
      <text:p text:style-name="P31"/>
      <text:p text:style-name="P31"/>
      <text:h text:style-name="P77" text:outline-level="5"><text:bookmark-start text:name="__RefHeading___Toc4318_19666323841"/>Depth <text:bookmark-end text:name="__RefHeading___Toc4318_19666323841"/></text:h>
      <text:h text:style-name="P81" text:outline-level="6"><draw:frame draw:style-name="fr1" draw:name="Bild88" text:anchor-type="paragraph" svg:y="0.474cm" svg:width="3.24cm" svg:height="1.82cm" draw:z-index="85"><draw:image xlink:href="Pictures/10000201000000B8000000678F5C0516BAF97B56.png" xlink:type="simple" xlink:show="embed" xlink:actuate="onLoad" draw:mime-type="image/png"/></draw:frame><text:bookmark-start text:name="__RefHeading___Toc4320_19666323841"/>Position<text:bookmark-end text:name="__RefHeading___Toc4320_19666323841"/></text:h>
      <text:p text:style-name="P25">How to position the primitive.</text:p>
      <text:h text:style-name="P91" text:outline-level="7"><text:bookmark-start text:name="__RefHeading___Toc4322_19666323841"/>Surface<text:bookmark-end text:name="__RefHeading___Toc4322_19666323841"/></text:h>
      <text:p text:style-name="P25">Start placing on the surface. The 3d cursor acts as a fallback.</text:p>
      <text:h text:style-name="P91" text:outline-level="7"><text:bookmark-start text:name="__RefHeading___Toc4324_19666323841"/>3D Cursor Plane<text:bookmark-end text:name="__RefHeading___Toc4324_19666323841"/></text:h>
      <text:p text:style-name="P25">Start placement using a point that is projected at the selected axis at the 3d cursor position</text:p>
      <text:h text:style-name="P91" text:outline-level="7"><text:bookmark-start text:name="__RefHeading___Toc4326_19666323841"/>3D Cursor View<text:bookmark-end text:name="__RefHeading___Toc4326_19666323841"/></text:h>
      <text:p text:style-name="P25">Start placement using the mouse cursor projected onto the view plane.</text:p>
      <text:h text:style-name="P82" text:outline-level="6"><text:bookmark-start text:name="__RefHeading___Toc2812_2999943522"/><text:soft-page-break/>Orientation<text:bookmark-end text:name="__RefHeading___Toc2812_2999943522"/></text:h>
      <text:p text:style-name="P38"><draw:frame draw:style-name="fr1" draw:name="Bild106" text:anchor-type="paragraph" svg:y="0.028cm" svg:width="3.39cm" svg:height="2.101cm" draw:z-index="94"><draw:image xlink:href="Pictures/10000201000000C80000007C8DBA91437F1184AD.png" xlink:type="simple" xlink:show="embed" xlink:actuate="onLoad" draw:mime-type="image/png"/></draw:frame>In which orientation the new object to create. </text:p>
      <text:p text:style-name="P26"/>
      <text:p text:style-name="P25"/>
      <text:h text:style-name="P78" text:outline-level="6"><draw:frame draw:style-name="fr1" draw:name="Bild127" text:anchor-type="paragraph" svg:y="0.028cm" svg:width="1.88cm" svg:height="1.341cm" draw:z-index="117"><draw:image xlink:href="Pictures/100002010000006F0000004F38D1458AA047AF66.png" xlink:type="simple" xlink:show="embed" xlink:actuate="onLoad" draw:mime-type="image/png"/></draw:frame><text:bookmark-start text:name="__RefHeading___Toc3321_278071053"/>Snap To<text:bookmark-end text:name="__RefHeading___Toc3321_278071053"/></text:h>
      <text:p text:style-name="P51">The target for snapping. Geometry snaps to existing mesh geometry. Default snaps to the ground.</text:p>
      <text:h text:style-name="P78" text:outline-level="6"><draw:frame draw:style-name="fr1" draw:name="Bild124" text:anchor-type="paragraph" svg:y="0.446cm" svg:width="3.371cm" svg:height="0.42cm" draw:z-index="116"><draw:image xlink:href="Pictures/10000201000000C7000000195D2D98F2CDB6870D.png" xlink:type="simple" xlink:show="embed" xlink:actuate="onLoad" draw:mime-type="image/png"/></draw:frame><text:bookmark-start text:name="__RefHeading___Toc4328_19666323845"/>Plane Axis<text:bookmark-end text:name="__RefHeading___Toc4328_19666323845"/></text:h>
      <text:p text:style-name="P28">What plane axis to use.</text:p>
      <text:h text:style-name="P88" text:outline-level="6"><text:bookmark-start text:name="__RefHeading___Toc3704_646645427"/>Auto Axis<text:bookmark-end text:name="__RefHeading___Toc3704_646645427"/></text:h>
      <text:p text:style-name="P96">Select the closest axis when placing objects. Surface overrides.</text:p>
      <text:h text:style-name="P83" text:outline-level="6"><text:bookmark-start text:name="__RefHeading___Toc3502_3243327604"/>Base<text:bookmark-end text:name="__RefHeading___Toc3502_3243327604"/></text:h>
      <text:h text:style-name="P90" text:outline-level="7"><draw:frame draw:style-name="fr1" draw:name="Bild97" text:anchor-type="paragraph" svg:y="0.028cm" svg:width="3.33cm" svg:height="1.109cm" draw:z-index="125"><draw:image xlink:href="Pictures/10000201000000C5000000421C2933D6AA73A4D7.png" xlink:type="simple" xlink:show="embed" xlink:actuate="onLoad" draw:mime-type="image/png"/></draw:frame><text:bookmark-start text:name="__RefHeading___Toc523_354510688912"/>Origin<text:bookmark-end text:name="__RefHeading___Toc523_354510688912"/></text:h>
      <text:p text:style-name="P55">From where to scale<text:span text:style-name="T20"> the primitive. From one of its corners or from the center.</text:span></text:p>
      <text:h text:style-name="P90" text:outline-level="7"><text:bookmark-start text:name="__RefHeading___Toc3319_2780710532"/>Aspect<text:bookmark-end text:name="__RefHeading___Toc3319_2780710532"/></text:h>
      <text:p text:style-name="P53"><text:span text:style-name="T31">Scale uniformly or in drag direction</text:span>.</text:p>
      <text:h text:style-name="P79" text:outline-level="6"><text:bookmark-start text:name="__RefHeading___Toc3504_3243327604"/>Height<text:bookmark-end text:name="__RefHeading___Toc3504_3243327604"/></text:h>
      <text:h text:style-name="P90" text:outline-level="7"><draw:frame draw:style-name="fr1" draw:name="Bild101" text:anchor-type="paragraph" svg:y="0.028cm" svg:width="3.35cm" svg:height="1.229cm" draw:z-index="126"><draw:image xlink:href="Pictures/10000201000000C600000049D6673127DD92A544.png" xlink:type="simple" xlink:show="embed" xlink:actuate="onLoad" draw:mime-type="image/png"/></draw:frame><text:bookmark-start text:name="__RefHeading___Toc523_3545106889111"/>Origin<text:bookmark-end text:name="__RefHeading___Toc523_3545106889111"/></text:h>
      <text:p text:style-name="P55">From where to scale<text:span text:style-name="T20"> the primitive. From one of its corners or from the center.</text:span></text:p>
      <text:h text:style-name="P90" text:outline-level="7"><text:bookmark-start text:name="__RefHeading___Toc3319_27807105311"/>Aspect<text:bookmark-end text:name="__RefHeading___Toc3319_27807105311"/></text:h>
      <text:p text:style-name="P53"><text:span text:style-name="T31">Scale uniformly or in drag direction</text:span><text:span text:style-name="T30">.</text:span></text:p>
      <text:h text:style-name="Heading_20_6" text:outline-level="6"><text:bookmark-start text:name="__RefHeading___Toc2294_2586055211"/>Vertices<text:bookmark-end text:name="__RefHeading___Toc2294_2586055211"/></text:h>
      <text:p text:style-name="P32">The number of vertices for the cone ground plane.</text:p>
      <text:h text:style-name="Heading_20_6" text:outline-level="6"><draw:frame draw:style-name="fr1" draw:name="Bild103" text:anchor-type="paragraph" svg:y="0.347cm" svg:width="2.57cm" svg:height="2.17cm" draw:z-index="92"><draw:image xlink:href="Pictures/10000201000000920000007BDEA4B0FF2A5D2CB9.png" xlink:type="simple" xlink:show="embed" xlink:actuate="onLoad" draw:mime-type="image/png"/></draw:frame><text:bookmark-start text:name="__RefHeading___Toc3325_278071053"/><text:span text:style-name="T9">Base</text:span><text:span text:style-name="T10"> </text:span><text:span text:style-name="T8">Fill Type</text:span><text:span text:style-name="T15"> </text:span><text:bookmark-end text:name="__RefHeading___Toc3325_278071053"/></text:h>
      <text:p text:style-name="P61"><text:span text:style-name="T30">D</text:span><text:span text:style-name="T15">efines how the Base face is filled.<text:line-break/>Nothing means you have no base face.<text:line-break/>N-Gon means that the base face is an N-Gon face.<text:line-break/>Triangle Fan means that the base face is triangulated.</text:span></text:p>
      <text:h text:style-name="Heading_20_4" text:outline-level="4"><draw:frame draw:style-name="fr1" draw:name="Bild78" text:anchor-type="paragraph" svg:y="0.388cm" svg:width="4.45cm" svg:height="6.04cm" draw:z-index="75"><draw:image xlink:href="Pictures/100002010000010700000165C806B0231FBABFB0.png" xlink:type="simple" xlink:show="embed" xlink:actuate="onLoad" draw:mime-type="image/png"/></draw:frame><text:bookmark-start text:name="__RefHeading___Toc869_1408617481121"/>Last Operator Add <text:span text:style-name="T19">Cone</text:span> Panel<text:bookmark-end text:name="__RefHeading___Toc869_1408617481121"/></text:h>
      <text:p text:style-name="P30"><text:span text:style-name="T8">Vertices</text:span> <text:span text:style-name="T15">defines of how much vertices the circle is made.</text:span><text:line-break/><text:span text:style-name="T8">Radius</text:span><text:span text:style-name="T9"> 1</text:span> <text:span text:style-name="T15">defines the base radius of the Cone.<text:line-break/></text:span><text:span text:style-name="T8">Radius</text:span><text:span text:style-name="T9"> 2</text:span> <text:span text:style-name="T15">defines the top radius of the Cone.</text:span><text:line-break/><text:span text:style-name="T10">Depth</text:span><text:span text:style-name="T16"> defines the length of the Cone.</text:span></text:p>
      <text:p text:style-name="P30"/>
      <text:p text:style-name="P30"/>
      <text:p text:style-name="P30"/>
      <text:p text:style-name="P30"><text:soft-page-break/></text:p>
      <text:p text:style-name="P30"><draw:frame draw:style-name="fr1" draw:name="Bild77" text:anchor-type="paragraph" svg:y="1.175cm" svg:width="2.57cm" svg:height="2.17cm" draw:z-index="74"><draw:image xlink:href="Pictures/10000201000000920000007BDEA4B0FF2A5D2CB9.png" xlink:type="simple" xlink:show="embed" xlink:actuate="onLoad" draw:mime-type="image/png"/></draw:frame><text:line-break/><text:span text:style-name="T9">Base</text:span><text:span text:style-name="T10"> </text:span><text:span text:style-name="T8">Fill Type</text:span><text:span text:style-name="T15"> defines how the Base face is filled.<text:line-break/><text:tab/>- Nothing means you have no base face.<text:line-break/><text:tab/>- N-Gon means that the base face is an N-Gon face.<text:line-break/><text:tab/>- Triangle Fan means that the base face is triangulated.</text:span><text:line-break/><text:span text:style-name="T6">Generate UV's</text:span> creates UV's for this primitive<text:span text:style-name="T5">.</text:span><text:line-break/><text:span text:style-name="T6">Align to view </text:span><text:span text:style-name="T17">aligns the geometry to the chosen view. World, View or 3D cursor.</text:span><text:line-break/><text:span text:style-name="T6">Location</text:span> defines the location of the <text:span text:style-name="T18">Cone.</text:span><text:line-break/><text:span text:style-name="T6">Rotation</text:span> defines the rotation of the <text:span text:style-name="T18">Cone.</text:span></text:p>
      <text:p text:style-name="Horizontal_20_Line"/>
      <text:h text:style-name="Heading_20_3" text:outline-level="3"><draw:frame draw:style-name="fr1" draw:name="Bild91" text:anchor-type="paragraph" svg:y="0.4cm" svg:width="3.371cm" svg:height="6.759cm" draw:z-index="86"><draw:image xlink:href="Pictures/10000201000000C70000018F98B93E6696E5C3B9.png" xlink:type="simple" xlink:show="embed" xlink:actuate="onLoad" draw:mime-type="image/png"/></draw:frame><text:bookmark-start text:name="__RefHeading___Toc4300_1966632384"/>Add Cylinder<text:bookmark-end text:name="__RefHeading___Toc4300_1966632384"/></text:h>
      <text:p text:style-name="P29">Adds a cylinder primitive.</text:p>
      <text:h text:style-name="P57" text:outline-level="4"><text:bookmark-start text:name="__RefHeading___Toc2296_2586055211"/>Tool Settings<text:bookmark-end text:name="__RefHeading___Toc2296_2586055211"/></text:h>
      <text:p text:style-name="P31"/>
      <text:p text:style-name="P31"/>
      <text:p text:style-name="P31"/>
      <text:p text:style-name="P31"/>
      <text:p text:style-name="P31"/>
      <text:h text:style-name="P77" text:outline-level="5"><text:bookmark-start text:name="__RefHeading___Toc4318_19666323842"/>Depth <text:bookmark-end text:name="__RefHeading___Toc4318_19666323842"/></text:h>
      <text:h text:style-name="P81" text:outline-level="6"><draw:frame draw:style-name="fr2" draw:name="Bild92" text:anchor-type="paragraph" svg:x="15.46cm" svg:y="0.127cm" svg:width="3.24cm" svg:height="1.82cm" draw:z-index="87"><draw:image xlink:href="Pictures/10000201000000B8000000678F5C0516BAF97B56.png" xlink:type="simple" xlink:show="embed" xlink:actuate="onLoad" draw:mime-type="image/png"/></draw:frame><text:bookmark-start text:name="__RefHeading___Toc4320_19666323842"/>Position<text:bookmark-end text:name="__RefHeading___Toc4320_19666323842"/></text:h>
      <text:p text:style-name="P25">How to position the primitive.</text:p>
      <text:h text:style-name="P91" text:outline-level="7"><text:bookmark-start text:name="__RefHeading___Toc4322_19666323842"/>Surface<text:bookmark-end text:name="__RefHeading___Toc4322_19666323842"/></text:h>
      <text:p text:style-name="P25">Start placing on the surface. The 3d cursor acts as a fallback.</text:p>
      <text:h text:style-name="P91" text:outline-level="7"><text:bookmark-start text:name="__RefHeading___Toc4324_19666323842"/>3D Cursor Plane<text:bookmark-end text:name="__RefHeading___Toc4324_19666323842"/></text:h>
      <text:p text:style-name="P25">Start placement using a point that is projected at the selected axis at the 3d cursor position</text:p>
      <text:h text:style-name="P91" text:outline-level="7"><text:bookmark-start text:name="__RefHeading___Toc4326_19666323842"/>3D Cursor View<text:bookmark-end text:name="__RefHeading___Toc4326_19666323842"/></text:h>
      <text:p text:style-name="P25">Start placement using the mouse cursor projected onto the view plane.</text:p>
      <text:h text:style-name="P82" text:outline-level="6"><text:bookmark-start text:name="__RefHeading___Toc2814_2999943522"/>Orientation<text:bookmark-end text:name="__RefHeading___Toc2814_2999943522"/></text:h>
      <text:p text:style-name="P38"><draw:frame draw:style-name="fr1" draw:name="Bild107" text:anchor-type="paragraph" svg:y="0.028cm" svg:width="3.39cm" svg:height="2.101cm" draw:z-index="95"><draw:image xlink:href="Pictures/10000201000000C80000007C8DBA91437F1184AD.png" xlink:type="simple" xlink:show="embed" xlink:actuate="onLoad" draw:mime-type="image/png"/></draw:frame>In which orientation the new object to create. </text:p>
      <text:p text:style-name="P26"/>
      <text:p text:style-name="P26"/>
      <text:h text:style-name="P84" text:outline-level="6"><draw:frame draw:style-name="fr1" draw:name="Bild128" text:anchor-type="paragraph" svg:y="0.028cm" svg:width="1.88cm" svg:height="1.341cm" draw:z-index="119"><draw:image xlink:href="Pictures/100002010000006F0000004F38D1458AA047AF66.png" xlink:type="simple" xlink:show="embed" xlink:actuate="onLoad" draw:mime-type="image/png"/></draw:frame><text:bookmark-start text:name="__RefHeading___Toc3327_278071053"/>Snap To<text:bookmark-end text:name="__RefHeading___Toc3327_278071053"/></text:h>
      <text:p text:style-name="P52">The target for snapping. Geometry snaps to existing mesh geometry. Default snaps to the ground.</text:p>
      <text:h text:style-name="P84" text:outline-level="6"><draw:frame draw:style-name="fr1" draw:name="Bild90" text:anchor-type="paragraph" svg:y="0.446cm" svg:width="3.371cm" svg:height="0.42cm" draw:z-index="118"><draw:image xlink:href="Pictures/10000201000000C7000000195D2D98F2CDB6870D.png" xlink:type="simple" xlink:show="embed" xlink:actuate="onLoad" draw:mime-type="image/png"/></draw:frame><text:bookmark-start text:name="__RefHeading___Toc4328_196663238451"/><text:soft-page-break/>Plane Axis<text:bookmark-end text:name="__RefHeading___Toc4328_196663238451"/></text:h>
      <text:p text:style-name="P95">What plane axis to use.</text:p>
      <text:h text:style-name="P88" text:outline-level="6"><text:bookmark-start text:name="__RefHeading___Toc3706_646645427"/>Auto Axis<text:bookmark-end text:name="__RefHeading___Toc3706_646645427"/></text:h>
      <text:p text:style-name="P96">Select the closest axis when placing objects. Surface overrides.</text:p>
      <text:h text:style-name="P83" text:outline-level="6"><text:bookmark-start text:name="__RefHeading___Toc3506_3243327604"/>Base<text:bookmark-end text:name="__RefHeading___Toc3506_3243327604"/></text:h>
      <text:h text:style-name="P90" text:outline-level="7"><draw:frame draw:style-name="fr1" draw:name="Bild94" text:anchor-type="paragraph" svg:y="0.028cm" svg:width="3.33cm" svg:height="1.109cm" draw:z-index="127"><draw:image xlink:href="Pictures/10000201000000C5000000421C2933D6AA73A4D7.png" xlink:type="simple" xlink:show="embed" xlink:actuate="onLoad" draw:mime-type="image/png"/></draw:frame><text:bookmark-start text:name="__RefHeading___Toc523_3545106889121"/>Origin<text:bookmark-end text:name="__RefHeading___Toc523_3545106889121"/></text:h>
      <text:p text:style-name="P55">From where to scale<text:span text:style-name="T20"> the primitive. From one of its corners or from the center.</text:span></text:p>
      <text:h text:style-name="P90" text:outline-level="7"><text:bookmark-start text:name="__RefHeading___Toc3319_27807105321"/>Aspect<text:bookmark-end text:name="__RefHeading___Toc3319_27807105321"/></text:h>
      <text:p text:style-name="P53"><text:span text:style-name="T31">Scale uniformly or in drag direction</text:span>.</text:p>
      <text:h text:style-name="P79" text:outline-level="6"><text:bookmark-start text:name="__RefHeading___Toc3508_3243327604"/>Height<text:bookmark-end text:name="__RefHeading___Toc3508_3243327604"/></text:h>
      <text:h text:style-name="P90" text:outline-level="7"><draw:frame draw:style-name="fr1" draw:name="Bild126" text:anchor-type="paragraph" svg:y="0.028cm" svg:width="3.35cm" svg:height="1.229cm" draw:z-index="128"><draw:image xlink:href="Pictures/10000201000000C600000049D6673127DD92A544.png" xlink:type="simple" xlink:show="embed" xlink:actuate="onLoad" draw:mime-type="image/png"/></draw:frame><text:bookmark-start text:name="__RefHeading___Toc523_35451068891111"/>Origin<text:bookmark-end text:name="__RefHeading___Toc523_35451068891111"/></text:h>
      <text:p text:style-name="P55">From where to scale<text:span text:style-name="T20"> the primitive. From one of its corners or from the center.</text:span></text:p>
      <text:h text:style-name="P90" text:outline-level="7"><text:bookmark-start text:name="__RefHeading___Toc3319_278071053111"/>Aspect<text:bookmark-end text:name="__RefHeading___Toc3319_278071053111"/></text:h>
      <text:p text:style-name="P53"><text:span text:style-name="T31">Scale uniformly or in drag direction</text:span><text:span text:style-name="T30">.</text:span></text:p>
      <text:h text:style-name="P85" text:outline-level="6"><text:bookmark-start text:name="__RefHeading___Toc2298_2586055211"/>Vertices<text:bookmark-end text:name="__RefHeading___Toc2298_2586055211"/></text:h>
      <text:p text:style-name="P33">The number of vertices.</text:p>
      <text:p text:style-name="P22"><draw:frame draw:style-name="fr1" draw:name="Bild104" text:anchor-type="paragraph" svg:y="0.467cm" svg:width="2.57cm" svg:height="2.17cm" draw:z-index="93"><draw:image xlink:href="Pictures/10000201000000920000007BDEA4B0FF2A5D2CB9.png" xlink:type="simple" xlink:show="embed" xlink:actuate="onLoad" draw:mime-type="image/png"/></draw:frame><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p>
      <text:h text:style-name="Heading_20_4" text:outline-level="4"><draw:frame draw:style-name="fr2" draw:name="Bild80" text:anchor-type="paragraph" svg:x="13.981cm" svg:y="0.272cm" svg:width="4.761cm" svg:height="5.701cm" draw:z-index="77"><draw:image xlink:href="Pictures/10000201000001190000015186083504FD0F8AF7.png" xlink:type="simple" xlink:show="embed" xlink:actuate="onLoad" draw:mime-type="image/png"/></draw:frame><text:bookmark-start text:name="__RefHeading___Toc869_140861748112"/>Last Operator Add <text:span text:style-name="T15">Circle</text:span> Panel<text:bookmark-end text:name="__RefHeading___Toc869_140861748112"/></text:h>
      <text:p text:style-name="P21"><text:span text:style-name="T8">Vertices</text:span> <text:span text:style-name="T15">defines of how much vertices the circle is made.</text:span><text:line-break/><text:span text:style-name="T8">Radius</text:span> <text:span text:style-name="T15">defines the radius of the Cylinder.</text:span><text:line-break/><text:span text:style-name="T10">Depth</text:span><text:span text:style-name="T16"> defines the length of the Cylinder.</text:span></text:p>
      <text:p text:style-name="P21"/>
      <text:p text:style-name="P21"/>
      <text:p text:style-name="P21"/>
      <text:p text:style-name="P21"><draw:frame draw:style-name="fr1" draw:name="Bild79" text:anchor-type="paragraph" svg:y="0.914cm" svg:width="2.57cm" svg:height="2.17cm" draw:z-index="76"><draw:image xlink:href="Pictures/10000201000000920000007BDEA4B0FF2A5D2CB9.png" xlink:type="simple" xlink:show="embed" xlink:actuate="onLoad" draw:mime-type="image/png"/></draw:frame><text:line-break/><text:span text:style-name="T10">Cap </text:span><text:span text:style-name="T8">Fill Type</text:span><text:span text:style-name="T15"> defines how the cap face is filled.<text:line-break/><text:tab/>- Nothing means you have no face at the top and the bottom of the Cylinder.<text:line-break/><text:tab/>- N-Gon means that the cap face is an N-Gon face.<text:line-break/><text:tab/>- Triangle Fan means that the cap face is triangulated.</text:span><text:line-break/><text:span text:style-name="T6">Generate UV's</text:span> creates UV's for this primitive<text:span text:style-name="T5">.</text:span><text:line-break/><text:span text:style-name="T6">Align to view</text:span> aligns the geometry to the chosen view. World, View or 3D cursor.<text:line-break/><text:span text:style-name="T6">Location</text:span> defines the location of the <text:span text:style-name="T16">Cylinder.</text:span><text:line-break/><text:span text:style-name="T6">Rotation</text:span> defines the rotation of the <text:span text:style-name="T16">Cylinder.</text:span></text:p>
      <text:p text:style-name="Horizontal_20_Line"/>
      <text:h text:style-name="Heading_20_3" text:outline-level="3"><text:bookmark-start text:name="__RefHeading___Toc4302_1966632384"/><text:soft-page-break/>Add UV S<text:span text:style-name="T20">p</text:span>here<text:bookmark-end text:name="__RefHeading___Toc4302_1966632384"/></text:h>
      <text:p text:style-name="P29">Adds a UV sphere primitive.</text:p>
      <text:h text:style-name="P57" text:outline-level="4"><draw:frame draw:style-name="fr1" draw:name="Bild95" text:anchor-type="paragraph" svg:y="0.737cm" svg:width="3.39cm" svg:height="6.789cm" draw:z-index="88"><draw:image xlink:href="Pictures/10000201000000C800000191687BD54BC36103D0.png" xlink:type="simple" xlink:show="embed" xlink:actuate="onLoad" draw:mime-type="image/png"/></draw:frame><text:bookmark-start text:name="__RefHeading___Toc2300_2586055211"/>Tool Settings<text:bookmark-end text:name="__RefHeading___Toc2300_2586055211"/></text:h>
      <text:p text:style-name="P31"/>
      <text:p text:style-name="P31"/>
      <text:p text:style-name="P31"/>
      <text:p text:style-name="P31"/>
      <text:p text:style-name="P31"/>
      <text:p text:style-name="P31"/>
      <text:p text:style-name="P31"/>
      <text:h text:style-name="P77" text:outline-level="5"><text:bookmark-start text:name="__RefHeading___Toc4318_19666323843"/>Depth <text:bookmark-end text:name="__RefHeading___Toc4318_19666323843"/></text:h>
      <text:h text:style-name="P81" text:outline-level="6"><draw:frame draw:style-name="fr2" draw:name="Bild96" text:anchor-type="paragraph" svg:x="15.46cm" svg:y="0.127cm" svg:width="3.24cm" svg:height="1.82cm" draw:z-index="89"><draw:image xlink:href="Pictures/10000201000000B8000000678F5C0516BAF97B56.png" xlink:type="simple" xlink:show="embed" xlink:actuate="onLoad" draw:mime-type="image/png"/></draw:frame><text:bookmark-start text:name="__RefHeading___Toc4320_19666323843"/>Position<text:bookmark-end text:name="__RefHeading___Toc4320_19666323843"/></text:h>
      <text:p text:style-name="P25">How to position the primitive.</text:p>
      <text:h text:style-name="P91" text:outline-level="7"><text:bookmark-start text:name="__RefHeading___Toc4322_19666323843"/>Surface<text:bookmark-end text:name="__RefHeading___Toc4322_19666323843"/></text:h>
      <text:p text:style-name="P25">Start placing on the surface. The 3d cursor acts as a fallback.</text:p>
      <text:h text:style-name="P91" text:outline-level="7"><text:bookmark-start text:name="__RefHeading___Toc4324_19666323843"/>3D Cursor Plane<text:bookmark-end text:name="__RefHeading___Toc4324_19666323843"/></text:h>
      <text:p text:style-name="P25">Start placement using a point that is projected at the selected axis at the 3d cursor position</text:p>
      <text:h text:style-name="P91" text:outline-level="7"><text:bookmark-start text:name="__RefHeading___Toc4326_19666323843"/>3D Cursor View<text:bookmark-end text:name="__RefHeading___Toc4326_19666323843"/></text:h>
      <text:p text:style-name="P25">Start placement using the mouse cursor projected onto the view plane.</text:p>
      <text:h text:style-name="P82" text:outline-level="6"><text:bookmark-start text:name="__RefHeading___Toc2816_2999943522"/>Orientation<text:bookmark-end text:name="__RefHeading___Toc2816_2999943522"/></text:h>
      <text:p text:style-name="P38"><draw:frame draw:style-name="fr1" draw:name="Bild108" text:anchor-type="paragraph" svg:y="0.028cm" svg:width="3.39cm" svg:height="2.101cm" draw:z-index="96"><draw:image xlink:href="Pictures/10000201000000C80000007C8DBA91437F1184AD.png" xlink:type="simple" xlink:show="embed" xlink:actuate="onLoad" draw:mime-type="image/png"/></draw:frame>In which orientation the new object to create. </text:p>
      <text:p text:style-name="P26"/>
      <text:p text:style-name="P41"/>
      <text:h text:style-name="P84" text:outline-level="6"><draw:frame draw:style-name="fr1" draw:name="Bild130" text:anchor-type="paragraph" svg:y="0.028cm" svg:width="1.88cm" svg:height="1.341cm" draw:z-index="121"><draw:image xlink:href="Pictures/100002010000006F0000004F38D1458AA047AF66.png" xlink:type="simple" xlink:show="embed" xlink:actuate="onLoad" draw:mime-type="image/png"/></draw:frame><text:bookmark-start text:name="__RefHeading___Toc3331_278071053"/>Snap To<text:bookmark-end text:name="__RefHeading___Toc3331_278071053"/></text:h>
      <text:p text:style-name="P52">The target for snapping. Geometry snaps to existing mesh geometry. Default snaps to the ground.</text:p>
      <text:h text:style-name="P84" text:outline-level="6"><draw:frame draw:style-name="fr1" draw:name="Bild98" text:anchor-type="paragraph" svg:y="0.446cm" svg:width="3.371cm" svg:height="0.42cm" draw:z-index="120"><draw:image xlink:href="Pictures/10000201000000C7000000195D2D98F2CDB6870D.png" xlink:type="simple" xlink:show="embed" xlink:actuate="onLoad" draw:mime-type="image/png"/></draw:frame><text:bookmark-start text:name="__RefHeading___Toc4328_1966632384511"/>Plane Axis<text:bookmark-end text:name="__RefHeading___Toc4328_1966632384511"/></text:h>
      <text:p text:style-name="P95">What plane axis to use.</text:p>
      <text:h text:style-name="P88" text:outline-level="6"><text:bookmark-start text:name="__RefHeading___Toc3708_646645427"/>Auto Axis<text:bookmark-end text:name="__RefHeading___Toc3708_646645427"/></text:h>
      <text:p text:style-name="P96">Select the closest axis when placing objects. Surface overrides.</text:p>
      <text:h text:style-name="P86" text:outline-level="6"><text:bookmark-start text:name="__RefHeading___Toc3510_3243327604"/>Base<text:bookmark-end text:name="__RefHeading___Toc3510_3243327604"/></text:h>
      <text:h text:style-name="P92" text:outline-level="7"><draw:frame draw:style-name="fr1" draw:name="Bild129" text:anchor-type="paragraph" svg:y="0.028cm" svg:width="3.33cm" svg:height="1.109cm" draw:z-index="129"><draw:image xlink:href="Pictures/10000201000000C5000000421C2933D6AA73A4D7.png" xlink:type="simple" xlink:show="embed" xlink:actuate="onLoad" draw:mime-type="image/png"/></draw:frame><text:bookmark-start text:name="__RefHeading___Toc523_35451068891211"/>Origin<text:bookmark-end text:name="__RefHeading___Toc523_35451068891211"/></text:h>
      <text:p text:style-name="P56">From where to scale<text:span text:style-name="T20"> the primitive. From one of its corners or from the center.</text:span></text:p>
      <text:h text:style-name="P92" text:outline-level="7"><text:bookmark-start text:name="__RefHeading___Toc3319_278071053211"/><text:soft-page-break/>Aspect<text:bookmark-end text:name="__RefHeading___Toc3319_278071053211"/></text:h>
      <text:p text:style-name="P54"><text:span text:style-name="T31">Scale uniformly or in drag direction</text:span>.</text:p>
      <text:h text:style-name="P80" text:outline-level="6"><text:bookmark-start text:name="__RefHeading___Toc3512_3243327604"/>Height<text:bookmark-end text:name="__RefHeading___Toc3512_3243327604"/></text:h>
      <text:h text:style-name="P92" text:outline-level="7"><draw:frame draw:style-name="fr1" draw:name="Bild133" text:anchor-type="paragraph" svg:y="0.028cm" svg:width="3.35cm" svg:height="1.229cm" draw:z-index="130"><draw:image xlink:href="Pictures/10000201000000C600000049D6673127DD92A544.png" xlink:type="simple" xlink:show="embed" xlink:actuate="onLoad" draw:mime-type="image/png"/></draw:frame><text:bookmark-start text:name="__RefHeading___Toc523_354510688911111"/>Origin<text:bookmark-end text:name="__RefHeading___Toc523_354510688911111"/></text:h>
      <text:p text:style-name="P56">From where to scale<text:span text:style-name="T20"> the primitive. From one of its corners or from the center.</text:span></text:p>
      <text:h text:style-name="P92" text:outline-level="7"><text:bookmark-start text:name="__RefHeading___Toc3319_2780710531111"/>Aspect<text:bookmark-end text:name="__RefHeading___Toc3319_2780710531111"/></text:h>
      <text:p text:style-name="P54"><text:span text:style-name="T31">Scale uniformly or in drag direction</text:span><text:span text:style-name="T30">.</text:span></text:p>
      <text:h text:style-name="Heading_20_6" text:outline-level="6"><text:bookmark-start text:name="__RefHeading___Toc2302_2586055211"/>Segments<text:bookmark-end text:name="__RefHeading___Toc2302_2586055211"/></text:h>
      <text:p text:style-name="P34">Defines of how much segments the sphere has vertically.</text:p>
      <text:h text:style-name="Heading_20_6" text:outline-level="6"><text:bookmark-start text:name="__RefHeading___Toc2304_2586055211"/>Rings<text:bookmark-end text:name="__RefHeading___Toc2304_2586055211"/></text:h>
      <text:p text:style-name="P34">D<text:span text:style-name="T14">efines how much rings the sphere has horizontally.</text:span></text:p>
      <text:h text:style-name="Heading_20_4" text:outline-level="4"><draw:frame draw:style-name="fr2" draw:name="Bild81" text:anchor-type="paragraph" svg:x="13.981cm" svg:y="0.474cm" svg:width="4.74cm" svg:height="5.279cm" draw:z-index="78"><draw:image xlink:href="Pictures/1000020100000118000001386727AA8CAAD6CD92.png" xlink:type="simple" xlink:show="embed" xlink:actuate="onLoad" draw:mime-type="image/png"/></draw:frame><text:bookmark-start text:name="__RefHeading___Toc869_140861748111"/>Last Operator Add <text:span text:style-name="T21">UV Sphere</text:span> Panel<text:bookmark-end text:name="__RefHeading___Toc869_140861748111"/></text:h>
      <text:p text:style-name="P23"><text:span text:style-name="T11">Segments</text:span><text:span text:style-name="T14"> defines of how much segments the sphere has vertically.<text:line-break/></text:span><text:span text:style-name="T11">Rings</text:span><text:span text:style-name="T14"> defines how much rings the sphere has horizontally.<text:line-break/></text:span><text:span text:style-name="T11">Size</text:span><text:span text:style-name="T14"> defines the radius of the UV Sphere.<text:line-break/></text:span><text:span text:style-name="T7">Generate UV's</text:span><text:span text:style-name="T14"> creates UV's for this primitive.<text:line-break/></text:span><text:span text:style-name="T7">Align to view</text:span><text:span text:style-name="T14"> aligns the geometry to the chosen view. World, View or 3D cursor.<text:line-break/></text:span><text:span text:style-name="T7">Location</text:span><text:span text:style-name="T14"> defines the location of the Sphere.<text:line-break/></text:span><text:span text:style-name="T7">Rotation</text:span><text:span text:style-name="T14"> defines the rotation of the Sphere.</text:span></text:p>
      <text:p text:style-name="P23"/>
      <text:p text:style-name="P15"/>
      <text:h text:style-name="Heading_20_3" text:outline-level="3"><text:bookmark-start text:name="__RefHeading___Toc4304_1966632384"/>Add Icosphere<text:bookmark-end text:name="__RefHeading___Toc4304_1966632384"/></text:h>
      <text:p text:style-name="P29"><draw:frame draw:style-name="fr1" draw:name="Bild99" text:anchor-type="paragraph" svg:y="0.434cm" svg:width="3.44cm" svg:height="6.399cm" draw:z-index="90"><draw:image xlink:href="Pictures/10000201000000CB0000017A329165BAD5DAFD42.png" xlink:type="simple" xlink:show="embed" xlink:actuate="onLoad" draw:mime-type="image/png"/></draw:frame>Adds an icosphere primitive.</text:p>
      <text:h text:style-name="P57" text:outline-level="4"><text:bookmark-start text:name="__RefHeading___Toc2306_2586055211"/>Tool Settings<text:bookmark-end text:name="__RefHeading___Toc2306_2586055211"/></text:h>
      <text:p text:style-name="P31"/>
      <text:p text:style-name="P31"/>
      <text:p text:style-name="P31"/>
      <text:p text:style-name="P31"/>
      <text:p text:style-name="P31"/>
      <text:p text:style-name="P31"/>
      <text:h text:style-name="P77" text:outline-level="5"><text:bookmark-start text:name="__RefHeading___Toc4318_19666323844"/>Depth <text:bookmark-end text:name="__RefHeading___Toc4318_19666323844"/></text:h>
      <text:h text:style-name="P81" text:outline-level="6"><draw:frame draw:style-name="fr2" draw:name="Bild100" text:anchor-type="paragraph" svg:x="15.46cm" svg:y="0.127cm" svg:width="3.24cm" svg:height="1.82cm" draw:z-index="91"><draw:image xlink:href="Pictures/10000201000000B8000000678F5C0516BAF97B56.png" xlink:type="simple" xlink:show="embed" xlink:actuate="onLoad" draw:mime-type="image/png"/></draw:frame><text:bookmark-start text:name="__RefHeading___Toc4320_19666323844"/>Position<text:bookmark-end text:name="__RefHeading___Toc4320_19666323844"/></text:h>
      <text:p text:style-name="P25">How to position the primitive.</text:p>
      <text:h text:style-name="P91" text:outline-level="7"><text:bookmark-start text:name="__RefHeading___Toc4322_19666323844"/><text:soft-page-break/>Surface<text:bookmark-end text:name="__RefHeading___Toc4322_19666323844"/></text:h>
      <text:p text:style-name="P25">Start placing on the surface. The 3d cursor acts as a fallback.</text:p>
      <text:h text:style-name="P91" text:outline-level="7"><text:bookmark-start text:name="__RefHeading___Toc4324_19666323844"/>3D Cursor Plane<text:bookmark-end text:name="__RefHeading___Toc4324_19666323844"/></text:h>
      <text:p text:style-name="P25">Start placement using a point that is projected at the selected axis at the 3d cursor position</text:p>
      <text:h text:style-name="P91" text:outline-level="7"><text:bookmark-start text:name="__RefHeading___Toc4326_19666323844"/>3D Cursor View<text:bookmark-end text:name="__RefHeading___Toc4326_19666323844"/></text:h>
      <text:p text:style-name="P25">Start placement using the mouse cursor projected onto the view plane.</text:p>
      <text:h text:style-name="P87" text:outline-level="6"><text:bookmark-start text:name="__RefHeading___Toc2818_2999943522"/>Orientation<text:bookmark-end text:name="__RefHeading___Toc2818_2999943522"/></text:h>
      <text:p text:style-name="P39"><draw:frame draw:style-name="fr1" draw:name="Bild109" text:anchor-type="paragraph" svg:y="0.028cm" svg:width="3.39cm" svg:height="2.101cm" draw:z-index="97"><draw:image xlink:href="Pictures/10000201000000C80000007C8DBA91437F1184AD.png" xlink:type="simple" xlink:show="embed" xlink:actuate="onLoad" draw:mime-type="image/png"/></draw:frame>In which orientation the new object to create. </text:p>
      <text:p text:style-name="P27"/>
      <text:p text:style-name="P42"/>
      <text:h text:style-name="P84" text:outline-level="6"><draw:frame draw:style-name="fr1" draw:name="Bild132" text:anchor-type="paragraph" svg:y="0.028cm" svg:width="1.88cm" svg:height="1.341cm" draw:z-index="123"><draw:image xlink:href="Pictures/100002010000006F0000004F38D1458AA047AF66.png" xlink:type="simple" xlink:show="embed" xlink:actuate="onLoad" draw:mime-type="image/png"/></draw:frame><text:bookmark-start text:name="__RefHeading___Toc3335_278071053"/>Snap To<text:bookmark-end text:name="__RefHeading___Toc3335_278071053"/></text:h>
      <text:p text:style-name="P52">The target for snapping. Geometry snaps to existing mesh geometry. Default snaps to the ground.</text:p>
      <text:h text:style-name="P84" text:outline-level="6"><draw:frame draw:style-name="fr1" draw:name="Bild102" text:anchor-type="paragraph" svg:y="0.446cm" svg:width="3.371cm" svg:height="0.42cm" draw:z-index="122"><draw:image xlink:href="Pictures/10000201000000C7000000195D2D98F2CDB6870D.png" xlink:type="simple" xlink:show="embed" xlink:actuate="onLoad" draw:mime-type="image/png"/></draw:frame><text:bookmark-start text:name="__RefHeading___Toc4328_19666323845111"/>Plane Axis<text:bookmark-end text:name="__RefHeading___Toc4328_19666323845111"/></text:h>
      <text:p text:style-name="P95">What plane axis to use.</text:p>
      <text:h text:style-name="P89" text:outline-level="6"><text:bookmark-start text:name="__RefHeading___Toc3710_646645427"/>Auto Axis<text:bookmark-end text:name="__RefHeading___Toc3710_646645427"/></text:h>
      <text:p text:style-name="P97">Select the closest axis when placing objects. Surface overrides.</text:p>
      <text:h text:style-name="P86" text:outline-level="6"><text:bookmark-start text:name="__RefHeading___Toc3514_3243327604"/>Base<text:bookmark-end text:name="__RefHeading___Toc3514_3243327604"/></text:h>
      <text:h text:style-name="P92" text:outline-level="7"><draw:frame draw:style-name="fr1" draw:name="Bild131" text:anchor-type="paragraph" svg:y="0.028cm" svg:width="3.33cm" svg:height="1.109cm" draw:z-index="131"><draw:image xlink:href="Pictures/10000201000000C5000000421C2933D6AA73A4D7.png" xlink:type="simple" xlink:show="embed" xlink:actuate="onLoad" draw:mime-type="image/png"/></draw:frame><text:bookmark-start text:name="__RefHeading___Toc523_35451068891212"/>Origin<text:bookmark-end text:name="__RefHeading___Toc523_35451068891212"/></text:h>
      <text:p text:style-name="P56">From where to scale<text:span text:style-name="T20"> the primitive. From one of its corners or from the center.</text:span></text:p>
      <text:h text:style-name="P92" text:outline-level="7"><text:bookmark-start text:name="__RefHeading___Toc3319_278071053212"/>Aspect<text:bookmark-end text:name="__RefHeading___Toc3319_278071053212"/></text:h>
      <text:p text:style-name="P54"><text:span text:style-name="T31">Scale uniformly or in drag direction</text:span>.</text:p>
      <text:h text:style-name="P80" text:outline-level="6"><text:bookmark-start text:name="__RefHeading___Toc3516_3243327604"/>Height<text:bookmark-end text:name="__RefHeading___Toc3516_3243327604"/></text:h>
      <text:h text:style-name="P92" text:outline-level="7"><draw:frame draw:style-name="fr1" draw:name="Bild134" text:anchor-type="paragraph" svg:y="0.028cm" svg:width="3.35cm" svg:height="1.229cm" draw:z-index="132"><draw:image xlink:href="Pictures/10000201000000C600000049D6673127DD92A544.png" xlink:type="simple" xlink:show="embed" xlink:actuate="onLoad" draw:mime-type="image/png"/></draw:frame><text:bookmark-start text:name="__RefHeading___Toc523_354510688911112"/>Origin<text:bookmark-end text:name="__RefHeading___Toc523_354510688911112"/></text:h>
      <text:p text:style-name="P56">From where to scale<text:span text:style-name="T20"> the primitive. From one of its corners or from the center.</text:span></text:p>
      <text:h text:style-name="P92" text:outline-level="7"><text:bookmark-start text:name="__RefHeading___Toc3319_2780710531112"/>Aspect<text:bookmark-end text:name="__RefHeading___Toc3319_2780710531112"/></text:h>
      <text:p text:style-name="P54"><text:span text:style-name="T31">Scale uniformly or in drag direction</text:span><text:span text:style-name="T30">.</text:span></text:p>
      <text:h text:style-name="Heading_20_6" text:outline-level="6"><text:bookmark-start text:name="__RefHeading___Toc2308_2586055211"/>Subdivisions<text:bookmark-end text:name="__RefHeading___Toc2308_2586055211"/></text:h>
      <text:p text:style-name="P34"><draw:frame draw:style-name="fr1" draw:name="Bild82" text:anchor-type="paragraph" svg:y="0.457cm" svg:width="4.77cm" svg:height="4.941cm" draw:z-index="79"><draw:image xlink:href="Pictures/100002010000011A000001246B45D92E23E201D8.png" xlink:type="simple" xlink:show="embed" xlink:actuate="onLoad" draw:mime-type="image/png"/></draw:frame>The subdivision level of the Ico Sphere.</text:p>
      <text:h text:style-name="Heading_20_4" text:outline-level="4"><text:bookmark-start text:name="__RefHeading___Toc869_1408617481111"/>Last Operator Add <text:span text:style-name="T22">Ico Sphere</text:span> Panel<text:bookmark-end text:name="__RefHeading___Toc869_1408617481111"/></text:h>
      <text:p text:style-name="P20"><text:span text:style-name="T12">Subdivisions</text:span> defines <text:span text:style-name="T22">the subdivision level of the Ico Sphere.</text:span><text:line-break/><text:span text:style-name="T11">Size</text:span> defines the radius of the <text:span text:style-name="T22">Ico Sphere.</text:span><text:line-break/><text:span text:style-name="T6">Generate UV's</text:span> creates UV's for this primitive<text:span text:style-name="T5">.</text:span><text:line-break/><text:span text:style-name="T6">Align to view</text:span> aligns the geometry to the chosen view. World, View or 3D cursor.<text:line-break/><text:soft-page-break/><text:span text:style-name="T6">Location</text:span> defines the location of the Sphere<text:span text:style-name="T5">.</text:span><text:line-break/><text:span text:style-name="T6">Rotation</text:span> defines the rotation of the Sphere<text:span text:style-name="T5">.</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e999"/>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2ab87c2" style:font-size-asian="10pt" style:font-size-complex="10pt"/>
    </style:style>
    <style:style style:name="MT3" style:family="text">
      <style:text-properties fo:font-size="10pt" officeooo:rsid="027a6a77"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7.</text:span><text:span text:style-name="MT2">2</text:span><text:span text:style-name="MT3">.1</text:span><text:span text:style-name="MT1"> Editors - 3D View - Tool Shelf</text:span><text:span text:style-name="MT3"> - Object Mode</text:span></text:p>
      </style:header>
      <style:footer>
        <text:p text:style-name="MP2"><text:page-number text:select-page="current">32</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5:31.464000000</meta:creation-date>
    <dc:title>standard1cm</dc:title>
    <meta:editing-duration>P5DT10H20M42S</meta:editing-duration>
    <meta:editing-cycles>625</meta:editing-cycles>
    <meta:generator>LibreOffice/7.0.4.2$Windows_X86_64 LibreOffice_project/dcf040e67528d9187c66b2379df5ea4407429775</meta:generator>
    <dc:date>2021-01-31T12:47:11.116000000</dc:date>
    <meta:document-statistic meta:table-count="8" meta:image-count="133" meta:object-count="0" meta:page-count="32" meta:paragraph-count="754" meta:word-count="5384" meta:character-count="30530" meta:non-whitespace-character-count="25869"/>
    <meta:template xlink:type="simple" xlink:actuate="onRequest" xlink:title="standard1cm" xlink:href="../../../AppData/Roaming/LibreOffice/4/user/template/standard1cm.ott" meta:date="2016-03-29T10:15:31.334000000"/>
  </office:meta>
</office:document-meta>
</file>